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ackground-color="#ffffff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11"/>
    <style:style style:name="ce13" style:family="table-cell" style:parent-style-name="Default" style:data-style-name="N111">
      <style:table-cell-properties fo:background-color="#ffffff"/>
    </style:style>
    <style:style style:name="ce3" style:family="table-cell" style:parent-style-name="Default" style:data-style-name="N61"/>
    <style:style style:name="ce10" style:family="table-cell" style:parent-style-name="Default" style:data-style-name="N111">
      <style:table-cell-properties fo:background-color="#ff0000"/>
    </style:style>
    <style:style style:name="ce11" style:family="table-cell" style:parent-style-name="Default" style:data-style-name="N111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pled1" table:style-name="ta1">
        <table:shapes>
          <draw:frame draw:z-index="0" draw:style-name="gr1" draw:text-style-name="P1" svg:width="16.022cm" svg:height="9.004cm" svg:x="26.399cm" svg:y="1.355cm">
            <draw:object draw:notify-on-update-of-ranges="coupled1.A9:coupled1.A58 coupled1.E8:coupled1.E8 coupled1.E9:coupled1.E58 coupled1.A9:coupled1.A58 coupled1.F8:coupled1.F8 coupled1.F9:coupled1.F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% Steady-state, cylinder geometry, heat-diffusion coupled calculation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One neutron energy group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Reactor thermal power = 0.0 W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Constant thermal conductivity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Heat boundary condition: T(L) = T2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Diffusion boundary condition: zero incoming flux at the boundary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</text:p>
          </table:table-cell>
          <table:table-cell table:style-name="ce6" office:value-type="string" calcext:value-type="string">
            <text:p>Almost</text:p>
          </table:table-cell>
          <table:table-cell table:style-name="Default"/>
          <table:table-cell table:style-name="Default" office:value-type="string" calcext:value-type="string">
            <text:p>Rel Error %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.00000E+00</text:p>
          </table:table-cell>
          <table:table-cell table:style-name="ce1" office:value-type="float" office:value="0.0741716" calcext:value-type="float">
            <text:p>7.41716E-02</text:p>
          </table:table-cell>
          <table:table-cell office:value-type="float" office:value="12.56637" calcext:value-type="float">
            <text:p>1.25664E+01</text:p>
          </table:table-cell>
          <table:table-cell table:formula="of:=[.B9]/[.C9]" office:value-type="float" office:value="0.00590238867708018" calcext:value-type="float">
            <text:p>5.90239E-03</text:p>
          </table:table-cell>
          <table:table-cell table:formula="of:=[.D9]/[.$D$60]" office:value-type="float" office:value="0.0321332224846816" calcext:value-type="float">
            <text:p>3.21332E-02</text:p>
          </table:table-cell>
          <table:table-cell office:value-type="float" office:value="0.03207819" calcext:value-type="float">
            <text:p>3.20782E-02</text:p>
          </table:table-cell>
          <table:table-cell table:style-name="Default"/>
          <table:table-cell table:style-name="Default" table:formula="of:=100*([.E9]-[.F9])/[.E9]" office:value-type="float" office:value="0.171263509932248" calcext:value-type="float">
            <text:p>0.171263509932248</text:p>
          </table:table-cell>
          <table:table-cell table:number-columns-repeated="5"/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221851" calcext:value-type="float">
            <text:p>2.21851E-01</text:p>
          </table:table-cell>
          <table:table-cell office:value-type="float" office:value="37.69911" calcext:value-type="float">
            <text:p>3.76991E+01</text:p>
          </table:table-cell>
          <table:table-cell table:formula="of:=[.B10]/[.C10]" office:value-type="float" office:value="0.00588478083434861" calcext:value-type="float">
            <text:p>5.88478E-03</text:p>
          </table:table-cell>
          <table:table-cell table:formula="of:=[.D10]/[.$D$60]" office:value-type="float" office:value="0.0320373635436793" calcext:value-type="float">
            <text:p>3.20374E-02</text:p>
          </table:table-cell>
          <table:table-cell office:value-type="float" office:value="0.03204246" calcext:value-type="float">
            <text:p>3.20425E-02</text:p>
          </table:table-cell>
          <table:table-cell table:style-name="Default"/>
          <table:table-cell table:style-name="Default" table:formula="of:=100*([.E10]-[.F10])/[.E10]" office:value-type="float" office:value="-0.0159078518234386" calcext:value-type="float">
            <text:p>-0.015907851823439</text:p>
          </table:table-cell>
          <table:table-cell table:number-columns-repeated="5"/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36925" calcext:value-type="float">
            <text:p>3.69250E-01</text:p>
          </table:table-cell>
          <table:table-cell office:value-type="float" office:value="62.83185" calcext:value-type="float">
            <text:p>6.28319E+01</text:p>
          </table:table-cell>
          <table:table-cell table:formula="of:=[.B11]/[.C11]" office:value-type="float" office:value="0.00587679656097982" calcext:value-type="float">
            <text:p>5.87680E-03</text:p>
          </table:table-cell>
          <table:table-cell table:formula="of:=[.D11]/[.$D$60]" office:value-type="float" office:value="0.0319938963227669" calcext:value-type="float">
            <text:p>3.19939E-02</text:p>
          </table:table-cell>
          <table:table-cell office:value-type="float" office:value="0.03197105" calcext:value-type="float">
            <text:p>3.19711E-02</text:p>
          </table:table-cell>
          <table:table-cell table:style-name="Default"/>
          <table:table-cell table:style-name="Default" table:formula="of:=100*([.E11]-[.F11])/[.E11]" office:value-type="float" office:value="0.0714083790745586" calcext:value-type="float">
            <text:p>0.071408379074559</text:p>
          </table:table-cell>
          <table:table-cell table:number-columns-repeated="5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516978" calcext:value-type="float">
            <text:p>5.16978E-01</text:p>
          </table:table-cell>
          <table:table-cell office:value-type="float" office:value="87.96459" calcext:value-type="float">
            <text:p>8.79646E+01</text:p>
          </table:table-cell>
          <table:table-cell table:formula="of:=[.B12]/[.C12]" office:value-type="float" office:value="0.00587711487088157" calcext:value-type="float">
            <text:p>5.87711E-03</text:p>
          </table:table-cell>
          <table:table-cell table:formula="of:=[.D12]/[.$D$60]" office:value-type="float" office:value="0.0319956292352285" calcext:value-type="float">
            <text:p>3.19956E-02</text:p>
          </table:table-cell>
          <table:table-cell office:value-type="float" office:value="0.03186409" calcext:value-type="float">
            <text:p>3.18641E-02</text:p>
          </table:table-cell>
          <table:table-cell table:style-name="Default"/>
          <table:table-cell table:style-name="Default" table:formula="of:=100*([.E12]-[.F12])/[.E12]" office:value-type="float" office:value="0.411116262979092" calcext:value-type="float">
            <text:p>0.411116262979092</text:p>
          </table:table-cell>
          <table:table-cell table:number-columns-repeated="5"/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659383" calcext:value-type="float">
            <text:p>6.59383E-01</text:p>
          </table:table-cell>
          <table:table-cell office:value-type="float" office:value="113.0973" calcext:value-type="float">
            <text:p>1.13097E+02</text:p>
          </table:table-cell>
          <table:table-cell table:formula="of:=[.B13]/[.C13]" office:value-type="float" office:value="0.00583022760048206" calcext:value-type="float">
            <text:p>5.83023E-03</text:p>
          </table:table-cell>
          <table:table-cell table:formula="of:=[.D13]/[.$D$60]" office:value-type="float" office:value="0.0317403700217346" calcext:value-type="float">
            <text:p>3.17404E-02</text:p>
          </table:table-cell>
          <table:table-cell office:value-type="float" office:value="0.03172176" calcext:value-type="float">
            <text:p>3.17218E-02</text:p>
          </table:table-cell>
          <table:table-cell table:style-name="Default"/>
          <table:table-cell table:style-name="Default" table:formula="of:=100*([.E13]-[.F13])/[.E13]" office:value-type="float" office:value="0.0586320251524473" calcext:value-type="float">
            <text:p>0.058632025152447</text:p>
          </table:table-cell>
          <table:table-cell table:number-columns-repeated="5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795583" calcext:value-type="float">
            <text:p>7.95583E-01</text:p>
          </table:table-cell>
          <table:table-cell office:value-type="float" office:value="138.2301" calcext:value-type="float">
            <text:p>1.38230E+02</text:p>
          </table:table-cell>
          <table:table-cell table:formula="of:=[.B14]/[.C14]" office:value-type="float" office:value="0.00575549753635424" calcext:value-type="float">
            <text:p>5.75550E-03</text:p>
          </table:table-cell>
          <table:table-cell table:formula="of:=[.D14]/[.$D$60]" office:value-type="float" office:value="0.031333531721465" calcext:value-type="float">
            <text:p>3.13335E-02</text:p>
          </table:table-cell>
          <table:table-cell office:value-type="float" office:value="0.0315443" calcext:value-type="float">
            <text:p>3.15443E-02</text:p>
          </table:table-cell>
          <table:table-cell table:style-name="Default"/>
          <table:table-cell table:style-name="Default" table:formula="of:=100*([.E14]-[.F14])/[.E14]" office:value-type="float" office:value="-0.672660459754686" calcext:value-type="float">
            <text:p>-0.672660459754686</text:p>
          </table:table-cell>
          <table:table-cell table:number-columns-repeated="5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935175" calcext:value-type="float">
            <text:p>9.35175E-01</text:p>
          </table:table-cell>
          <table:table-cell office:value-type="float" office:value="163.3628" calcext:value-type="float">
            <text:p>1.63363E+02</text:p>
          </table:table-cell>
          <table:table-cell table:formula="of:=[.B15]/[.C15]" office:value-type="float" office:value="0.00572452847282245" calcext:value-type="float">
            <text:p>5.72453E-03</text:p>
          </table:table-cell>
          <table:table-cell table:formula="of:=[.D15]/[.$D$60]" office:value-type="float" office:value="0.0311649328942693" calcext:value-type="float">
            <text:p>3.11649E-02</text:p>
          </table:table-cell>
          <table:table-cell office:value-type="float" office:value="0.03133201" calcext:value-type="float">
            <text:p>3.13320E-02</text:p>
          </table:table-cell>
          <table:table-cell table:style-name="Default"/>
          <table:table-cell table:style-name="Default" table:formula="of:=100*([.E15]-[.F15])/[.E15]" office:value-type="float" office:value="-0.536106098150581" calcext:value-type="float">
            <text:p>-0.536106098150581</text:p>
          </table:table-cell>
          <table:table-cell table:number-columns-repeated="5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1.07126" calcext:value-type="float">
            <text:p>1.07126E+00</text:p>
          </table:table-cell>
          <table:table-cell office:value-type="float" office:value="188.4956" calcext:value-type="float">
            <text:p>1.88496E+02</text:p>
          </table:table-cell>
          <table:table-cell table:formula="of:=[.B16]/[.C16]" office:value-type="float" office:value="0.00568320958154991" calcext:value-type="float">
            <text:p>5.68321E-03</text:p>
          </table:table-cell>
          <table:table-cell table:formula="of:=[.D16]/[.$D$60]" office:value-type="float" office:value="0.0309399885202675" calcext:value-type="float">
            <text:p>3.09400E-02</text:p>
          </table:table-cell>
          <table:table-cell office:value-type="float" office:value="0.03108525" calcext:value-type="float">
            <text:p>3.10853E-02</text:p>
          </table:table-cell>
          <table:table-cell table:style-name="Default"/>
          <table:table-cell table:style-name="Default" table:formula="of:=100*([.E16]-[.F16])/[.E16]" office:value-type="float" office:value="-0.469494290979849" calcext:value-type="float">
            <text:p>-0.469494290979849</text:p>
          </table:table-cell>
          <table:table-cell table:number-columns-repeated="5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1.20262" calcext:value-type="float">
            <text:p>1.20262E+00</text:p>
          </table:table-cell>
          <table:table-cell office:value-type="float" office:value="213.6283" calcext:value-type="float">
            <text:p>2.13628E+02</text:p>
          </table:table-cell>
          <table:table-cell table:formula="of:=[.B17]/[.C17]" office:value-type="float" office:value="0.00562949758997286" calcext:value-type="float">
            <text:p>5.62950E-03</text:p>
          </table:table-cell>
          <table:table-cell table:formula="of:=[.D17]/[.$D$60]" office:value-type="float" office:value="0.0306475748095028" calcext:value-type="float">
            <text:p>3.06476E-02</text:p>
          </table:table-cell>
          <table:table-cell office:value-type="float" office:value="0.03080444" calcext:value-type="float">
            <text:p>3.08044E-02</text:p>
          </table:table-cell>
          <table:table-cell table:style-name="Default"/>
          <table:table-cell table:style-name="Default" table:formula="of:=100*([.E17]-[.F17])/[.E17]" office:value-type="float" office:value="-0.511835574175867" calcext:value-type="float">
            <text:p>-0.511835574175867</text:p>
          </table:table-cell>
          <table:table-cell table:number-columns-repeated="5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1.33152" calcext:value-type="float">
            <text:p>1.33152E+00</text:p>
          </table:table-cell>
          <table:table-cell office:value-type="float" office:value="238.761" calcext:value-type="float">
            <text:p>2.38761E+02</text:p>
          </table:table-cell>
          <table:table-cell table:formula="of:=[.B18]/[.C18]" office:value-type="float" office:value="0.00557679017930064" calcext:value-type="float">
            <text:p>5.57679E-03</text:p>
          </table:table-cell>
          <table:table-cell table:formula="of:=[.D18]/[.$D$60]" office:value-type="float" office:value="0.0303606301424566" calcext:value-type="float">
            <text:p>3.03606E-02</text:p>
          </table:table-cell>
          <table:table-cell office:value-type="float" office:value="0.03049005" calcext:value-type="float">
            <text:p>3.04901E-02</text:p>
          </table:table-cell>
          <table:table-cell table:style-name="Default"/>
          <table:table-cell table:style-name="Default" table:formula="of:=100*([.E18]-[.F18])/[.E18]" office:value-type="float" office:value="-0.426275268122398" calcext:value-type="float">
            <text:p>-0.426275268122398</text:p>
          </table:table-cell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1.45547" calcext:value-type="float">
            <text:p>1.45547E+00</text:p>
          </table:table-cell>
          <table:table-cell office:value-type="float" office:value="263.8938" calcext:value-type="float">
            <text:p>2.63894E+02</text:p>
          </table:table-cell>
          <table:table-cell table:formula="of:=[.B19]/[.C19]" office:value-type="float" office:value="0.00551536261935673" calcext:value-type="float">
            <text:p>5.51536E-03</text:p>
          </table:table-cell>
          <table:table-cell table:formula="of:=[.D19]/[.$D$60]" office:value-type="float" office:value="0.0300262120689682" calcext:value-type="float">
            <text:p>3.00262E-02</text:p>
          </table:table-cell>
          <table:table-cell office:value-type="float" office:value="0.03014262" calcext:value-type="float">
            <text:p>3.01426E-02</text:p>
          </table:table-cell>
          <table:table-cell table:style-name="Default"/>
          <table:table-cell table:style-name="Default" table:formula="of:=100*([.E19]-[.F19])/[.E19]" office:value-type="float" office:value="-0.387687700214827" calcext:value-type="float">
            <text:p>-0.387687700214827</text:p>
          </table:table-cell>
          <table:table-cell table:number-columns-repeated="5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1.57415" calcext:value-type="float">
            <text:p>1.57415E+00</text:p>
          </table:table-cell>
          <table:table-cell office:value-type="float" office:value="289.0265" calcext:value-type="float">
            <text:p>2.89027E+02</text:p>
          </table:table-cell>
          <table:table-cell table:formula="of:=[.B20]/[.C20]" office:value-type="float" office:value="0.00544638640401486" calcext:value-type="float">
            <text:p>5.44639E-03</text:p>
          </table:table-cell>
          <table:table-cell table:formula="of:=[.D20]/[.$D$60]" office:value-type="float" office:value="0.0296506983244501" calcext:value-type="float">
            <text:p>2.96507E-02</text:p>
          </table:table-cell>
          <table:table-cell office:value-type="float" office:value="0.02976272" calcext:value-type="float">
            <text:p>2.97627E-02</text:p>
          </table:table-cell>
          <table:table-cell table:style-name="Default"/>
          <table:table-cell table:style-name="Default" table:formula="of:=100*([.E20]-[.F20])/[.E20]" office:value-type="float" office:value="-0.377804510113446" calcext:value-type="float">
            <text:p>-0.377804510113446</text:p>
          </table:table-cell>
          <table:table-cell table:number-columns-repeated="5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1.68972" calcext:value-type="float">
            <text:p>1.68972E+00</text:p>
          </table:table-cell>
          <table:table-cell office:value-type="float" office:value="314.1593" calcext:value-type="float">
            <text:p>3.14159E+02</text:p>
          </table:table-cell>
          <table:table-cell table:formula="of:=[.B21]/[.C21]" office:value-type="float" office:value="0.00537854521575519" calcext:value-type="float">
            <text:p>5.37855E-03</text:p>
          </table:table-cell>
          <table:table-cell table:formula="of:=[.D21]/[.$D$60]" office:value-type="float" office:value="0.02928136378631" calcext:value-type="float">
            <text:p>2.92814E-02</text:p>
          </table:table-cell>
          <table:table-cell office:value-type="float" office:value="0.02935101" calcext:value-type="float">
            <text:p>2.93510E-02</text:p>
          </table:table-cell>
          <table:table-cell table:style-name="Default"/>
          <table:table-cell table:style-name="Default" table:formula="of:=100*([.E21]-[.F21])/[.E21]" office:value-type="float" office:value="-0.237851673160795" calcext:value-type="float">
            <text:p>-0.237851673160795</text:p>
          </table:table-cell>
          <table:table-cell table:number-columns-repeated="5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1.79782" calcext:value-type="float">
            <text:p>1.79782E+00</text:p>
          </table:table-cell>
          <table:table-cell office:value-type="float" office:value="339.292" calcext:value-type="float">
            <text:p>3.39292E+02</text:p>
          </table:table-cell>
          <table:table-cell table:formula="of:=[.B22]/[.C22]" office:value-type="float" office:value="0.00529873972861134" calcext:value-type="float">
            <text:p>5.29874E-03</text:p>
          </table:table-cell>
          <table:table-cell table:formula="of:=[.D22]/[.$D$60]" office:value-type="float" office:value="0.0288468943512743" calcext:value-type="float">
            <text:p>2.88469E-02</text:p>
          </table:table-cell>
          <table:table-cell office:value-type="float" office:value="0.02890817" calcext:value-type="float">
            <text:p>2.89082E-02</text:p>
          </table:table-cell>
          <table:table-cell table:style-name="Default"/>
          <table:table-cell table:style-name="Default" table:formula="of:=100*([.E22]-[.F22])/[.E22]" office:value-type="float" office:value="-0.212416795997161" calcext:value-type="float">
            <text:p>-0.212416795997161</text:p>
          </table:table-cell>
          <table:table-cell table:number-columns-repeated="5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1.89863" calcext:value-type="float">
            <text:p>1.89863E+00</text:p>
          </table:table-cell>
          <table:table-cell office:value-type="float" office:value="364.4247" calcext:value-type="float">
            <text:p>3.64425E+02</text:p>
          </table:table-cell>
          <table:table-cell table:formula="of:=[.B23]/[.C23]" office:value-type="float" office:value="0.00520993774571263" calcext:value-type="float">
            <text:p>5.20994E-03</text:p>
          </table:table-cell>
          <table:table-cell table:formula="of:=[.D23]/[.$D$60]" office:value-type="float" office:value="0.028363447050583" calcext:value-type="float">
            <text:p>2.83634E-02</text:p>
          </table:table-cell>
          <table:table-cell office:value-type="float" office:value="0.02843494" calcext:value-type="float">
            <text:p>2.84349E-02</text:p>
          </table:table-cell>
          <table:table-cell table:style-name="Default"/>
          <table:table-cell table:style-name="Default" table:formula="of:=100*([.E23]-[.F23])/[.E23]" office:value-type="float" office:value="-0.252060157883743" calcext:value-type="float">
            <text:p>-0.252060157883743</text:p>
          </table:table-cell>
          <table:table-cell table:number-columns-repeated="5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1.99642" calcext:value-type="float">
            <text:p>1.99642E+00</text:p>
          </table:table-cell>
          <table:table-cell office:value-type="float" office:value="389.5575" calcext:value-type="float">
            <text:p>3.89558E+02</text:p>
          </table:table-cell>
          <table:table-cell table:formula="of:=[.B24]/[.C24]" office:value-type="float" office:value="0.00512484036374605" calcext:value-type="float">
            <text:p>5.12484E-03</text:p>
          </table:table-cell>
          <table:table-cell table:formula="of:=[.D24]/[.$D$60]" office:value-type="float" office:value="0.027900167985581" calcext:value-type="float">
            <text:p>2.79002E-02</text:p>
          </table:table-cell>
          <table:table-cell office:value-type="float" office:value="0.02793213" calcext:value-type="float">
            <text:p>2.79321E-02</text:p>
          </table:table-cell>
          <table:table-cell table:style-name="Default"/>
          <table:table-cell table:style-name="Default" table:formula="of:=100*([.E24]-[.F24])/[.E24]" office:value-type="float" office:value="-0.114558501710411" calcext:value-type="float">
            <text:p>-0.114558501710411</text:p>
          </table:table-cell>
          <table:table-cell table:number-columns-repeated="5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2.08234" calcext:value-type="float">
            <text:p>2.08234E+00</text:p>
          </table:table-cell>
          <table:table-cell office:value-type="float" office:value="414.6902" calcext:value-type="float">
            <text:p>4.14690E+02</text:p>
          </table:table-cell>
          <table:table-cell table:formula="of:=[.B25]/[.C25]" office:value-type="float" office:value="0.00502143527867309" calcext:value-type="float">
            <text:p>5.02144E-03</text:p>
          </table:table-cell>
          <table:table-cell table:formula="of:=[.D25]/[.$D$60]" office:value-type="float" office:value="0.0273372198663561" calcext:value-type="float">
            <text:p>2.73372E-02</text:p>
          </table:table-cell>
          <table:table-cell office:value-type="float" office:value="0.02740057" calcext:value-type="float">
            <text:p>2.74006E-02</text:p>
          </table:table-cell>
          <table:table-cell table:style-name="Default"/>
          <table:table-cell table:style-name="Default" table:formula="of:=100*([.E25]-[.F25])/[.E25]" office:value-type="float" office:value="-0.231735831052249" calcext:value-type="float">
            <text:p>-0.231735831052249</text:p>
          </table:table-cell>
          <table:table-cell table:number-columns-repeated="5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2.1633" calcext:value-type="float">
            <text:p>2.16330E+00</text:p>
          </table:table-cell>
          <table:table-cell office:value-type="float" office:value="439.823" calcext:value-type="float">
            <text:p>4.39823E+02</text:p>
          </table:table-cell>
          <table:table-cell table:formula="of:=[.B26]/[.C26]" office:value-type="float" office:value="0.00491856951546418" calcext:value-type="float">
            <text:p>4.91857E-03</text:p>
          </table:table-cell>
          <table:table-cell table:formula="of:=[.D26]/[.$D$60]" office:value-type="float" office:value="0.026777207871876" calcext:value-type="float">
            <text:p>2.67772E-02</text:p>
          </table:table-cell>
          <table:table-cell office:value-type="float" office:value="0.02684116" calcext:value-type="float">
            <text:p>2.68412E-02</text:p>
          </table:table-cell>
          <table:table-cell table:style-name="Default"/>
          <table:table-cell table:style-name="Default" table:formula="of:=100*([.E26]-[.F26])/[.E26]" office:value-type="float" office:value="-0.238830457716178" calcext:value-type="float">
            <text:p>-0.238830457716178</text:p>
          </table:table-cell>
          <table:table-cell table:number-columns-repeated="5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2.23587" calcext:value-type="float">
            <text:p>2.23587E+00</text:p>
          </table:table-cell>
          <table:table-cell office:value-type="float" office:value="464.9557" calcext:value-type="float">
            <text:p>4.64956E+02</text:p>
          </table:table-cell>
          <table:table-cell table:formula="of:=[.B27]/[.C27]" office:value-type="float" office:value="0.00480878070749536" calcext:value-type="float">
            <text:p>4.80878E-03</text:p>
          </table:table-cell>
          <table:table-cell table:formula="of:=[.D27]/[.$D$60]" office:value-type="float" office:value="0.0261795060962391" calcext:value-type="float">
            <text:p>2.61795E-02</text:p>
          </table:table-cell>
          <table:table-cell office:value-type="float" office:value="0.02625482" calcext:value-type="float">
            <text:p>2.62548E-02</text:p>
          </table:table-cell>
          <table:table-cell table:style-name="Default"/>
          <table:table-cell table:style-name="Default" table:formula="of:=100*([.E27]-[.F27])/[.E27]" office:value-type="float" office:value="-0.287682676227913" calcext:value-type="float">
            <text:p>-0.287682676227913</text:p>
          </table:table-cell>
          <table:table-cell table:number-columns-repeated="5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2.30346" calcext:value-type="float">
            <text:p>2.30346E+00</text:p>
          </table:table-cell>
          <table:table-cell office:value-type="float" office:value="490.0885" calcext:value-type="float">
            <text:p>4.90089E+02</text:p>
          </table:table-cell>
          <table:table-cell table:formula="of:=[.B28]/[.C28]" office:value-type="float" office:value="0.00470008988172544" calcext:value-type="float">
            <text:p>4.70009E-03</text:p>
          </table:table-cell>
          <table:table-cell table:formula="of:=[.D28]/[.$D$60]" office:value-type="float" office:value="0.0255877818507534" calcext:value-type="float">
            <text:p>2.55878E-02</text:p>
          </table:table-cell>
          <table:table-cell office:value-type="float" office:value="0.02564254" calcext:value-type="float">
            <text:p>2.56425E-02</text:p>
          </table:table-cell>
          <table:table-cell table:style-name="Default"/>
          <table:table-cell table:style-name="Default" table:formula="of:=100*([.E28]-[.F28])/[.E28]" office:value-type="float" office:value="-0.214001157138157" calcext:value-type="float">
            <text:p>-0.214001157138157</text:p>
          </table:table-cell>
          <table:table-cell table:number-columns-repeated="5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2.36243" calcext:value-type="float">
            <text:p>2.36243E+00</text:p>
          </table:table-cell>
          <table:table-cell office:value-type="float" office:value="515.2212" calcext:value-type="float">
            <text:p>5.15221E+02</text:p>
          </table:table-cell>
          <table:table-cell table:formula="of:=[.B29]/[.C29]" office:value-type="float" office:value="0.00458527327679839" calcext:value-type="float">
            <text:p>4.58527E-03</text:p>
          </table:table-cell>
          <table:table-cell table:formula="of:=[.D29]/[.$D$60]" office:value-type="float" office:value="0.0249627082216" calcext:value-type="float">
            <text:p>2.49627E-02</text:p>
          </table:table-cell>
          <table:table-cell office:value-type="float" office:value="0.02500534" calcext:value-type="float">
            <text:p>2.50053E-02</text:p>
          </table:table-cell>
          <table:table-cell table:style-name="Default"/>
          <table:table-cell table:style-name="Default" table:formula="of:=100*([.E29]-[.F29])/[.E29]" office:value-type="float" office:value="-0.170781863977222" calcext:value-type="float">
            <text:p>-0.170781863977222</text:p>
          </table:table-cell>
          <table:table-cell table:number-columns-repeated="5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2.40817" calcext:value-type="float">
            <text:p>2.40817E+00</text:p>
          </table:table-cell>
          <table:table-cell office:value-type="float" office:value="540.3539" calcext:value-type="float">
            <text:p>5.40354E+02</text:p>
          </table:table-cell>
          <table:table-cell table:formula="of:=[.B30]/[.C30]" office:value-type="float" office:value="0.00445665331554006" calcext:value-type="float">
            <text:p>4.45665E-03</text:p>
          </table:table-cell>
          <table:table-cell table:formula="of:=[.D30]/[.$D$60]" office:value-type="float" office:value="0.0242624876740894" calcext:value-type="float">
            <text:p>2.42625E-02</text:p>
          </table:table-cell>
          <table:table-cell office:value-type="float" office:value="0.02434426" calcext:value-type="float">
            <text:p>2.43443E-02</text:p>
          </table:table-cell>
          <table:table-cell table:style-name="Default"/>
          <table:table-cell table:style-name="Default" table:formula="of:=100*([.E30]-[.F30])/[.E30]" office:value-type="float" office:value="-0.337031911191579" calcext:value-type="float">
            <text:p>-0.337031911191579</text:p>
          </table:table-cell>
          <table:table-cell table:number-columns-repeated="5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2.45007" calcext:value-type="float">
            <text:p>2.45007E+00</text:p>
          </table:table-cell>
          <table:table-cell office:value-type="float" office:value="565.4867" calcext:value-type="float">
            <text:p>5.65487E+02</text:p>
          </table:table-cell>
          <table:table-cell table:formula="of:=[.B31]/[.C31]" office:value-type="float" office:value="0.00433267484451889" calcext:value-type="float">
            <text:p>4.33267E-03</text:p>
          </table:table-cell>
          <table:table-cell table:formula="of:=[.D31]/[.$D$60]" office:value-type="float" office:value="0.0235875358858238" calcext:value-type="float">
            <text:p>2.35875E-02</text:p>
          </table:table-cell>
          <table:table-cell office:value-type="float" office:value="0.02366041" calcext:value-type="float">
            <text:p>2.36604E-02</text:p>
          </table:table-cell>
          <table:table-cell table:style-name="Default"/>
          <table:table-cell table:style-name="Default" table:formula="of:=100*([.E31]-[.F31])/[.E31]" office:value-type="float" office:value="-0.308951789321866" calcext:value-type="float">
            <text:p>-0.308951789321866</text:p>
          </table:table-cell>
          <table:table-cell table:number-columns-repeated="5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2.48043" calcext:value-type="float">
            <text:p>2.48043E+00</text:p>
          </table:table-cell>
          <table:table-cell office:value-type="float" office:value="590.6194" calcext:value-type="float">
            <text:p>5.90619E+02</text:p>
          </table:table-cell>
          <table:table-cell table:formula="of:=[.B32]/[.C32]" office:value-type="float" office:value="0.00419970966073922" calcext:value-type="float">
            <text:p>4.19971E-03</text:p>
          </table:table-cell>
          <table:table-cell table:formula="of:=[.D32]/[.$D$60]" office:value-type="float" office:value="0.0228636594915599" calcext:value-type="float">
            <text:p>2.28637E-02</text:p>
          </table:table-cell>
          <table:table-cell office:value-type="float" office:value="0.02295491" calcext:value-type="float">
            <text:p>2.29549E-02</text:p>
          </table:table-cell>
          <table:table-cell table:style-name="Default"/>
          <table:table-cell table:style-name="Default" table:formula="of:=100*([.E32]-[.F32])/[.E32]" office:value-type="float" office:value="-0.399107187866263" calcext:value-type="float">
            <text:p>-0.399107187866263</text:p>
          </table:table-cell>
          <table:table-cell table:number-columns-repeated="5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2.5033" calcext:value-type="float">
            <text:p>2.50330E+00</text:p>
          </table:table-cell>
          <table:table-cell office:value-type="float" office:value="615.7522" calcext:value-type="float">
            <text:p>6.15752E+02</text:p>
          </table:table-cell>
          <table:table-cell table:formula="of:=[.B33]/[.C33]" office:value-type="float" office:value="0.00406543411456752" calcext:value-type="float">
            <text:p>4.06543E-03</text:p>
          </table:table-cell>
          <table:table-cell table:formula="of:=[.D33]/[.$D$60]" office:value-type="float" office:value="0.0221326493471176" calcext:value-type="float">
            <text:p>2.21326E-02</text:p>
          </table:table-cell>
          <table:table-cell office:value-type="float" office:value="0.02222893" calcext:value-type="float">
            <text:p>2.22289E-02</text:p>
          </table:table-cell>
          <table:table-cell table:style-name="Default"/>
          <table:table-cell table:style-name="Default" table:formula="of:=100*([.E33]-[.F33])/[.E33]" office:value-type="float" office:value="-0.435016393078081" calcext:value-type="float">
            <text:p>-0.435016393078081</text:p>
          </table:table-cell>
          <table:table-cell table:number-columns-repeated="5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2.51914" calcext:value-type="float">
            <text:p>2.51914E+00</text:p>
          </table:table-cell>
          <table:table-cell office:value-type="float" office:value="640.8849" calcext:value-type="float">
            <text:p>6.40885E+02</text:p>
          </table:table-cell>
          <table:table-cell table:formula="of:=[.B34]/[.C34]" office:value-type="float" office:value="0.00393072141347066" calcext:value-type="float">
            <text:p>3.93072E-03</text:p>
          </table:table-cell>
          <table:table-cell table:formula="of:=[.D34]/[.$D$60]" office:value-type="float" office:value="0.021399259285452" calcext:value-type="float">
            <text:p>2.13993E-02</text:p>
          </table:table-cell>
          <table:table-cell office:value-type="float" office:value="0.02148366" calcext:value-type="float">
            <text:p>2.14837E-02</text:p>
          </table:table-cell>
          <table:table-cell table:style-name="Default"/>
          <table:table-cell table:style-name="Default" table:formula="of:=100*([.E34]-[.F34])/[.E34]" office:value-type="float" office:value="-0.394409514003011" calcext:value-type="float">
            <text:p>-0.394409514003011</text:p>
          </table:table-cell>
          <table:table-cell table:number-columns-repeated="5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2.5236" calcext:value-type="float">
            <text:p>2.52360E+00</text:p>
          </table:table-cell>
          <table:table-cell office:value-type="float" office:value="666.0176" calcext:value-type="float">
            <text:p>6.66018E+02</text:p>
          </table:table-cell>
          <table:table-cell table:formula="of:=[.B35]/[.C35]" office:value-type="float" office:value="0.003789089057106" calcext:value-type="float">
            <text:p>3.78909E-03</text:p>
          </table:table-cell>
          <table:table-cell table:formula="of:=[.D35]/[.$D$60]" office:value-type="float" office:value="0.0206281978953799" calcext:value-type="float">
            <text:p>2.06282E-02</text:p>
          </table:table-cell>
          <table:table-cell office:value-type="float" office:value="0.02072033" calcext:value-type="float">
            <text:p>2.07203E-02</text:p>
          </table:table-cell>
          <table:table-cell table:style-name="Default"/>
          <table:table-cell table:style-name="Default" table:formula="of:=100*([.E35]-[.F35])/[.E35]" office:value-type="float" office:value="-0.44663186327451" calcext:value-type="float">
            <text:p>-0.44663186327451</text:p>
          </table:table-cell>
          <table:table-cell table:number-columns-repeated="5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2.51827" calcext:value-type="float">
            <text:p>2.51827E+00</text:p>
          </table:table-cell>
          <table:table-cell office:value-type="float" office:value="691.1504" calcext:value-type="float">
            <text:p>6.91150E+02</text:p>
          </table:table-cell>
          <table:table-cell table:formula="of:=[.B36]/[.C36]" office:value-type="float" office:value="0.00364359190127069" calcext:value-type="float">
            <text:p>3.64359E-03</text:p>
          </table:table-cell>
          <table:table-cell table:formula="of:=[.D36]/[.$D$60]" office:value-type="float" office:value="0.0198360961319872" calcext:value-type="float">
            <text:p>1.98361E-02</text:p>
          </table:table-cell>
          <table:table-cell office:value-type="float" office:value="0.01994017" calcext:value-type="float">
            <text:p>1.99402E-02</text:p>
          </table:table-cell>
          <table:table-cell table:style-name="Default"/>
          <table:table-cell table:style-name="Default" table:formula="of:=100*([.E36]-[.F36])/[.E36]" office:value-type="float" office:value="-0.524669104849478" calcext:value-type="float">
            <text:p>-0.52466910484947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2.50694" calcext:value-type="float">
            <text:p>2.50694E+00</text:p>
          </table:table-cell>
          <table:table-cell office:value-type="float" office:value="716.2831" calcext:value-type="float">
            <text:p>7.16283E+02</text:p>
          </table:table-cell>
          <table:table-cell table:formula="of:=[.B37]/[.C37]" office:value-type="float" office:value="0.00349992900851633" calcext:value-type="float">
            <text:p>3.49993E-03</text:p>
          </table:table-cell>
          <table:table-cell table:formula="of:=[.D37]/[.$D$60]" office:value-type="float" office:value="0.0190539802890244" calcext:value-type="float">
            <text:p>1.90540E-02</text:p>
          </table:table-cell>
          <table:table-cell office:value-type="float" office:value="0.01914447" calcext:value-type="float">
            <text:p>1.91445E-02</text:p>
          </table:table-cell>
          <table:table-cell table:style-name="Default"/>
          <table:table-cell table:style-name="Default" table:formula="of:=100*([.E37]-[.F37])/[.E37]" office:value-type="float" office:value="-0.474912378427148" calcext:value-type="float">
            <text:p>-0.47491237842714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2.48823" calcext:value-type="float">
            <text:p>2.48823E+00</text:p>
          </table:table-cell>
          <table:table-cell office:value-type="float" office:value="741.4159" calcext:value-type="float">
            <text:p>7.41416E+02</text:p>
          </table:table-cell>
          <table:table-cell table:formula="of:=[.B38]/[.C38]" office:value-type="float" office:value="0.00335605157644987" calcext:value-type="float">
            <text:p>3.35605E-03</text:p>
          </table:table-cell>
          <table:table-cell table:formula="of:=[.D38]/[.$D$60]" office:value-type="float" office:value="0.0182706964715644" calcext:value-type="float">
            <text:p>1.82707E-02</text:p>
          </table:table-cell>
          <table:table-cell office:value-type="float" office:value="0.01833452" calcext:value-type="float">
            <text:p>1.83345E-02</text:p>
          </table:table-cell>
          <table:table-cell table:style-name="Default"/>
          <table:table-cell table:style-name="Default" table:formula="of:=100*([.E38]-[.F38])/[.E38]" office:value-type="float" office:value="-0.349321814496666" calcext:value-type="float">
            <text:p>-0.349321814496666</text:p>
          </table:table-cell>
          <table:table-cell table:style-name="ce3"/>
          <table:table-cell table:style-name="ce1"/>
          <table:table-cell table:number-columns-repeated="2"/>
          <table:table-cell office:value-type="string" calcext:value-type="string">
            <text:p>K-eff</text:p>
          </table:table-cell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2.46257" calcext:value-type="float">
            <text:p>2.46257E+00</text:p>
          </table:table-cell>
          <table:table-cell office:value-type="float" office:value="766.5486" calcext:value-type="float">
            <text:p>7.66549E+02</text:p>
          </table:table-cell>
          <table:table-cell table:formula="of:=[.B39]/[.C39]" office:value-type="float" office:value="0.00321254255764083" calcext:value-type="float">
            <text:p>3.21254E-03</text:p>
          </table:table-cell>
          <table:table-cell table:formula="of:=[.D39]/[.$D$60]" office:value-type="float" office:value="0.0174894183344847" calcext:value-type="float">
            <text:p>1.74894E-02</text:p>
          </table:table-cell>
          <table:table-cell office:value-type="float" office:value="0.01751162" calcext:value-type="float">
            <text:p>1.75116E-02</text:p>
          </table:table-cell>
          <table:table-cell table:style-name="Default"/>
          <table:table-cell table:style-name="Default" table:formula="of:=100*([.E39]-[.F39])/[.E39]" office:value-type="float" office:value="-0.126943418532749" calcext:value-type="float">
            <text:p>-0.126943418532749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Serpent</text:p>
          </table:table-cell>
          <table:table-cell table:style-name="ce1" office:value-type="float" office:value="0.819038" calcext:value-type="float">
            <text:p>8.19038E-01</text:p>
          </table:table-cell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2.42179" calcext:value-type="float">
            <text:p>2.42179E+00</text:p>
          </table:table-cell>
          <table:table-cell office:value-type="float" office:value="791.6813" calcext:value-type="float">
            <text:p>7.91681E+02</text:p>
          </table:table-cell>
          <table:table-cell table:formula="of:=[.B40]/[.C40]" office:value-type="float" office:value="0.00305904661383312" calcext:value-type="float">
            <text:p>3.05905E-03</text:p>
          </table:table-cell>
          <table:table-cell table:formula="of:=[.D40]/[.$D$60]" office:value-type="float" office:value="0.0166537703311564" calcext:value-type="float">
            <text:p>1.66538E-02</text:p>
          </table:table-cell>
          <table:table-cell office:value-type="float" office:value="0.0166771" calcext:value-type="float">
            <text:p>1.66771E-02</text:p>
          </table:table-cell>
          <table:table-cell table:style-name="Default"/>
          <table:table-cell table:style-name="Default" table:formula="of:=100*([.E40]-[.F40])/[.E40]" office:value-type="float" office:value="-0.140086409141423" calcext:value-type="float">
            <text:p>-0.140086409141423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Almost</text:p>
          </table:table-cell>
          <table:table-cell table:style-name="ce1" office:value-type="float" office:value="0.8225162" calcext:value-type="float">
            <text:p>8.22516E-01</text:p>
          </table:table-cell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2.37685" calcext:value-type="float">
            <text:p>2.37685E+00</text:p>
          </table:table-cell>
          <table:table-cell office:value-type="float" office:value="816.8141" calcext:value-type="float">
            <text:p>8.16814E+02</text:p>
          </table:table-cell>
          <table:table-cell table:formula="of:=[.B41]/[.C41]" office:value-type="float" office:value="0.00290990324481421" calcext:value-type="float">
            <text:p>2.90990E-03</text:p>
          </table:table-cell>
          <table:table-cell table:formula="of:=[.D41]/[.$D$60]" office:value-type="float" office:value="0.0158418182010961" calcext:value-type="float">
            <text:p>1.58418E-02</text:p>
          </table:table-cell>
          <table:table-cell office:value-type="float" office:value="0.01583232" calcext:value-type="float">
            <text:p>1.58323E-02</text:p>
          </table:table-cell>
          <table:table-cell table:style-name="Default"/>
          <table:table-cell table:style-name="Default" table:formula="of:=100*([.E41]-[.F41])/[.E41]" office:value-type="float" office:value="0.0599565086247234" calcext:value-type="float">
            <text:p>0.05995650862472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2.32132" calcext:value-type="float">
            <text:p>2.32132E+00</text:p>
          </table:table-cell>
          <table:table-cell office:value-type="float" office:value="841.9468" calcext:value-type="float">
            <text:p>8.41947E+02</text:p>
          </table:table-cell>
          <table:table-cell table:formula="of:=[.B42]/[.C42]" office:value-type="float" office:value="0.00275708631471727" calcext:value-type="float">
            <text:p>2.75709E-03</text:p>
          </table:table-cell>
          <table:table-cell table:formula="of:=[.D42]/[.$D$60]" office:value-type="float" office:value="0.0150098668195648" calcext:value-type="float">
            <text:p>1.50099E-02</text:p>
          </table:table-cell>
          <table:table-cell office:value-type="float" office:value="0.01497862" calcext:value-type="float">
            <text:p>1.49786E-02</text:p>
          </table:table-cell>
          <table:table-cell table:style-name="Default"/>
          <table:table-cell table:style-name="Default" table:formula="of:=100*([.E42]-[.F42])/[.E42]" office:value-type="float" office:value="0.208175195293002" calcext:value-type="float">
            <text:p>0.208175195293002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Rel Error %</text:p>
          </table:table-cell>
          <table:table-cell table:formula="of:=100*([.M39]-[.M40])/[.M39]" office:value-type="float" office:value="-0.42466894087942" calcext:value-type="float">
            <text:p>-0.42466894087942</text:p>
          </table:table-cell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2.25533" calcext:value-type="float">
            <text:p>2.25533E+00</text:p>
          </table:table-cell>
          <table:table-cell office:value-type="float" office:value="867.0796" calcext:value-type="float">
            <text:p>8.67080E+02</text:p>
          </table:table-cell>
          <table:table-cell table:formula="of:=[.B43]/[.C43]" office:value-type="float" office:value="0.00260106453894198" calcext:value-type="float">
            <text:p>2.60106E-03</text:p>
          </table:table-cell>
          <table:table-cell table:formula="of:=[.D43]/[.$D$60]" office:value-type="float" office:value="0.0141604679223166" calcext:value-type="float">
            <text:p>1.41605E-02</text:p>
          </table:table-cell>
          <table:table-cell office:value-type="float" office:value="0.01411737" calcext:value-type="float">
            <text:p>1.41174E-02</text:p>
          </table:table-cell>
          <table:table-cell table:style-name="Default"/>
          <table:table-cell table:style-name="Default" table:formula="of:=100*([.E43]-[.F43])/[.E43]" office:value-type="float" office:value="0.304353800686751" calcext:value-type="float">
            <text:p>0.30435380068675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2.18169" calcext:value-type="float">
            <text:p>2.18169E+00</text:p>
          </table:table-cell>
          <table:table-cell office:value-type="float" office:value="892.2123" calcext:value-type="float">
            <text:p>8.92212E+02</text:p>
          </table:table-cell>
          <table:table-cell table:formula="of:=[.B44]/[.C44]" office:value-type="float" office:value="0.00244525882460934" calcext:value-type="float">
            <text:p>2.44526E-03</text:p>
          </table:table-cell>
          <table:table-cell table:formula="of:=[.D44]/[.$D$60]" office:value-type="float" office:value="0.0133122452862038" calcext:value-type="float">
            <text:p>1.33122E-02</text:p>
          </table:table-cell>
          <table:table-cell office:value-type="float" office:value="0.01324993" calcext:value-type="float">
            <text:p>1.32499E-02</text:p>
          </table:table-cell>
          <table:table-cell table:style-name="Default"/>
          <table:table-cell table:style-name="Default" table:formula="of:=100*([.E44]-[.F44])/[.E44]" office:value-type="float" office:value="0.46810500305576" calcext:value-type="float">
            <text:p>0.4681050030557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2.10313" calcext:value-type="float">
            <text:p>2.10313E+00</text:p>
          </table:table-cell>
          <table:table-cell office:value-type="float" office:value="917.3451" calcext:value-type="float">
            <text:p>9.17345E+02</text:p>
          </table:table-cell>
          <table:table-cell table:formula="of:=[.B45]/[.C45]" office:value-type="float" office:value="0.00229262684239552" calcext:value-type="float">
            <text:p>2.29263E-03</text:p>
          </table:table-cell>
          <table:table-cell table:formula="of:=[.D45]/[.$D$60]" office:value-type="float" office:value="0.0124813007803294" calcext:value-type="float">
            <text:p>1.24813E-02</text:p>
          </table:table-cell>
          <table:table-cell office:value-type="float" office:value="0.01237769" calcext:value-type="float">
            <text:p>1.23777E-02</text:p>
          </table:table-cell>
          <table:table-cell table:style-name="Default"/>
          <table:table-cell table:style-name="Default" table:formula="of:=100*([.E45]-[.F45])/[.E45]" office:value-type="float" office:value="0.830128062394708" calcext:value-type="float">
            <text:p>0.83012806239470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2.0141" calcext:value-type="float">
            <text:p>2.01410E+00</text:p>
          </table:table-cell>
          <table:table-cell office:value-type="float" office:value="942.4778" calcext:value-type="float">
            <text:p>9.42478E+02</text:p>
          </table:table-cell>
          <table:table-cell table:formula="of:=[.B46]/[.C46]" office:value-type="float" office:value="0.00213702646364721" calcext:value-type="float">
            <text:p>2.13703E-03</text:p>
          </table:table-cell>
          <table:table-cell table:formula="of:=[.D46]/[.$D$60]" office:value-type="float" office:value="0.0116341960126553" calcext:value-type="float">
            <text:p>1.16342E-02</text:p>
          </table:table-cell>
          <table:table-cell office:value-type="float" office:value="0.01150202" calcext:value-type="float">
            <text:p>1.15020E-02</text:p>
          </table:table-cell>
          <table:table-cell table:style-name="Default"/>
          <table:table-cell table:style-name="Default" table:formula="of:=100*([.E46]-[.F46])/[.E46]" office:value-type="float" office:value="1.13609924150785" calcext:value-type="float">
            <text:p>1.1360992415078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1.91493" calcext:value-type="float">
            <text:p>1.91493E+00</text:p>
          </table:table-cell>
          <table:table-cell office:value-type="float" office:value="967.6105" calcext:value-type="float">
            <text:p>9.67611E+02</text:p>
          </table:table-cell>
          <table:table-cell table:formula="of:=[.B47]/[.C47]" office:value-type="float" office:value="0.00197902978522866" calcext:value-type="float">
            <text:p>1.97903E-03</text:p>
          </table:table-cell>
          <table:table-cell table:formula="of:=[.D47]/[.$D$60]" office:value-type="float" office:value="0.010774045538462" calcext:value-type="float">
            <text:p>1.07740E-02</text:p>
          </table:table-cell>
          <table:table-cell office:value-type="float" office:value="0.01062429" calcext:value-type="float">
            <text:p>1.06243E-02</text:p>
          </table:table-cell>
          <table:table-cell table:style-name="Default"/>
          <table:table-cell table:style-name="Default" table:formula="of:=100*([.E47]-[.F47])/[.E47]" office:value-type="float" office:value="1.38996570904953" calcext:value-type="float">
            <text:p>1.3899657090495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1.807" calcext:value-type="float">
            <text:p>1.80700E+00</text:p>
          </table:table-cell>
          <table:table-cell office:value-type="float" office:value="992.7433" calcext:value-type="float">
            <text:p>9.92743E+02</text:p>
          </table:table-cell>
          <table:table-cell table:formula="of:=[.B48]/[.C48]" office:value-type="float" office:value="0.00182020870853523" calcext:value-type="float">
            <text:p>1.82021E-03</text:p>
          </table:table-cell>
          <table:table-cell table:formula="of:=[.D48]/[.$D$60]" office:value-type="float" office:value="0.00990940695366933" calcext:value-type="float">
            <text:p>9.90941E-03</text:p>
          </table:table-cell>
          <table:table-cell office:value-type="float" office:value="0.009745892" calcext:value-type="float">
            <text:p>9.74589E-03</text:p>
          </table:table-cell>
          <table:table-cell table:style-name="Default"/>
          <table:table-cell table:style-name="Default" table:formula="of:=100*([.E48]-[.F48])/[.E48]" office:value-type="float" office:value="1.6500982796835" calcext:value-type="float">
            <text:p>1.650098279683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1.69399" calcext:value-type="float">
            <text:p>1.69399E+00</text:p>
          </table:table-cell>
          <table:table-cell office:value-type="float" office:value="1017.876" calcext:value-type="float">
            <text:p>1.01788E+03</text:p>
          </table:table-cell>
          <table:table-cell table:formula="of:=[.B49]/[.C49]" office:value-type="float" office:value="0.00166424004495636" calcext:value-type="float">
            <text:p>1.66424E-03</text:p>
          </table:table-cell>
          <table:table-cell table:formula="of:=[.D49]/[.$D$60]" office:value-type="float" office:value="0.00906029720478417" calcext:value-type="float">
            <text:p>9.06030E-03</text:p>
          </table:table-cell>
          <table:table-cell office:value-type="float" office:value="0.008868179" calcext:value-type="float">
            <text:p>8.86818E-03</text:p>
          </table:table-cell>
          <table:table-cell table:style-name="Default"/>
          <table:table-cell table:style-name="Default" table:formula="of:=100*([.E49]-[.F49])/[.E49]" office:value-type="float" office:value="2.12044042752506" calcext:value-type="float">
            <text:p>2.1204404275250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1.56961" calcext:value-type="float">
            <text:p>1.56961E+00</text:p>
          </table:table-cell>
          <table:table-cell office:value-type="float" office:value="1043.009" calcext:value-type="float">
            <text:p>1.04301E+03</text:p>
          </table:table-cell>
          <table:table-cell table:formula="of:=[.B50]/[.C50]" office:value-type="float" office:value="0.00150488634326262" calcext:value-type="float">
            <text:p>1.50489E-03</text:p>
          </table:table-cell>
          <table:table-cell table:formula="of:=[.D50]/[.$D$60]" office:value-type="float" office:value="0.00819275895367468" calcext:value-type="float">
            <text:p>8.19276E-03</text:p>
          </table:table-cell>
          <table:table-cell office:value-type="float" office:value="0.007992515" calcext:value-type="float">
            <text:p>7.99252E-03</text:p>
          </table:table-cell>
          <table:table-cell table:style-name="Default"/>
          <table:table-cell table:style-name="Default" table:formula="of:=100*([.E50]-[.F50])/[.E50]" office:value-type="float" office:value="2.44415775939386" calcext:value-type="float">
            <text:p>2.4441577593938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1.43826" calcext:value-type="float">
            <text:p>1.43826E+00</text:p>
          </table:table-cell>
          <table:table-cell office:value-type="float" office:value="1068.142" calcext:value-type="float">
            <text:p>1.06814E+03</text:p>
          </table:table-cell>
          <table:table-cell table:formula="of:=[.B51]/[.C51]" office:value-type="float" office:value="0.00134650636338614" calcext:value-type="float">
            <text:p>1.34651E-03</text:p>
          </table:table-cell>
          <table:table-cell table:formula="of:=[.D51]/[.$D$60]" office:value-type="float" office:value="0.00733052174617722" calcext:value-type="float">
            <text:p>7.33052E-03</text:p>
          </table:table-cell>
          <table:table-cell office:value-type="float" office:value="0.007120252" calcext:value-type="float">
            <text:p>7.12025E-03</text:p>
          </table:table-cell>
          <table:table-cell table:style-name="Default"/>
          <table:table-cell table:style-name="Default" table:formula="of:=100*([.E51]-[.F51])/[.E51]" office:value-type="float" office:value="2.86841446568075" calcext:value-type="float">
            <text:p>2.8684144656807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1.29873" calcext:value-type="float">
            <text:p>1.29873E+00</text:p>
          </table:table-cell>
          <table:table-cell office:value-type="float" office:value="1093.274" calcext:value-type="float">
            <text:p>1.09327E+03</text:p>
          </table:table-cell>
          <table:table-cell table:formula="of:=[.B52]/[.C52]" office:value-type="float" office:value="0.00118792727166291" calcext:value-type="float">
            <text:p>1.18793E-03</text:p>
          </table:table-cell>
          <table:table-cell table:formula="of:=[.D52]/[.$D$60]" office:value-type="float" office:value="0.0064672005529206" calcext:value-type="float">
            <text:p>6.46720E-03</text:p>
          </table:table-cell>
          <table:table-cell office:value-type="float" office:value="0.006252727" calcext:value-type="float">
            <text:p>6.25273E-03</text:p>
          </table:table-cell>
          <table:table-cell table:style-name="Default"/>
          <table:table-cell table:style-name="Default" table:formula="of:=100*([.E52]-[.F52])/[.E52]" office:value-type="float" office:value="3.31632753871755" calcext:value-type="float">
            <text:p>3.3163275387175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1.15235" calcext:value-type="float">
            <text:p>1.15235E+00</text:p>
          </table:table-cell>
          <table:table-cell office:value-type="float" office:value="1118.407" calcext:value-type="float">
            <text:p>1.11841E+03</text:p>
          </table:table-cell>
          <table:table-cell table:formula="of:=[.B53]/[.C53]" office:value-type="float" office:value="0.00103034941662561" calcext:value-type="float">
            <text:p>1.03035E-03</text:p>
          </table:table-cell>
          <table:table-cell table:formula="of:=[.D53]/[.$D$60]" office:value-type="float" office:value="0.00560933019710436" calcext:value-type="float">
            <text:p>5.60933E-03</text:p>
          </table:table-cell>
          <table:table-cell office:value-type="float" office:value="0.005391265" calcext:value-type="float">
            <text:p>5.39127E-03</text:p>
          </table:table-cell>
          <table:table-cell table:style-name="Default"/>
          <table:table-cell table:style-name="Default" table:formula="of:=100*([.E53]-[.F53])/[.E53]" office:value-type="float" office:value="3.88754431352473" calcext:value-type="float">
            <text:p>3.8875443135247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995259" calcext:value-type="float">
            <text:p>9.95259E-01</text:p>
          </table:table-cell>
          <table:table-cell office:value-type="float" office:value="1143.54" calcext:value-type="float">
            <text:p>1.14354E+03</text:p>
          </table:table-cell>
          <table:table-cell table:formula="of:=[.B54]/[.C54]" office:value-type="float" office:value="0.000870331601867884" calcext:value-type="float">
            <text:p>8.70332E-04</text:p>
          </table:table-cell>
          <table:table-cell table:formula="of:=[.D54]/[.$D$60]" office:value-type="float" office:value="0.0047381764448804" calcext:value-type="float">
            <text:p>4.73818E-03</text:p>
          </table:table-cell>
          <table:table-cell office:value-type="float" office:value="0.004537172" calcext:value-type="float">
            <text:p>4.53717E-03</text:p>
          </table:table-cell>
          <table:table-cell table:style-name="Default"/>
          <table:table-cell table:style-name="Default" table:formula="of:=100*([.E54]-[.F54])/[.E54]" office:value-type="float" office:value="4.24223215869435" calcext:value-type="float">
            <text:p>4.2422321586943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82818" calcext:value-type="float">
            <text:p>8.28180E-01</text:p>
          </table:table-cell>
          <table:table-cell office:value-type="float" office:value="1168.672" calcext:value-type="float">
            <text:p>1.16867E+03</text:p>
          </table:table-cell>
          <table:table-cell table:formula="of:=[.B55]/[.C55]" office:value-type="float" office:value="0.000708650502450645" calcext:value-type="float">
            <text:p>7.08651E-04</text:p>
          </table:table-cell>
          <table:table-cell table:formula="of:=[.D55]/[.$D$60]" office:value-type="float" office:value="0.00385796759667013" calcext:value-type="float">
            <text:p>3.85797E-03</text:p>
          </table:table-cell>
          <table:table-cell office:value-type="float" office:value="0.003691736" calcext:value-type="float">
            <text:p>3.69174E-03</text:p>
          </table:table-cell>
          <table:table-cell table:style-name="Default"/>
          <table:table-cell table:style-name="Default" table:formula="of:=100*([.E55]-[.F55])/[.E55]" office:value-type="float" office:value="4.30878675117968" calcext:value-type="float">
            <text:p>4.3087867511796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651997" calcext:value-type="float">
            <text:p>6.51997E-01</text:p>
          </table:table-cell>
          <table:table-cell office:value-type="float" office:value="1193.805" calcext:value-type="float">
            <text:p>1.19381E+03</text:p>
          </table:table-cell>
          <table:table-cell table:formula="of:=[.B56]/[.C56]" office:value-type="float" office:value="0.000546150334434853" calcext:value-type="float">
            <text:p>5.46150E-04</text:p>
          </table:table-cell>
          <table:table-cell table:formula="of:=[.D56]/[.$D$60]" office:value-type="float" office:value="0.00297329965317701" calcext:value-type="float">
            <text:p>2.97330E-03</text:p>
          </table:table-cell>
          <table:table-cell office:value-type="float" office:value="0.002856223" calcext:value-type="float">
            <text:p>2.85622E-03</text:p>
          </table:table-cell>
          <table:table-cell table:style-name="Default"/>
          <table:table-cell table:style-name="Default" table:formula="of:=100*([.E56]-[.F56])/[.E56]" office:value-type="float" office:value="3.93760020292315" calcext:value-type="float">
            <text:p>3.9376002029231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465875" calcext:value-type="float">
            <text:p>4.65875E-01</text:p>
          </table:table-cell>
          <table:table-cell office:value-type="float" office:value="1218.938" calcext:value-type="float">
            <text:p>1.21894E+03</text:p>
          </table:table-cell>
          <table:table-cell table:formula="of:=[.B57]/[.C57]" office:value-type="float" office:value="0.00038219745384917" calcext:value-type="float">
            <text:p>3.82197E-04</text:p>
          </table:table-cell>
          <table:table-cell table:formula="of:=[.D57]/[.$D$60]" office:value-type="float" office:value="0.00208072299021988" calcext:value-type="float">
            <text:p>2.08072E-03</text:p>
          </table:table-cell>
          <table:table-cell office:value-type="float" office:value="0.002031875" calcext:value-type="float">
            <text:p>2.03188E-03</text:p>
          </table:table-cell>
          <table:table-cell table:style-name="Default"/>
          <table:table-cell table:style-name="Default" table:formula="of:=100*([.E57]-[.F57])/[.E57]" office:value-type="float" office:value="2.34764504691312" calcext:value-type="float">
            <text:p>2.3476450469131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257831" calcext:value-type="float">
            <text:p>2.57831E-01</text:p>
          </table:table-cell>
          <table:table-cell office:value-type="float" office:value="1244.071" calcext:value-type="float">
            <text:p>1.24407E+03</text:p>
          </table:table-cell>
          <table:table-cell table:formula="of:=[.B58]/[.C58]" office:value-type="float" office:value="0.000207247817849624" calcext:value-type="float">
            <text:p>2.07248E-04</text:p>
          </table:table-cell>
          <table:table-cell table:formula="of:=[.D58]/[.$D$60]" office:value-type="float" office:value="0.00112827883841108" calcext:value-type="float">
            <text:p>1.12828E-03</text:p>
          </table:table-cell>
          <table:table-cell office:value-type="float" office:value="0.00121991" calcext:value-type="float">
            <text:p>1.21991E-03</text:p>
          </table:table-cell>
          <table:table-cell table:style-name="Default"/>
          <table:table-cell table:style-name="Default" table:formula="of:=100*([.E58]-[.F58])/[.E58]" office:value-type="float" office:value="-8.1213223601675" calcext:value-type="float">
            <text:p>-8.121322360167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5"/>
          <table:table-cell table:style-name="Default"/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/>
          <table:table-cell table:formula="of:=SUM([.D9:.D58])" office:value-type="float" office:value="0.183684928578014" calcext:value-type="float">
            <text:p>1.83685E-01</text:p>
          </table:table-cell>
          <table:table-cell table:formula="of:=SUM([.E9:.E58])" office:value-type="float" office:value="1" calcext:value-type="float">
            <text:p>1.00000E+00</text:p>
          </table:table-cell>
          <table:table-cell/>
          <table:table-cell table:style-name="Default" table:number-columns-repeated="2"/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4"/>
          <table:table-cell table:style-name="Default" table:number-columns-repeated="2"/>
          <table:table-cell table:style-name="ce3"/>
          <table:table-cell table:style-name="ce1"/>
          <table:table-cell table:number-columns-repeated="3"/>
        </table:table-row>
        <table:table-row table:style-name="ro1" table:number-rows-repeated="24">
          <table:table-cell table:number-columns-repeated="10"/>
          <table:table-cell table:style-name="ce3"/>
          <table:table-cell table:style-name="ce1"/>
          <table:table-cell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oupled2" table:style-name="ta1">
        <table:shapes>
          <draw:frame draw:z-index="0" draw:style-name="gr1" draw:text-style-name="P1" svg:width="18.082cm" svg:height="10.162cm" svg:x="23.788cm" svg:y="0.754cm">
            <draw:object draw:notify-on-update-of-ranges="coupled2.A9:coupled2.A58 coupled2.E8:coupled2.E8 coupled2.E9:coupled2.E58 coupled2.A9:coupled2.A58 coupled2.F8:coupled2.F8 coupled2.F9:coupled2.F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8cm" svg:height="10.174cm" svg:x="24.353cm" svg:y="11.554cm">
            <draw:object draw:notify-on-update-of-ranges="coupled2.A9:coupled2.A58 coupled2.G8:coupled2.G8 coupled2.G9:coupled2.G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8.08cm" svg:height="10.174cm" svg:x="24.242cm" svg:y="22.631cm">
            <draw:object draw:notify-on-update-of-ranges="coupled2.A9:coupled2.A58 coupled2.H8:coupled2.H8 coupled2.H9:coupled2.H5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% Steady-state, cylinder geometry, heat-diffusion coupled calculation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One neutron energy group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Reactor thermal power = 100.0 kW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Constant thermal conductivit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Heat boundary condition: T(L) = T2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Diffusion boundary condition: zero incoming flux at the boundar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 Flux</text:p>
          </table:table-cell>
          <table:table-cell table:style-name="ce6" office:value-type="string" calcext:value-type="string">
            <text:p>Almost Flux</text:p>
          </table:table-cell>
          <table:table-cell office:value-type="string" calcext:value-type="string">
            <text:p>Almost temp [C]</text:p>
          </table:table-cell>
          <table:table-cell office:value-type="string" calcext:value-type="string">
            <text:p>Almost power [W/m3]</text:p>
          </table:table-cell>
          <table:table-cell table:number-columns-repeated="11"/>
          <table:table-cell office:value-type="string" calcext:value-type="string">
            <text:p>K-eff</text:p>
          </table:table-cell>
        </table:table-row>
        <table:table-row table:style-name="ro1">
          <table:table-cell table:style-name="ce1" office:value-type="float" office:value="1" calcext:value-type="float">
            <text:p>1.00000E+00</text:p>
          </table:table-cell>
          <table:table-cell table:style-name="ce1" office:value-type="float" office:value="0.0741716" calcext:value-type="float">
            <text:p>7.41716E-02</text:p>
          </table:table-cell>
          <table:table-cell office:value-type="float" office:value="12.56637" calcext:value-type="float">
            <text:p>1.25664E+01</text:p>
          </table:table-cell>
          <table:table-cell table:formula="of:=[.B9]/[.C9]" office:value-type="float" office:value="0.00590238867708018" calcext:value-type="float">
            <text:p>5.90239E-03</text:p>
          </table:table-cell>
          <table:table-cell table:formula="of:=[.D9]/[.$D$60]" office:value-type="float" office:value="0.0321332224846816" calcext:value-type="float">
            <text:p>3.21332E-02</text:p>
          </table:table-cell>
          <table:table-cell office:value-type="float" office:value="0.03079064" calcext:value-type="float">
            <text:p>3.07906E-02</text:p>
          </table:table-cell>
          <table:table-cell office:value-type="float" office:value="545.4762" calcext:value-type="float">
            <text:p>5.45476E+02</text:p>
          </table:table-cell>
          <table:table-cell office:value-type="float" office:value="58429.25" calcext:value-type="float">
            <text:p>5.84293E+04</text:p>
          </table:table-cell>
          <table:table-cell table:number-columns-repeated="10"/>
          <table:table-cell office:value-type="string" calcext:value-type="string">
            <text:p>Serpent</text:p>
          </table:table-cell>
          <table:table-cell table:style-name="ce1" office:value-type="float" office:value="0.8225162" calcext:value-type="float">
            <text:p>8.22516E-01</text:p>
          </table:table-cell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221851" calcext:value-type="float">
            <text:p>2.21851E-01</text:p>
          </table:table-cell>
          <table:table-cell office:value-type="float" office:value="37.69911" calcext:value-type="float">
            <text:p>3.76991E+01</text:p>
          </table:table-cell>
          <table:table-cell table:formula="of:=[.B10]/[.C10]" office:value-type="float" office:value="0.00588478083434861" calcext:value-type="float">
            <text:p>5.88478E-03</text:p>
          </table:table-cell>
          <table:table-cell table:formula="of:=[.D10]/[.$D$60]" office:value-type="float" office:value="0.0320373635436793" calcext:value-type="float">
            <text:p>3.20374E-02</text:p>
          </table:table-cell>
          <table:table-cell office:value-type="float" office:value="0.03076246" calcext:value-type="float">
            <text:p>3.07625E-02</text:p>
          </table:table-cell>
          <table:table-cell office:value-type="float" office:value="544.945" calcext:value-type="float">
            <text:p>5.44945E+02</text:p>
          </table:table-cell>
          <table:table-cell office:value-type="float" office:value="58389.84" calcext:value-type="float">
            <text:p>5.83898E+04</text:p>
          </table:table-cell>
          <table:table-cell table:number-columns-repeated="10"/>
          <table:table-cell office:value-type="string" calcext:value-type="string">
            <text:p>Almost</text:p>
          </table:table-cell>
          <table:table-cell table:style-name="ce1" office:value-type="float" office:value="0.7872892" calcext:value-type="float">
            <text:p>7.87289E-01</text:p>
          </table:table-cell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36925" calcext:value-type="float">
            <text:p>3.69250E-01</text:p>
          </table:table-cell>
          <table:table-cell office:value-type="float" office:value="62.83185" calcext:value-type="float">
            <text:p>6.28319E+01</text:p>
          </table:table-cell>
          <table:table-cell table:formula="of:=[.B11]/[.C11]" office:value-type="float" office:value="0.00587679656097982" calcext:value-type="float">
            <text:p>5.87680E-03</text:p>
          </table:table-cell>
          <table:table-cell table:formula="of:=[.D11]/[.$D$60]" office:value-type="float" office:value="0.0319938963227669" calcext:value-type="float">
            <text:p>3.19939E-02</text:p>
          </table:table-cell>
          <table:table-cell office:value-type="float" office:value="0.03070613" calcext:value-type="float">
            <text:p>3.07061E-02</text:p>
          </table:table-cell>
          <table:table-cell office:value-type="float" office:value="543.8832" calcext:value-type="float">
            <text:p>5.43883E+02</text:p>
          </table:table-cell>
          <table:table-cell office:value-type="float" office:value="58311.04" calcext:value-type="float">
            <text:p>5.83110E+04</text:p>
          </table:table-cell>
          <table:table-cell table:number-columns-repeated="12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516978" calcext:value-type="float">
            <text:p>5.16978E-01</text:p>
          </table:table-cell>
          <table:table-cell office:value-type="float" office:value="87.96459" calcext:value-type="float">
            <text:p>8.79646E+01</text:p>
          </table:table-cell>
          <table:table-cell table:formula="of:=[.B12]/[.C12]" office:value-type="float" office:value="0.00587711487088157" calcext:value-type="float">
            <text:p>5.87711E-03</text:p>
          </table:table-cell>
          <table:table-cell table:formula="of:=[.D12]/[.$D$60]" office:value-type="float" office:value="0.0319956292352285" calcext:value-type="float">
            <text:p>3.19956E-02</text:p>
          </table:table-cell>
          <table:table-cell office:value-type="float" office:value="0.03062168" calcext:value-type="float">
            <text:p>3.06217E-02</text:p>
          </table:table-cell>
          <table:table-cell office:value-type="float" office:value="542.2918" calcext:value-type="float">
            <text:p>5.42292E+02</text:p>
          </table:table-cell>
          <table:table-cell office:value-type="float" office:value="58192.93" calcext:value-type="float">
            <text:p>5.81929E+04</text:p>
          </table:table-cell>
          <table:table-cell table:number-columns-repeated="10"/>
          <table:table-cell office:value-type="string" calcext:value-type="string">
            <text:p>Rel Error %</text:p>
          </table:table-cell>
          <table:table-cell table:formula="of:=100*([.T9]-[.T10])/[.T9]" office:value-type="float" office:value="4.28283357823225" calcext:value-type="float">
            <text:p>4.28283357823225</text:p>
          </table:table-cell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659383" calcext:value-type="float">
            <text:p>6.59383E-01</text:p>
          </table:table-cell>
          <table:table-cell office:value-type="float" office:value="113.0973" calcext:value-type="float">
            <text:p>1.13097E+02</text:p>
          </table:table-cell>
          <table:table-cell table:formula="of:=[.B13]/[.C13]" office:value-type="float" office:value="0.00583022760048206" calcext:value-type="float">
            <text:p>5.83023E-03</text:p>
          </table:table-cell>
          <table:table-cell table:formula="of:=[.D13]/[.$D$60]" office:value-type="float" office:value="0.0317403700217346" calcext:value-type="float">
            <text:p>3.17404E-02</text:p>
          </table:table-cell>
          <table:table-cell office:value-type="float" office:value="0.03050918" calcext:value-type="float">
            <text:p>3.05092E-02</text:p>
          </table:table-cell>
          <table:table-cell office:value-type="float" office:value="540.1725" calcext:value-type="float">
            <text:p>5.40173E+02</text:p>
          </table:table-cell>
          <table:table-cell office:value-type="float" office:value="58035.57" calcext:value-type="float">
            <text:p>5.80356E+04</text:p>
          </table:table-cell>
          <table:table-cell table:number-columns-repeated="12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795583" calcext:value-type="float">
            <text:p>7.95583E-01</text:p>
          </table:table-cell>
          <table:table-cell office:value-type="float" office:value="138.2301" calcext:value-type="float">
            <text:p>1.38230E+02</text:p>
          </table:table-cell>
          <table:table-cell table:formula="of:=[.B14]/[.C14]" office:value-type="float" office:value="0.00575549753635424" calcext:value-type="float">
            <text:p>5.75550E-03</text:p>
          </table:table-cell>
          <table:table-cell table:formula="of:=[.D14]/[.$D$60]" office:value-type="float" office:value="0.031333531721465" calcext:value-type="float">
            <text:p>3.13335E-02</text:p>
          </table:table-cell>
          <table:table-cell office:value-type="float" office:value="0.03036871" calcext:value-type="float">
            <text:p>3.03687E-02</text:p>
          </table:table-cell>
          <table:table-cell office:value-type="float" office:value="537.5274" calcext:value-type="float">
            <text:p>5.37527E+02</text:p>
          </table:table-cell>
          <table:table-cell office:value-type="float" office:value="57839.08" calcext:value-type="float">
            <text:p>5.78391E+04</text:p>
          </table:table-cell>
          <table:table-cell table:number-columns-repeated="12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935175" calcext:value-type="float">
            <text:p>9.35175E-01</text:p>
          </table:table-cell>
          <table:table-cell office:value-type="float" office:value="163.3628" calcext:value-type="float">
            <text:p>1.63363E+02</text:p>
          </table:table-cell>
          <table:table-cell table:formula="of:=[.B15]/[.C15]" office:value-type="float" office:value="0.00572452847282245" calcext:value-type="float">
            <text:p>5.72453E-03</text:p>
          </table:table-cell>
          <table:table-cell table:formula="of:=[.D15]/[.$D$60]" office:value-type="float" office:value="0.0311649328942693" calcext:value-type="float">
            <text:p>3.11649E-02</text:p>
          </table:table-cell>
          <table:table-cell office:value-type="float" office:value="0.03020035" calcext:value-type="float">
            <text:p>3.02004E-02</text:p>
          </table:table-cell>
          <table:table-cell office:value-type="float" office:value="534.3591" calcext:value-type="float">
            <text:p>5.34359E+02</text:p>
          </table:table-cell>
          <table:table-cell office:value-type="float" office:value="57603.57" calcext:value-type="float">
            <text:p>5.76036E+04</text:p>
          </table:table-cell>
          <table:table-cell table:number-columns-repeated="12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1.07126" calcext:value-type="float">
            <text:p>1.07126E+00</text:p>
          </table:table-cell>
          <table:table-cell office:value-type="float" office:value="188.4956" calcext:value-type="float">
            <text:p>1.88496E+02</text:p>
          </table:table-cell>
          <table:table-cell table:formula="of:=[.B16]/[.C16]" office:value-type="float" office:value="0.00568320958154991" calcext:value-type="float">
            <text:p>5.68321E-03</text:p>
          </table:table-cell>
          <table:table-cell table:formula="of:=[.D16]/[.$D$60]" office:value-type="float" office:value="0.0309399885202675" calcext:value-type="float">
            <text:p>3.09400E-02</text:p>
          </table:table-cell>
          <table:table-cell office:value-type="float" office:value="0.03000422" calcext:value-type="float">
            <text:p>3.00042E-02</text:p>
          </table:table-cell>
          <table:table-cell office:value-type="float" office:value="530.6709" calcext:value-type="float">
            <text:p>5.30671E+02</text:p>
          </table:table-cell>
          <table:table-cell office:value-type="float" office:value="57329.16" calcext:value-type="float">
            <text:p>5.73292E+04</text:p>
          </table:table-cell>
          <table:table-cell table:number-columns-repeated="12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1.20262" calcext:value-type="float">
            <text:p>1.20262E+00</text:p>
          </table:table-cell>
          <table:table-cell office:value-type="float" office:value="213.6283" calcext:value-type="float">
            <text:p>2.13628E+02</text:p>
          </table:table-cell>
          <table:table-cell table:formula="of:=[.B17]/[.C17]" office:value-type="float" office:value="0.00562949758997286" calcext:value-type="float">
            <text:p>5.62950E-03</text:p>
          </table:table-cell>
          <table:table-cell table:formula="of:=[.D17]/[.$D$60]" office:value-type="float" office:value="0.0306475748095028" calcext:value-type="float">
            <text:p>3.06476E-02</text:p>
          </table:table-cell>
          <table:table-cell office:value-type="float" office:value="0.02978046" calcext:value-type="float">
            <text:p>2.97805E-02</text:p>
          </table:table-cell>
          <table:table-cell office:value-type="float" office:value="526.4666" calcext:value-type="float">
            <text:p>5.26467E+02</text:p>
          </table:table-cell>
          <table:table-cell office:value-type="float" office:value="57015.98" calcext:value-type="float">
            <text:p>5.70160E+04</text:p>
          </table:table-cell>
          <table:table-cell table:number-columns-repeated="12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1.33152" calcext:value-type="float">
            <text:p>1.33152E+00</text:p>
          </table:table-cell>
          <table:table-cell office:value-type="float" office:value="238.761" calcext:value-type="float">
            <text:p>2.38761E+02</text:p>
          </table:table-cell>
          <table:table-cell table:formula="of:=[.B18]/[.C18]" office:value-type="float" office:value="0.00557679017930064" calcext:value-type="float">
            <text:p>5.57679E-03</text:p>
          </table:table-cell>
          <table:table-cell table:formula="of:=[.D18]/[.$D$60]" office:value-type="float" office:value="0.0303606301424566" calcext:value-type="float">
            <text:p>3.03606E-02</text:p>
          </table:table-cell>
          <table:table-cell office:value-type="float" office:value="0.02952921" calcext:value-type="float">
            <text:p>2.95292E-02</text:p>
          </table:table-cell>
          <table:table-cell office:value-type="float" office:value="521.7503" calcext:value-type="float">
            <text:p>5.21750E+02</text:p>
          </table:table-cell>
          <table:table-cell office:value-type="float" office:value="56664.12" calcext:value-type="float">
            <text:p>5.66641E+04</text:p>
          </table:table-cell>
          <table:table-cell table:number-columns-repeated="12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1.45547" calcext:value-type="float">
            <text:p>1.45547E+00</text:p>
          </table:table-cell>
          <table:table-cell office:value-type="float" office:value="263.8938" calcext:value-type="float">
            <text:p>2.63894E+02</text:p>
          </table:table-cell>
          <table:table-cell table:formula="of:=[.B19]/[.C19]" office:value-type="float" office:value="0.00551536261935673" calcext:value-type="float">
            <text:p>5.51536E-03</text:p>
          </table:table-cell>
          <table:table-cell table:formula="of:=[.D19]/[.$D$60]" office:value-type="float" office:value="0.0300262120689682" calcext:value-type="float">
            <text:p>3.00262E-02</text:p>
          </table:table-cell>
          <table:table-cell office:value-type="float" office:value="0.02925062" calcext:value-type="float">
            <text:p>2.92506E-02</text:p>
          </table:table-cell>
          <table:table-cell office:value-type="float" office:value="516.5269" calcext:value-type="float">
            <text:p>5.16527E+02</text:p>
          </table:table-cell>
          <table:table-cell office:value-type="float" office:value="56273.68" calcext:value-type="float">
            <text:p>5.62737E+04</text:p>
          </table:table-cell>
          <table:table-cell table:number-columns-repeated="12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1.57415" calcext:value-type="float">
            <text:p>1.57415E+00</text:p>
          </table:table-cell>
          <table:table-cell office:value-type="float" office:value="289.0265" calcext:value-type="float">
            <text:p>2.89027E+02</text:p>
          </table:table-cell>
          <table:table-cell table:formula="of:=[.B20]/[.C20]" office:value-type="float" office:value="0.00544638640401486" calcext:value-type="float">
            <text:p>5.44639E-03</text:p>
          </table:table-cell>
          <table:table-cell table:formula="of:=[.D20]/[.$D$60]" office:value-type="float" office:value="0.0296506983244501" calcext:value-type="float">
            <text:p>2.96507E-02</text:p>
          </table:table-cell>
          <table:table-cell office:value-type="float" office:value="0.02894486" calcext:value-type="float">
            <text:p>2.89449E-02</text:p>
          </table:table-cell>
          <table:table-cell office:value-type="float" office:value="510.8017" calcext:value-type="float">
            <text:p>5.10802E+02</text:p>
          </table:table-cell>
          <table:table-cell office:value-type="float" office:value="55844.7" calcext:value-type="float">
            <text:p>5.58447E+04</text:p>
          </table:table-cell>
          <table:table-cell table:number-columns-repeated="12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1.68972" calcext:value-type="float">
            <text:p>1.68972E+00</text:p>
          </table:table-cell>
          <table:table-cell office:value-type="float" office:value="314.1593" calcext:value-type="float">
            <text:p>3.14159E+02</text:p>
          </table:table-cell>
          <table:table-cell table:formula="of:=[.B21]/[.C21]" office:value-type="float" office:value="0.00537854521575519" calcext:value-type="float">
            <text:p>5.37855E-03</text:p>
          </table:table-cell>
          <table:table-cell table:formula="of:=[.D21]/[.$D$60]" office:value-type="float" office:value="0.02928136378631" calcext:value-type="float">
            <text:p>2.92814E-02</text:p>
          </table:table-cell>
          <table:table-cell office:value-type="float" office:value="0.02861211" calcext:value-type="float">
            <text:p>2.86121E-02</text:p>
          </table:table-cell>
          <table:table-cell office:value-type="float" office:value="504.5806" calcext:value-type="float">
            <text:p>5.04581E+02</text:p>
          </table:table-cell>
          <table:table-cell office:value-type="float" office:value="55377.17" calcext:value-type="float">
            <text:p>5.53772E+04</text:p>
          </table:table-cell>
          <table:table-cell table:number-columns-repeated="12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1.79782" calcext:value-type="float">
            <text:p>1.79782E+00</text:p>
          </table:table-cell>
          <table:table-cell office:value-type="float" office:value="339.292" calcext:value-type="float">
            <text:p>3.39292E+02</text:p>
          </table:table-cell>
          <table:table-cell table:formula="of:=[.B22]/[.C22]" office:value-type="float" office:value="0.00529873972861134" calcext:value-type="float">
            <text:p>5.29874E-03</text:p>
          </table:table-cell>
          <table:table-cell table:formula="of:=[.D22]/[.$D$60]" office:value-type="float" office:value="0.0288468943512743" calcext:value-type="float">
            <text:p>2.88469E-02</text:p>
          </table:table-cell>
          <table:table-cell office:value-type="float" office:value="0.02825256" calcext:value-type="float">
            <text:p>2.82526E-02</text:p>
          </table:table-cell>
          <table:table-cell office:value-type="float" office:value="497.8699" calcext:value-type="float">
            <text:p>4.97870E+02</text:p>
          </table:table-cell>
          <table:table-cell office:value-type="float" office:value="54871.02" calcext:value-type="float">
            <text:p>5.48710E+04</text:p>
          </table:table-cell>
          <table:table-cell table:number-columns-repeated="12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1.89863" calcext:value-type="float">
            <text:p>1.89863E+00</text:p>
          </table:table-cell>
          <table:table-cell office:value-type="float" office:value="364.4247" calcext:value-type="float">
            <text:p>3.64425E+02</text:p>
          </table:table-cell>
          <table:table-cell table:formula="of:=[.B23]/[.C23]" office:value-type="float" office:value="0.00520993774571263" calcext:value-type="float">
            <text:p>5.20994E-03</text:p>
          </table:table-cell>
          <table:table-cell table:formula="of:=[.D23]/[.$D$60]" office:value-type="float" office:value="0.028363447050583" calcext:value-type="float">
            <text:p>2.83634E-02</text:p>
          </table:table-cell>
          <table:table-cell office:value-type="float" office:value="0.02786641" calcext:value-type="float">
            <text:p>2.78664E-02</text:p>
          </table:table-cell>
          <table:table-cell office:value-type="float" office:value="490.6765" calcext:value-type="float">
            <text:p>4.90677E+02</text:p>
          </table:table-cell>
          <table:table-cell office:value-type="float" office:value="54326.13" calcext:value-type="float">
            <text:p>5.43261E+04</text:p>
          </table:table-cell>
          <table:table-cell table:number-columns-repeated="12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1.99642" calcext:value-type="float">
            <text:p>1.99642E+00</text:p>
          </table:table-cell>
          <table:table-cell office:value-type="float" office:value="389.5575" calcext:value-type="float">
            <text:p>3.89558E+02</text:p>
          </table:table-cell>
          <table:table-cell table:formula="of:=[.B24]/[.C24]" office:value-type="float" office:value="0.00512484036374605" calcext:value-type="float">
            <text:p>5.12484E-03</text:p>
          </table:table-cell>
          <table:table-cell table:formula="of:=[.D24]/[.$D$60]" office:value-type="float" office:value="0.027900167985581" calcext:value-type="float">
            <text:p>2.79002E-02</text:p>
          </table:table-cell>
          <table:table-cell office:value-type="float" office:value="0.02745387" calcext:value-type="float">
            <text:p>2.74539E-02</text:p>
          </table:table-cell>
          <table:table-cell office:value-type="float" office:value="483.0078" calcext:value-type="float">
            <text:p>4.83008E+02</text:p>
          </table:table-cell>
          <table:table-cell office:value-type="float" office:value="53742.25" calcext:value-type="float">
            <text:p>5.37423E+04</text:p>
          </table:table-cell>
          <table:table-cell table:number-columns-repeated="12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2.08234" calcext:value-type="float">
            <text:p>2.08234E+00</text:p>
          </table:table-cell>
          <table:table-cell office:value-type="float" office:value="414.6902" calcext:value-type="float">
            <text:p>4.14690E+02</text:p>
          </table:table-cell>
          <table:table-cell table:formula="of:=[.B25]/[.C25]" office:value-type="float" office:value="0.00502143527867309" calcext:value-type="float">
            <text:p>5.02144E-03</text:p>
          </table:table-cell>
          <table:table-cell table:formula="of:=[.D25]/[.$D$60]" office:value-type="float" office:value="0.0273372198663561" calcext:value-type="float">
            <text:p>2.73372E-02</text:p>
          </table:table-cell>
          <table:table-cell office:value-type="float" office:value="0.02701515" calcext:value-type="float">
            <text:p>2.70152E-02</text:p>
          </table:table-cell>
          <table:table-cell office:value-type="float" office:value="474.8718" calcext:value-type="float">
            <text:p>4.74872E+02</text:p>
          </table:table-cell>
          <table:table-cell office:value-type="float" office:value="53119.06" calcext:value-type="float">
            <text:p>5.31191E+04</text:p>
          </table:table-cell>
          <table:table-cell table:number-columns-repeated="12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2.1633" calcext:value-type="float">
            <text:p>2.16330E+00</text:p>
          </table:table-cell>
          <table:table-cell office:value-type="float" office:value="439.823" calcext:value-type="float">
            <text:p>4.39823E+02</text:p>
          </table:table-cell>
          <table:table-cell table:formula="of:=[.B26]/[.C26]" office:value-type="float" office:value="0.00491856951546418" calcext:value-type="float">
            <text:p>4.91857E-03</text:p>
          </table:table-cell>
          <table:table-cell table:formula="of:=[.D26]/[.$D$60]" office:value-type="float" office:value="0.026777207871876" calcext:value-type="float">
            <text:p>2.67772E-02</text:p>
          </table:table-cell>
          <table:table-cell office:value-type="float" office:value="0.02655049" calcext:value-type="float">
            <text:p>2.65505E-02</text:p>
          </table:table-cell>
          <table:table-cell office:value-type="float" office:value="466.277" calcext:value-type="float">
            <text:p>4.66277E+02</text:p>
          </table:table-cell>
          <table:table-cell office:value-type="float" office:value="52456.12" calcext:value-type="float">
            <text:p>5.24561E+04</text:p>
          </table:table-cell>
          <table:table-cell table:number-columns-repeated="12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2.23587" calcext:value-type="float">
            <text:p>2.23587E+00</text:p>
          </table:table-cell>
          <table:table-cell office:value-type="float" office:value="464.9557" calcext:value-type="float">
            <text:p>4.64956E+02</text:p>
          </table:table-cell>
          <table:table-cell table:formula="of:=[.B27]/[.C27]" office:value-type="float" office:value="0.00480878070749536" calcext:value-type="float">
            <text:p>4.80878E-03</text:p>
          </table:table-cell>
          <table:table-cell table:formula="of:=[.D27]/[.$D$60]" office:value-type="float" office:value="0.0261795060962391" calcext:value-type="float">
            <text:p>2.61795E-02</text:p>
          </table:table-cell>
          <table:table-cell office:value-type="float" office:value="0.0260601" calcext:value-type="float">
            <text:p>2.60601E-02</text:p>
          </table:table-cell>
          <table:table-cell office:value-type="float" office:value="457.2325" calcext:value-type="float">
            <text:p>4.57233E+02</text:p>
          </table:table-cell>
          <table:table-cell office:value-type="float" office:value="51752.89" calcext:value-type="float">
            <text:p>5.17529E+04</text:p>
          </table:table-cell>
          <table:table-cell table:number-columns-repeated="12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2.30346" calcext:value-type="float">
            <text:p>2.30346E+00</text:p>
          </table:table-cell>
          <table:table-cell office:value-type="float" office:value="490.0885" calcext:value-type="float">
            <text:p>4.90089E+02</text:p>
          </table:table-cell>
          <table:table-cell table:formula="of:=[.B28]/[.C28]" office:value-type="float" office:value="0.00470008988172544" calcext:value-type="float">
            <text:p>4.70009E-03</text:p>
          </table:table-cell>
          <table:table-cell table:formula="of:=[.D28]/[.$D$60]" office:value-type="float" office:value="0.0255877818507534" calcext:value-type="float">
            <text:p>2.55878E-02</text:p>
          </table:table-cell>
          <table:table-cell office:value-type="float" office:value="0.02554424" calcext:value-type="float">
            <text:p>2.55442E-02</text:p>
          </table:table-cell>
          <table:table-cell office:value-type="float" office:value="447.7477" calcext:value-type="float">
            <text:p>4.47748E+02</text:p>
          </table:table-cell>
          <table:table-cell office:value-type="float" office:value="51008.66" calcext:value-type="float">
            <text:p>5.10087E+04</text:p>
          </table:table-cell>
          <table:table-cell table:number-columns-repeated="12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2.36243" calcext:value-type="float">
            <text:p>2.36243E+00</text:p>
          </table:table-cell>
          <table:table-cell office:value-type="float" office:value="515.2212" calcext:value-type="float">
            <text:p>5.15221E+02</text:p>
          </table:table-cell>
          <table:table-cell table:formula="of:=[.B29]/[.C29]" office:value-type="float" office:value="0.00458527327679839" calcext:value-type="float">
            <text:p>4.58527E-03</text:p>
          </table:table-cell>
          <table:table-cell table:formula="of:=[.D29]/[.$D$60]" office:value-type="float" office:value="0.0249627082216" calcext:value-type="float">
            <text:p>2.49627E-02</text:p>
          </table:table-cell>
          <table:table-cell office:value-type="float" office:value="0.02500318" calcext:value-type="float">
            <text:p>2.50032E-02</text:p>
          </table:table-cell>
          <table:table-cell office:value-type="float" office:value="437.833" calcext:value-type="float">
            <text:p>4.37833E+02</text:p>
          </table:table-cell>
          <table:table-cell office:value-type="float" office:value="50222.62" calcext:value-type="float">
            <text:p>5.02226E+04</text:p>
          </table:table-cell>
          <table:table-cell table:number-columns-repeated="12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2.40817" calcext:value-type="float">
            <text:p>2.40817E+00</text:p>
          </table:table-cell>
          <table:table-cell office:value-type="float" office:value="540.3539" calcext:value-type="float">
            <text:p>5.40354E+02</text:p>
          </table:table-cell>
          <table:table-cell table:formula="of:=[.B30]/[.C30]" office:value-type="float" office:value="0.00445665331554006" calcext:value-type="float">
            <text:p>4.45665E-03</text:p>
          </table:table-cell>
          <table:table-cell table:formula="of:=[.D30]/[.$D$60]" office:value-type="float" office:value="0.0242624876740894" calcext:value-type="float">
            <text:p>2.42625E-02</text:p>
          </table:table-cell>
          <table:table-cell office:value-type="float" office:value="0.02443718" calcext:value-type="float">
            <text:p>2.44372E-02</text:p>
          </table:table-cell>
          <table:table-cell office:value-type="float" office:value="427.499" calcext:value-type="float">
            <text:p>4.27499E+02</text:p>
          </table:table-cell>
          <table:table-cell office:value-type="float" office:value="49393.81" calcext:value-type="float">
            <text:p>4.93938E+04</text:p>
          </table:table-cell>
          <table:table-cell table:number-columns-repeated="12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2.45007" calcext:value-type="float">
            <text:p>2.45007E+00</text:p>
          </table:table-cell>
          <table:table-cell office:value-type="float" office:value="565.4867" calcext:value-type="float">
            <text:p>5.65487E+02</text:p>
          </table:table-cell>
          <table:table-cell table:formula="of:=[.B31]/[.C31]" office:value-type="float" office:value="0.00433267484451889" calcext:value-type="float">
            <text:p>4.33267E-03</text:p>
          </table:table-cell>
          <table:table-cell table:formula="of:=[.D31]/[.$D$60]" office:value-type="float" office:value="0.0235875358858238" calcext:value-type="float">
            <text:p>2.35875E-02</text:p>
          </table:table-cell>
          <table:table-cell office:value-type="float" office:value="0.02384655" calcext:value-type="float">
            <text:p>2.38466E-02</text:p>
          </table:table-cell>
          <table:table-cell office:value-type="float" office:value="416.7571" calcext:value-type="float">
            <text:p>4.16757E+02</text:p>
          </table:table-cell>
          <table:table-cell office:value-type="float" office:value="48521.12" calcext:value-type="float">
            <text:p>4.85211E+04</text:p>
          </table:table-cell>
          <table:table-cell table:number-columns-repeated="12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2.48043" calcext:value-type="float">
            <text:p>2.48043E+00</text:p>
          </table:table-cell>
          <table:table-cell office:value-type="float" office:value="590.6194" calcext:value-type="float">
            <text:p>5.90619E+02</text:p>
          </table:table-cell>
          <table:table-cell table:formula="of:=[.B32]/[.C32]" office:value-type="float" office:value="0.00419970966073922" calcext:value-type="float">
            <text:p>4.19971E-03</text:p>
          </table:table-cell>
          <table:table-cell table:formula="of:=[.D32]/[.$D$60]" office:value-type="float" office:value="0.0228636594915599" calcext:value-type="float">
            <text:p>2.28637E-02</text:p>
          </table:table-cell>
          <table:table-cell office:value-type="float" office:value="0.02323161" calcext:value-type="float">
            <text:p>2.32316E-02</text:p>
          </table:table-cell>
          <table:table-cell office:value-type="float" office:value="405.6192" calcext:value-type="float">
            <text:p>4.05619E+02</text:p>
          </table:table-cell>
          <table:table-cell office:value-type="float" office:value="47603.3" calcext:value-type="float">
            <text:p>4.76033E+04</text:p>
          </table:table-cell>
          <table:table-cell table:number-columns-repeated="12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2.5033" calcext:value-type="float">
            <text:p>2.50330E+00</text:p>
          </table:table-cell>
          <table:table-cell office:value-type="float" office:value="615.7522" calcext:value-type="float">
            <text:p>6.15752E+02</text:p>
          </table:table-cell>
          <table:table-cell table:formula="of:=[.B33]/[.C33]" office:value-type="float" office:value="0.00406543411456752" calcext:value-type="float">
            <text:p>4.06543E-03</text:p>
          </table:table-cell>
          <table:table-cell table:formula="of:=[.D33]/[.$D$60]" office:value-type="float" office:value="0.0221326493471176" calcext:value-type="float">
            <text:p>2.21326E-02</text:p>
          </table:table-cell>
          <table:table-cell office:value-type="float" office:value="0.0225927" calcext:value-type="float">
            <text:p>2.25927E-02</text:p>
          </table:table-cell>
          <table:table-cell office:value-type="float" office:value="394.0979" calcext:value-type="float">
            <text:p>3.94098E+02</text:p>
          </table:table-cell>
          <table:table-cell office:value-type="float" office:value="46638.98" calcext:value-type="float">
            <text:p>4.66390E+04</text:p>
          </table:table-cell>
          <table:table-cell table:number-columns-repeated="12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2.51914" calcext:value-type="float">
            <text:p>2.51914E+00</text:p>
          </table:table-cell>
          <table:table-cell office:value-type="float" office:value="640.8849" calcext:value-type="float">
            <text:p>6.40885E+02</text:p>
          </table:table-cell>
          <table:table-cell table:formula="of:=[.B34]/[.C34]" office:value-type="float" office:value="0.00393072141347066" calcext:value-type="float">
            <text:p>3.93072E-03</text:p>
          </table:table-cell>
          <table:table-cell table:formula="of:=[.D34]/[.$D$60]" office:value-type="float" office:value="0.021399259285452" calcext:value-type="float">
            <text:p>2.13993E-02</text:p>
          </table:table-cell>
          <table:table-cell office:value-type="float" office:value="0.02193021" calcext:value-type="float">
            <text:p>2.19302E-02</text:p>
          </table:table-cell>
          <table:table-cell office:value-type="float" office:value="382.2064" calcext:value-type="float">
            <text:p>3.82206E+02</text:p>
          </table:table-cell>
          <table:table-cell office:value-type="float" office:value="45626.63" calcext:value-type="float">
            <text:p>4.56266E+04</text:p>
          </table:table-cell>
          <table:table-cell table:number-columns-repeated="12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2.5236" calcext:value-type="float">
            <text:p>2.52360E+00</text:p>
          </table:table-cell>
          <table:table-cell office:value-type="float" office:value="666.0176" calcext:value-type="float">
            <text:p>6.66018E+02</text:p>
          </table:table-cell>
          <table:table-cell table:formula="of:=[.B35]/[.C35]" office:value-type="float" office:value="0.003789089057106" calcext:value-type="float">
            <text:p>3.78909E-03</text:p>
          </table:table-cell>
          <table:table-cell table:formula="of:=[.D35]/[.$D$60]" office:value-type="float" office:value="0.0206281978953799" calcext:value-type="float">
            <text:p>2.06282E-02</text:p>
          </table:table-cell>
          <table:table-cell office:value-type="float" office:value="0.02124457" calcext:value-type="float">
            <text:p>2.12446E-02</text:p>
          </table:table-cell>
          <table:table-cell office:value-type="float" office:value="369.9586" calcext:value-type="float">
            <text:p>3.69959E+02</text:p>
          </table:table-cell>
          <table:table-cell office:value-type="float" office:value="44564.62" calcext:value-type="float">
            <text:p>4.45646E+04</text:p>
          </table:table-cell>
          <table:table-cell table:number-columns-repeated="12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2.51827" calcext:value-type="float">
            <text:p>2.51827E+00</text:p>
          </table:table-cell>
          <table:table-cell office:value-type="float" office:value="691.1504" calcext:value-type="float">
            <text:p>6.91150E+02</text:p>
          </table:table-cell>
          <table:table-cell table:formula="of:=[.B36]/[.C36]" office:value-type="float" office:value="0.00364359190127069" calcext:value-type="float">
            <text:p>3.64359E-03</text:p>
          </table:table-cell>
          <table:table-cell table:formula="of:=[.D36]/[.$D$60]" office:value-type="float" office:value="0.0198360961319872" calcext:value-type="float">
            <text:p>1.98361E-02</text:p>
          </table:table-cell>
          <table:table-cell office:value-type="float" office:value="0.02053625" calcext:value-type="float">
            <text:p>2.05363E-02</text:p>
          </table:table-cell>
          <table:table-cell office:value-type="float" office:value="357.3693" calcext:value-type="float">
            <text:p>3.57369E+02</text:p>
          </table:table-cell>
          <table:table-cell office:value-type="float" office:value="43451.22" calcext:value-type="float">
            <text:p>4.3451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2.50694" calcext:value-type="float">
            <text:p>2.50694E+00</text:p>
          </table:table-cell>
          <table:table-cell office:value-type="float" office:value="716.2831" calcext:value-type="float">
            <text:p>7.16283E+02</text:p>
          </table:table-cell>
          <table:table-cell table:formula="of:=[.B37]/[.C37]" office:value-type="float" office:value="0.00349992900851633" calcext:value-type="float">
            <text:p>3.49993E-03</text:p>
          </table:table-cell>
          <table:table-cell table:formula="of:=[.D37]/[.$D$60]" office:value-type="float" office:value="0.0190539802890244" calcext:value-type="float">
            <text:p>1.90540E-02</text:p>
          </table:table-cell>
          <table:table-cell office:value-type="float" office:value="0.01980579" calcext:value-type="float">
            <text:p>1.98058E-02</text:p>
          </table:table-cell>
          <table:table-cell office:value-type="float" office:value="344.4536" calcext:value-type="float">
            <text:p>3.44454E+02</text:p>
          </table:table-cell>
          <table:table-cell office:value-type="float" office:value="42284.61" calcext:value-type="float">
            <text:p>4.2284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2.48823" calcext:value-type="float">
            <text:p>2.48823E+00</text:p>
          </table:table-cell>
          <table:table-cell office:value-type="float" office:value="741.4159" calcext:value-type="float">
            <text:p>7.41416E+02</text:p>
          </table:table-cell>
          <table:table-cell table:formula="of:=[.B38]/[.C38]" office:value-type="float" office:value="0.00335605157644987" calcext:value-type="float">
            <text:p>3.35605E-03</text:p>
          </table:table-cell>
          <table:table-cell table:formula="of:=[.D38]/[.$D$60]" office:value-type="float" office:value="0.0182706964715644" calcext:value-type="float">
            <text:p>1.82707E-02</text:p>
          </table:table-cell>
          <table:table-cell office:value-type="float" office:value="0.01905377" calcext:value-type="float">
            <text:p>1.90538E-02</text:p>
          </table:table-cell>
          <table:table-cell office:value-type="float" office:value="331.2277" calcext:value-type="float">
            <text:p>3.31228E+02</text:p>
          </table:table-cell>
          <table:table-cell office:value-type="float" office:value="41062.91" calcext:value-type="float">
            <text:p>4.10629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2.46257" calcext:value-type="float">
            <text:p>2.46257E+00</text:p>
          </table:table-cell>
          <table:table-cell office:value-type="float" office:value="766.5486" calcext:value-type="float">
            <text:p>7.66549E+02</text:p>
          </table:table-cell>
          <table:table-cell table:formula="of:=[.B39]/[.C39]" office:value-type="float" office:value="0.00321254255764083" calcext:value-type="float">
            <text:p>3.21254E-03</text:p>
          </table:table-cell>
          <table:table-cell table:formula="of:=[.D39]/[.$D$60]" office:value-type="float" office:value="0.0174894183344847" calcext:value-type="float">
            <text:p>1.74894E-02</text:p>
          </table:table-cell>
          <table:table-cell office:value-type="float" office:value="0.01828088" calcext:value-type="float">
            <text:p>1.82809E-02</text:p>
          </table:table-cell>
          <table:table-cell office:value-type="float" office:value="317.7086" calcext:value-type="float">
            <text:p>3.17709E+02</text:p>
          </table:table-cell>
          <table:table-cell office:value-type="float" office:value="39784.22" calcext:value-type="float">
            <text:p>3.9784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2.42179" calcext:value-type="float">
            <text:p>2.42179E+00</text:p>
          </table:table-cell>
          <table:table-cell office:value-type="float" office:value="791.6813" calcext:value-type="float">
            <text:p>7.91681E+02</text:p>
          </table:table-cell>
          <table:table-cell table:formula="of:=[.B40]/[.C40]" office:value-type="float" office:value="0.00305904661383312" calcext:value-type="float">
            <text:p>3.05905E-03</text:p>
          </table:table-cell>
          <table:table-cell table:formula="of:=[.D40]/[.$D$60]" office:value-type="float" office:value="0.0166537703311564" calcext:value-type="float">
            <text:p>1.66538E-02</text:p>
          </table:table-cell>
          <table:table-cell office:value-type="float" office:value="0.01748785" calcext:value-type="float">
            <text:p>1.74879E-02</text:p>
          </table:table-cell>
          <table:table-cell office:value-type="float" office:value="303.9138" calcext:value-type="float">
            <text:p>3.03914E+02</text:p>
          </table:table-cell>
          <table:table-cell office:value-type="float" office:value="38446.65" calcext:value-type="float">
            <text:p>3.84467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2.37685" calcext:value-type="float">
            <text:p>2.37685E+00</text:p>
          </table:table-cell>
          <table:table-cell office:value-type="float" office:value="816.8141" calcext:value-type="float">
            <text:p>8.16814E+02</text:p>
          </table:table-cell>
          <table:table-cell table:formula="of:=[.B41]/[.C41]" office:value-type="float" office:value="0.00290990324481421" calcext:value-type="float">
            <text:p>2.90990E-03</text:p>
          </table:table-cell>
          <table:table-cell table:formula="of:=[.D41]/[.$D$60]" office:value-type="float" office:value="0.0158418182010961" calcext:value-type="float">
            <text:p>1.58418E-02</text:p>
          </table:table-cell>
          <table:table-cell office:value-type="float" office:value="0.01667553" calcext:value-type="float">
            <text:p>1.66755E-02</text:p>
          </table:table-cell>
          <table:table-cell office:value-type="float" office:value="289.8621" calcext:value-type="float">
            <text:p>2.89862E+02</text:p>
          </table:table-cell>
          <table:table-cell office:value-type="float" office:value="37048.36" calcext:value-type="float">
            <text:p>3.70484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2.32132" calcext:value-type="float">
            <text:p>2.32132E+00</text:p>
          </table:table-cell>
          <table:table-cell office:value-type="float" office:value="841.9468" calcext:value-type="float">
            <text:p>8.41947E+02</text:p>
          </table:table-cell>
          <table:table-cell table:formula="of:=[.B42]/[.C42]" office:value-type="float" office:value="0.00275708631471727" calcext:value-type="float">
            <text:p>2.75709E-03</text:p>
          </table:table-cell>
          <table:table-cell table:formula="of:=[.D42]/[.$D$60]" office:value-type="float" office:value="0.0150098668195648" calcext:value-type="float">
            <text:p>1.50099E-02</text:p>
          </table:table-cell>
          <table:table-cell office:value-type="float" office:value="0.01584487" calcext:value-type="float">
            <text:p>1.58449E-02</text:p>
          </table:table-cell>
          <table:table-cell office:value-type="float" office:value="275.5727" calcext:value-type="float">
            <text:p>2.75573E+02</text:p>
          </table:table-cell>
          <table:table-cell office:value-type="float" office:value="35587.61" calcext:value-type="float">
            <text:p>3.5587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2.25533" calcext:value-type="float">
            <text:p>2.25533E+00</text:p>
          </table:table-cell>
          <table:table-cell office:value-type="float" office:value="867.0796" calcext:value-type="float">
            <text:p>8.67080E+02</text:p>
          </table:table-cell>
          <table:table-cell table:formula="of:=[.B43]/[.C43]" office:value-type="float" office:value="0.00260106453894198" calcext:value-type="float">
            <text:p>2.60106E-03</text:p>
          </table:table-cell>
          <table:table-cell table:formula="of:=[.D43]/[.$D$60]" office:value-type="float" office:value="0.0141604679223166" calcext:value-type="float">
            <text:p>1.41605E-02</text:p>
          </table:table-cell>
          <table:table-cell office:value-type="float" office:value="0.01499692" calcext:value-type="float">
            <text:p>1.49969E-02</text:p>
          </table:table-cell>
          <table:table-cell office:value-type="float" office:value="261.0661" calcext:value-type="float">
            <text:p>2.61066E+02</text:p>
          </table:table-cell>
          <table:table-cell office:value-type="float" office:value="34062.81" calcext:value-type="float">
            <text:p>3.4062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2.18169" calcext:value-type="float">
            <text:p>2.18169E+00</text:p>
          </table:table-cell>
          <table:table-cell office:value-type="float" office:value="892.2123" calcext:value-type="float">
            <text:p>8.92212E+02</text:p>
          </table:table-cell>
          <table:table-cell table:formula="of:=[.B44]/[.C44]" office:value-type="float" office:value="0.00244525882460934" calcext:value-type="float">
            <text:p>2.44526E-03</text:p>
          </table:table-cell>
          <table:table-cell table:formula="of:=[.D44]/[.$D$60]" office:value-type="float" office:value="0.0133122452862038" calcext:value-type="float">
            <text:p>1.33122E-02</text:p>
          </table:table-cell>
          <table:table-cell office:value-type="float" office:value="0.01413284" calcext:value-type="float">
            <text:p>1.41328E-02</text:p>
          </table:table-cell>
          <table:table-cell office:value-type="float" office:value="246.3635" calcext:value-type="float">
            <text:p>2.46364E+02</text:p>
          </table:table-cell>
          <table:table-cell office:value-type="float" office:value="32472.57" calcext:value-type="float">
            <text:p>3.2472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2.10313" calcext:value-type="float">
            <text:p>2.10313E+00</text:p>
          </table:table-cell>
          <table:table-cell office:value-type="float" office:value="917.3451" calcext:value-type="float">
            <text:p>9.17345E+02</text:p>
          </table:table-cell>
          <table:table-cell table:formula="of:=[.B45]/[.C45]" office:value-type="float" office:value="0.00229262684239552" calcext:value-type="float">
            <text:p>2.29263E-03</text:p>
          </table:table-cell>
          <table:table-cell table:formula="of:=[.D45]/[.$D$60]" office:value-type="float" office:value="0.0124813007803294" calcext:value-type="float">
            <text:p>1.24813E-02</text:p>
          </table:table-cell>
          <table:table-cell office:value-type="float" office:value="0.01325393" calcext:value-type="float">
            <text:p>1.32539E-02</text:p>
          </table:table-cell>
          <table:table-cell office:value-type="float" office:value="231.4871" calcext:value-type="float">
            <text:p>2.31487E+02</text:p>
          </table:table-cell>
          <table:table-cell office:value-type="float" office:value="30815.8" calcext:value-type="float">
            <text:p>3.0815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2.0141" calcext:value-type="float">
            <text:p>2.01410E+00</text:p>
          </table:table-cell>
          <table:table-cell office:value-type="float" office:value="942.4778" calcext:value-type="float">
            <text:p>9.42478E+02</text:p>
          </table:table-cell>
          <table:table-cell table:formula="of:=[.B46]/[.C46]" office:value-type="float" office:value="0.00213702646364721" calcext:value-type="float">
            <text:p>2.13703E-03</text:p>
          </table:table-cell>
          <table:table-cell table:formula="of:=[.D46]/[.$D$60]" office:value-type="float" office:value="0.0116341960126553" calcext:value-type="float">
            <text:p>1.16342E-02</text:p>
          </table:table-cell>
          <table:table-cell office:value-type="float" office:value="0.01236164" calcext:value-type="float">
            <text:p>1.23616E-02</text:p>
          </table:table-cell>
          <table:table-cell office:value-type="float" office:value="216.46" calcext:value-type="float">
            <text:p>2.16460E+02</text:p>
          </table:table-cell>
          <table:table-cell office:value-type="float" office:value="29091.73" calcext:value-type="float">
            <text:p>2.90917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1.91493" calcext:value-type="float">
            <text:p>1.91493E+00</text:p>
          </table:table-cell>
          <table:table-cell office:value-type="float" office:value="967.6105" calcext:value-type="float">
            <text:p>9.67611E+02</text:p>
          </table:table-cell>
          <table:table-cell table:formula="of:=[.B47]/[.C47]" office:value-type="float" office:value="0.00197902978522866" calcext:value-type="float">
            <text:p>1.97903E-03</text:p>
          </table:table-cell>
          <table:table-cell table:formula="of:=[.D47]/[.$D$60]" office:value-type="float" office:value="0.010774045538462" calcext:value-type="float">
            <text:p>1.07740E-02</text:p>
          </table:table-cell>
          <table:table-cell office:value-type="float" office:value="0.01145752" calcext:value-type="float">
            <text:p>1.14575E-02</text:p>
          </table:table-cell>
          <table:table-cell office:value-type="float" office:value="201.3064" calcext:value-type="float">
            <text:p>2.01306E+02</text:p>
          </table:table-cell>
          <table:table-cell office:value-type="float" office:value="27300.02" calcext:value-type="float">
            <text:p>2.73000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1.807" calcext:value-type="float">
            <text:p>1.80700E+00</text:p>
          </table:table-cell>
          <table:table-cell office:value-type="float" office:value="992.7433" calcext:value-type="float">
            <text:p>9.92743E+02</text:p>
          </table:table-cell>
          <table:table-cell table:formula="of:=[.B48]/[.C48]" office:value-type="float" office:value="0.00182020870853523" calcext:value-type="float">
            <text:p>1.82021E-03</text:p>
          </table:table-cell>
          <table:table-cell table:formula="of:=[.D48]/[.$D$60]" office:value-type="float" office:value="0.00990940695366933" calcext:value-type="float">
            <text:p>9.90941E-03</text:p>
          </table:table-cell>
          <table:table-cell office:value-type="float" office:value="0.01054331" calcext:value-type="float">
            <text:p>1.05433E-02</text:p>
          </table:table-cell>
          <table:table-cell office:value-type="float" office:value="186.0514" calcext:value-type="float">
            <text:p>1.86051E+02</text:p>
          </table:table-cell>
          <table:table-cell office:value-type="float" office:value="25440.8" calcext:value-type="float">
            <text:p>2.5440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1.69399" calcext:value-type="float">
            <text:p>1.69399E+00</text:p>
          </table:table-cell>
          <table:table-cell office:value-type="float" office:value="1017.876" calcext:value-type="float">
            <text:p>1.01788E+03</text:p>
          </table:table-cell>
          <table:table-cell table:formula="of:=[.B49]/[.C49]" office:value-type="float" office:value="0.00166424004495636" calcext:value-type="float">
            <text:p>1.66424E-03</text:p>
          </table:table-cell>
          <table:table-cell table:formula="of:=[.D49]/[.$D$60]" office:value-type="float" office:value="0.00906029720478417" calcext:value-type="float">
            <text:p>9.06030E-03</text:p>
          </table:table-cell>
          <table:table-cell office:value-type="float" office:value="0.009620862" calcext:value-type="float">
            <text:p>9.62086E-03</text:p>
          </table:table-cell>
          <table:table-cell office:value-type="float" office:value="170.7209" calcext:value-type="float">
            <text:p>1.70721E+02</text:p>
          </table:table-cell>
          <table:table-cell office:value-type="float" office:value="23514.79" calcext:value-type="float">
            <text:p>2.3514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1.56961" calcext:value-type="float">
            <text:p>1.56961E+00</text:p>
          </table:table-cell>
          <table:table-cell office:value-type="float" office:value="1043.009" calcext:value-type="float">
            <text:p>1.04301E+03</text:p>
          </table:table-cell>
          <table:table-cell table:formula="of:=[.B50]/[.C50]" office:value-type="float" office:value="0.00150488634326262" calcext:value-type="float">
            <text:p>1.50489E-03</text:p>
          </table:table-cell>
          <table:table-cell table:formula="of:=[.D50]/[.$D$60]" office:value-type="float" office:value="0.00819275895367468" calcext:value-type="float">
            <text:p>8.19276E-03</text:p>
          </table:table-cell>
          <table:table-cell office:value-type="float" office:value="0.00869221" calcext:value-type="float">
            <text:p>8.69221E-03</text:p>
          </table:table-cell>
          <table:table-cell office:value-type="float" office:value="155.3421" calcext:value-type="float">
            <text:p>1.55342E+02</text:p>
          </table:table-cell>
          <table:table-cell office:value-type="float" office:value="21523.33" calcext:value-type="float">
            <text:p>2.15233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1.43826" calcext:value-type="float">
            <text:p>1.43826E+00</text:p>
          </table:table-cell>
          <table:table-cell office:value-type="float" office:value="1068.142" calcext:value-type="float">
            <text:p>1.06814E+03</text:p>
          </table:table-cell>
          <table:table-cell table:formula="of:=[.B51]/[.C51]" office:value-type="float" office:value="0.00134650636338614" calcext:value-type="float">
            <text:p>1.34651E-03</text:p>
          </table:table-cell>
          <table:table-cell table:formula="of:=[.D51]/[.$D$60]" office:value-type="float" office:value="0.00733052174617722" calcext:value-type="float">
            <text:p>7.33052E-03</text:p>
          </table:table-cell>
          <table:table-cell office:value-type="float" office:value="0.007759524" calcext:value-type="float">
            <text:p>7.75952E-03</text:p>
          </table:table-cell>
          <table:table-cell office:value-type="float" office:value="139.9427" calcext:value-type="float">
            <text:p>1.39943E+02</text:p>
          </table:table-cell>
          <table:table-cell office:value-type="float" office:value="19468.5" calcext:value-type="float">
            <text:p>1.94685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1.29873" calcext:value-type="float">
            <text:p>1.29873E+00</text:p>
          </table:table-cell>
          <table:table-cell office:value-type="float" office:value="1093.274" calcext:value-type="float">
            <text:p>1.09327E+03</text:p>
          </table:table-cell>
          <table:table-cell table:formula="of:=[.B52]/[.C52]" office:value-type="float" office:value="0.00118792727166291" calcext:value-type="float">
            <text:p>1.18793E-03</text:p>
          </table:table-cell>
          <table:table-cell table:formula="of:=[.D52]/[.$D$60]" office:value-type="float" office:value="0.0064672005529206" calcext:value-type="float">
            <text:p>6.46720E-03</text:p>
          </table:table-cell>
          <table:table-cell office:value-type="float" office:value="0.006825133" calcext:value-type="float">
            <text:p>6.82513E-03</text:p>
          </table:table-cell>
          <table:table-cell office:value-type="float" office:value="124.5516" calcext:value-type="float">
            <text:p>1.24552E+02</text:p>
          </table:table-cell>
          <table:table-cell office:value-type="float" office:value="17353.17" calcext:value-type="float">
            <text:p>1.7353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1.15235" calcext:value-type="float">
            <text:p>1.15235E+00</text:p>
          </table:table-cell>
          <table:table-cell office:value-type="float" office:value="1118.407" calcext:value-type="float">
            <text:p>1.11841E+03</text:p>
          </table:table-cell>
          <table:table-cell table:formula="of:=[.B53]/[.C53]" office:value-type="float" office:value="0.00103034941662561" calcext:value-type="float">
            <text:p>1.03035E-03</text:p>
          </table:table-cell>
          <table:table-cell table:formula="of:=[.D53]/[.$D$60]" office:value-type="float" office:value="0.00560933019710436" calcext:value-type="float">
            <text:p>5.60933E-03</text:p>
          </table:table-cell>
          <table:table-cell office:value-type="float" office:value="0.005891509" calcext:value-type="float">
            <text:p>5.89151E-03</text:p>
          </table:table-cell>
          <table:table-cell office:value-type="float" office:value="109.1984" calcext:value-type="float">
            <text:p>1.09198E+02</text:p>
          </table:table-cell>
          <table:table-cell office:value-type="float" office:value="15181.06" calcext:value-type="float">
            <text:p>1.5181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995259" calcext:value-type="float">
            <text:p>9.95259E-01</text:p>
          </table:table-cell>
          <table:table-cell office:value-type="float" office:value="1143.54" calcext:value-type="float">
            <text:p>1.14354E+03</text:p>
          </table:table-cell>
          <table:table-cell table:formula="of:=[.B54]/[.C54]" office:value-type="float" office:value="0.000870331601867884" calcext:value-type="float">
            <text:p>8.70332E-04</text:p>
          </table:table-cell>
          <table:table-cell table:formula="of:=[.D54]/[.$D$60]" office:value-type="float" office:value="0.0047381764448804" calcext:value-type="float">
            <text:p>4.73818E-03</text:p>
          </table:table-cell>
          <table:table-cell office:value-type="float" office:value="0.004961267" calcext:value-type="float">
            <text:p>4.96127E-03</text:p>
          </table:table-cell>
          <table:table-cell office:value-type="float" office:value="93.91339" calcext:value-type="float">
            <text:p>9.39134E+01</text:p>
          </table:table-cell>
          <table:table-cell office:value-type="float" office:value="12956.82" calcext:value-type="float">
            <text:p>1.2956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82818" calcext:value-type="float">
            <text:p>8.28180E-01</text:p>
          </table:table-cell>
          <table:table-cell office:value-type="float" office:value="1168.672" calcext:value-type="float">
            <text:p>1.16867E+03</text:p>
          </table:table-cell>
          <table:table-cell table:formula="of:=[.B55]/[.C55]" office:value-type="float" office:value="0.000708650502450645" calcext:value-type="float">
            <text:p>7.08651E-04</text:p>
          </table:table-cell>
          <table:table-cell table:formula="of:=[.D55]/[.$D$60]" office:value-type="float" office:value="0.00385796759667013" calcext:value-type="float">
            <text:p>3.85797E-03</text:p>
          </table:table-cell>
          <table:table-cell office:value-type="float" office:value="0.004037157" calcext:value-type="float">
            <text:p>4.03716E-03</text:p>
          </table:table-cell>
          <table:table-cell office:value-type="float" office:value="78.72765" calcext:value-type="float">
            <text:p>7.87277E+01</text:p>
          </table:table-cell>
          <table:table-cell office:value-type="float" office:value="10686.09" calcext:value-type="float">
            <text:p>1.0686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651997" calcext:value-type="float">
            <text:p>6.51997E-01</text:p>
          </table:table-cell>
          <table:table-cell office:value-type="float" office:value="1193.805" calcext:value-type="float">
            <text:p>1.19381E+03</text:p>
          </table:table-cell>
          <table:table-cell table:formula="of:=[.B56]/[.C56]" office:value-type="float" office:value="0.000546150334434853" calcext:value-type="float">
            <text:p>5.46150E-04</text:p>
          </table:table-cell>
          <table:table-cell table:formula="of:=[.D56]/[.$D$60]" office:value-type="float" office:value="0.00297329965317701" calcext:value-type="float">
            <text:p>2.97330E-03</text:p>
          </table:table-cell>
          <table:table-cell office:value-type="float" office:value="0.003122048" calcext:value-type="float">
            <text:p>3.12205E-03</text:p>
          </table:table-cell>
          <table:table-cell office:value-type="float" office:value="63.67279" calcext:value-type="float">
            <text:p>6.36728E+01</text:p>
          </table:table-cell>
          <table:table-cell office:value-type="float" office:value="8375.513" calcext:value-type="float">
            <text:p>8.37551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465875" calcext:value-type="float">
            <text:p>4.65875E-01</text:p>
          </table:table-cell>
          <table:table-cell office:value-type="float" office:value="1218.938" calcext:value-type="float">
            <text:p>1.21894E+03</text:p>
          </table:table-cell>
          <table:table-cell table:formula="of:=[.B57]/[.C57]" office:value-type="float" office:value="0.00038219745384917" calcext:value-type="float">
            <text:p>3.82197E-04</text:p>
          </table:table-cell>
          <table:table-cell table:formula="of:=[.D57]/[.$D$60]" office:value-type="float" office:value="0.00208072299021988" calcext:value-type="float">
            <text:p>2.08072E-03</text:p>
          </table:table-cell>
          <table:table-cell office:value-type="float" office:value="0.002218918" calcext:value-type="float">
            <text:p>2.21892E-03</text:p>
          </table:table-cell>
          <table:table-cell office:value-type="float" office:value="48.78088" calcext:value-type="float">
            <text:p>4.87809E+01</text:p>
          </table:table-cell>
          <table:table-cell office:value-type="float" office:value="6032.767" calcext:value-type="float">
            <text:p>6.03277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257831" calcext:value-type="float">
            <text:p>2.57831E-01</text:p>
          </table:table-cell>
          <table:table-cell office:value-type="float" office:value="1244.071" calcext:value-type="float">
            <text:p>1.24407E+03</text:p>
          </table:table-cell>
          <table:table-cell table:formula="of:=[.B58]/[.C58]" office:value-type="float" office:value="0.000207247817849624" calcext:value-type="float">
            <text:p>2.07248E-04</text:p>
          </table:table-cell>
          <table:table-cell table:formula="of:=[.D58]/[.$D$60]" office:value-type="float" office:value="0.00112827883841108" calcext:value-type="float">
            <text:p>1.12828E-03</text:p>
          </table:table-cell>
          <table:table-cell office:value-type="float" office:value="0.00133084" calcext:value-type="float">
            <text:p>1.33084E-03</text:p>
          </table:table-cell>
          <table:table-cell office:value-type="float" office:value="34.08432" calcext:value-type="float">
            <text:p>3.40843E+01</text:p>
          </table:table-cell>
          <table:table-cell office:value-type="float" office:value="3666.595" calcext:value-type="float">
            <text:p>3.66660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6"/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/>
          <table:table-cell table:formula="of:=SUM([.D9:.D58])" office:value-type="float" office:value="0.183684928578014" calcext:value-type="float">
            <text:p>1.83685E-01</text:p>
          </table:table-cell>
          <table:table-cell table:formula="of:=SUM([.E9:.E58])" office:value-type="float" office:value="1" calcext:value-type="float">
            <text:p>1.00000E+00</text:p>
          </table:table-cell>
          <table:table-cell table:number-columns-repeated="3"/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6"/>
          <table:table-cell table:style-name="ce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10"/>
          <table:table-cell table:style-name="ce3"/>
          <table:table-cell table:style-name="ce1"/>
          <table:table-cell table:number-columns-repeated="8"/>
        </table:table-row>
        <table:table-row table:style-name="ro1" table:number-rows-repeated="104849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oupled3" table:style-name="ta1">
        <table:shapes>
          <draw:frame draw:z-index="0" draw:style-name="gr1" draw:text-style-name="P1" svg:width="18.082cm" svg:height="10.162cm" svg:x="23.788cm" svg:y="0.754cm">
            <draw:object draw:notify-on-update-of-ranges="coupled3.A9:coupled3.A58 coupled3.E8:coupled3.E8 coupled3.E9:coupled3.E58 coupled3.A9:coupled3.A58 coupled3.F8:coupled3.F8 coupled3.F9:coupled3.F5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8.08cm" svg:height="10.174cm" svg:x="24.353cm" svg:y="11.554cm">
            <draw:object draw:notify-on-update-of-ranges="coupled3.A9:coupled3.A58 coupled3.G8:coupled3.G8 coupled3.G9:coupled3.G5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8.08cm" svg:height="10.174cm" svg:x="24.242cm" svg:y="22.631cm">
            <draw:object draw:notify-on-update-of-ranges="coupled3.A9:coupled3.A58 coupled3.H8:coupled3.H8 coupled3.H9:coupled3.H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1" table:number-columns-repeated="10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% Steady-state, cylinder geometry, heat-diffusion coupled calculation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One neutron energy group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Reactor thermal power = 100.0 kW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temperature-dependent thermal conductivit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Heat boundary condition: T(L) = T2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Diffusion boundary condition: zero incoming flux at the boundar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 Flux</text:p>
          </table:table-cell>
          <table:table-cell table:style-name="ce6" office:value-type="string" calcext:value-type="string">
            <text:p>Almost Flux</text:p>
          </table:table-cell>
          <table:table-cell office:value-type="string" calcext:value-type="string">
            <text:p>Almost temp [C]</text:p>
          </table:table-cell>
          <table:table-cell office:value-type="string" calcext:value-type="string">
            <text:p>Almost power [W/m3]</text:p>
          </table:table-cell>
          <table:table-cell table:number-columns-repeated="11"/>
          <table:table-cell office:value-type="string" calcext:value-type="string">
            <text:p>K-eff</text:p>
          </table:table-cell>
        </table:table-row>
        <table:table-row table:style-name="ro1">
          <table:table-cell table:style-name="ce1" office:value-type="float" office:value="1" calcext:value-type="float">
            <text:p>1.00000E+00</text:p>
          </table:table-cell>
          <table:table-cell table:style-name="ce1" office:value-type="float" office:value="0.0741716" calcext:value-type="float">
            <text:p>7.41716E-02</text:p>
          </table:table-cell>
          <table:table-cell office:value-type="float" office:value="12.56637" calcext:value-type="float">
            <text:p>1.25664E+01</text:p>
          </table:table-cell>
          <table:table-cell table:formula="of:=[.B9]/[.C9]" office:value-type="float" office:value="0.00590238867708018" calcext:value-type="float">
            <text:p>5.90239E-03</text:p>
          </table:table-cell>
          <table:table-cell table:formula="of:=[.D9]/[.$D$60]" office:value-type="float" office:value="0.0321332224846816" calcext:value-type="float">
            <text:p>3.21332E-02</text:p>
          </table:table-cell>
          <table:table-cell office:value-type="float" office:value="0.03317713" calcext:value-type="float">
            <text:p>3.31771E-02</text:p>
          </table:table-cell>
          <table:table-cell office:value-type="float" office:value="872.7453" calcext:value-type="float">
            <text:p>8.72745E+02</text:p>
          </table:table-cell>
          <table:table-cell office:value-type="float" office:value="72377.56" calcext:value-type="float">
            <text:p>7.23776E+04</text:p>
          </table:table-cell>
          <table:table-cell table:number-columns-repeated="10"/>
          <table:table-cell office:value-type="string" calcext:value-type="string">
            <text:p>Serpent</text:p>
          </table:table-cell>
          <table:table-cell table:style-name="ce1" office:value-type="float" office:value="0.7872892" calcext:value-type="float">
            <text:p>7.87289E-01</text:p>
          </table:table-cell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221851" calcext:value-type="float">
            <text:p>2.21851E-01</text:p>
          </table:table-cell>
          <table:table-cell office:value-type="float" office:value="37.69911" calcext:value-type="float">
            <text:p>3.76991E+01</text:p>
          </table:table-cell>
          <table:table-cell table:formula="of:=[.B10]/[.C10]" office:value-type="float" office:value="0.00588478083434861" calcext:value-type="float">
            <text:p>5.88478E-03</text:p>
          </table:table-cell>
          <table:table-cell table:formula="of:=[.D10]/[.$D$60]" office:value-type="float" office:value="0.0320373635436793" calcext:value-type="float">
            <text:p>3.20374E-02</text:p>
          </table:table-cell>
          <table:table-cell office:value-type="float" office:value="0.03313257" calcext:value-type="float">
            <text:p>3.31326E-02</text:p>
          </table:table-cell>
          <table:table-cell office:value-type="float" office:value="872.1124" calcext:value-type="float">
            <text:p>8.72112E+02</text:p>
          </table:table-cell>
          <table:table-cell office:value-type="float" office:value="72275.59" calcext:value-type="float">
            <text:p>7.22756E+04</text:p>
          </table:table-cell>
          <table:table-cell table:number-columns-repeated="10"/>
          <table:table-cell office:value-type="string" calcext:value-type="string">
            <text:p>Almost</text:p>
          </table:table-cell>
          <table:table-cell table:style-name="ce1" office:value-type="float" office:value="0.7813016" calcext:value-type="float">
            <text:p>7.81302E-01</text:p>
          </table:table-cell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36925" calcext:value-type="float">
            <text:p>3.69250E-01</text:p>
          </table:table-cell>
          <table:table-cell office:value-type="float" office:value="62.83185" calcext:value-type="float">
            <text:p>6.28319E+01</text:p>
          </table:table-cell>
          <table:table-cell table:formula="of:=[.B11]/[.C11]" office:value-type="float" office:value="0.00587679656097982" calcext:value-type="float">
            <text:p>5.87680E-03</text:p>
          </table:table-cell>
          <table:table-cell table:formula="of:=[.D11]/[.$D$60]" office:value-type="float" office:value="0.0319938963227669" calcext:value-type="float">
            <text:p>3.19939E-02</text:p>
          </table:table-cell>
          <table:table-cell office:value-type="float" office:value="0.03304362" calcext:value-type="float">
            <text:p>3.30436E-02</text:p>
          </table:table-cell>
          <table:table-cell office:value-type="float" office:value="870.8479" calcext:value-type="float">
            <text:p>8.70848E+02</text:p>
          </table:table-cell>
          <table:table-cell office:value-type="float" office:value="72072.22" calcext:value-type="float">
            <text:p>7.20722E+04</text:p>
          </table:table-cell>
          <table:table-cell table:number-columns-repeated="12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516978" calcext:value-type="float">
            <text:p>5.16978E-01</text:p>
          </table:table-cell>
          <table:table-cell office:value-type="float" office:value="87.96459" calcext:value-type="float">
            <text:p>8.79646E+01</text:p>
          </table:table-cell>
          <table:table-cell table:formula="of:=[.B12]/[.C12]" office:value-type="float" office:value="0.00587711487088157" calcext:value-type="float">
            <text:p>5.87711E-03</text:p>
          </table:table-cell>
          <table:table-cell table:formula="of:=[.D12]/[.$D$60]" office:value-type="float" office:value="0.0319956292352285" calcext:value-type="float">
            <text:p>3.19956E-02</text:p>
          </table:table-cell>
          <table:table-cell office:value-type="float" office:value="0.03291061" calcext:value-type="float">
            <text:p>3.29106E-02</text:p>
          </table:table-cell>
          <table:table-cell office:value-type="float" office:value="868.9544" calcext:value-type="float">
            <text:p>8.68954E+02</text:p>
          </table:table-cell>
          <table:table-cell office:value-type="float" office:value="71768.58" calcext:value-type="float">
            <text:p>7.17686E+04</text:p>
          </table:table-cell>
          <table:table-cell table:number-columns-repeated="10"/>
          <table:table-cell office:value-type="string" calcext:value-type="string">
            <text:p>Rel Error %</text:p>
          </table:table-cell>
          <table:table-cell table:formula="of:=100*([.T9]-[.T10])/[.T9]" office:value-type="float" office:value="0.760533740333283" calcext:value-type="float">
            <text:p>0.760533740333283</text:p>
          </table:table-cell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659383" calcext:value-type="float">
            <text:p>6.59383E-01</text:p>
          </table:table-cell>
          <table:table-cell office:value-type="float" office:value="113.0973" calcext:value-type="float">
            <text:p>1.13097E+02</text:p>
          </table:table-cell>
          <table:table-cell table:formula="of:=[.B13]/[.C13]" office:value-type="float" office:value="0.00583022760048206" calcext:value-type="float">
            <text:p>5.83023E-03</text:p>
          </table:table-cell>
          <table:table-cell table:formula="of:=[.D13]/[.$D$60]" office:value-type="float" office:value="0.0317403700217346" calcext:value-type="float">
            <text:p>3.17404E-02</text:p>
          </table:table-cell>
          <table:table-cell office:value-type="float" office:value="0.03273403" calcext:value-type="float">
            <text:p>3.27340E-02</text:p>
          </table:table-cell>
          <table:table-cell office:value-type="float" office:value="866.4357" calcext:value-type="float">
            <text:p>8.66436E+02</text:p>
          </table:table-cell>
          <table:table-cell office:value-type="float" office:value="71366.32" calcext:value-type="float">
            <text:p>7.13663E+04</text:p>
          </table:table-cell>
          <table:table-cell table:number-columns-repeated="12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795583" calcext:value-type="float">
            <text:p>7.95583E-01</text:p>
          </table:table-cell>
          <table:table-cell office:value-type="float" office:value="138.2301" calcext:value-type="float">
            <text:p>1.38230E+02</text:p>
          </table:table-cell>
          <table:table-cell table:formula="of:=[.B14]/[.C14]" office:value-type="float" office:value="0.00575549753635424" calcext:value-type="float">
            <text:p>5.75550E-03</text:p>
          </table:table-cell>
          <table:table-cell table:formula="of:=[.D14]/[.$D$60]" office:value-type="float" office:value="0.031333531721465" calcext:value-type="float">
            <text:p>3.13335E-02</text:p>
          </table:table-cell>
          <table:table-cell office:value-type="float" office:value="0.03251453" calcext:value-type="float">
            <text:p>3.25145E-02</text:p>
          </table:table-cell>
          <table:table-cell office:value-type="float" office:value="863.2969" calcext:value-type="float">
            <text:p>8.63297E+02</text:p>
          </table:table-cell>
          <table:table-cell office:value-type="float" office:value="70867.63" calcext:value-type="float">
            <text:p>7.08676E+04</text:p>
          </table:table-cell>
          <table:table-cell table:number-columns-repeated="12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935175" calcext:value-type="float">
            <text:p>9.35175E-01</text:p>
          </table:table-cell>
          <table:table-cell office:value-type="float" office:value="163.3628" calcext:value-type="float">
            <text:p>1.63363E+02</text:p>
          </table:table-cell>
          <table:table-cell table:formula="of:=[.B15]/[.C15]" office:value-type="float" office:value="0.00572452847282245" calcext:value-type="float">
            <text:p>5.72453E-03</text:p>
          </table:table-cell>
          <table:table-cell table:formula="of:=[.D15]/[.$D$60]" office:value-type="float" office:value="0.0311649328942693" calcext:value-type="float">
            <text:p>3.11649E-02</text:p>
          </table:table-cell>
          <table:table-cell office:value-type="float" office:value="0.03225292" calcext:value-type="float">
            <text:p>3.22529E-02</text:p>
          </table:table-cell>
          <table:table-cell office:value-type="float" office:value="859.5441" calcext:value-type="float">
            <text:p>8.59544E+02</text:p>
          </table:table-cell>
          <table:table-cell office:value-type="float" office:value="70275.17" calcext:value-type="float">
            <text:p>7.02752E+04</text:p>
          </table:table-cell>
          <table:table-cell table:number-columns-repeated="12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1.07126" calcext:value-type="float">
            <text:p>1.07126E+00</text:p>
          </table:table-cell>
          <table:table-cell office:value-type="float" office:value="188.4956" calcext:value-type="float">
            <text:p>1.88496E+02</text:p>
          </table:table-cell>
          <table:table-cell table:formula="of:=[.B16]/[.C16]" office:value-type="float" office:value="0.00568320958154991" calcext:value-type="float">
            <text:p>5.68321E-03</text:p>
          </table:table-cell>
          <table:table-cell table:formula="of:=[.D16]/[.$D$60]" office:value-type="float" office:value="0.0309399885202675" calcext:value-type="float">
            <text:p>3.09400E-02</text:p>
          </table:table-cell>
          <table:table-cell office:value-type="float" office:value="0.03195014" calcext:value-type="float">
            <text:p>3.19501E-02</text:p>
          </table:table-cell>
          <table:table-cell office:value-type="float" office:value="855.185" calcext:value-type="float">
            <text:p>8.55185E+02</text:p>
          </table:table-cell>
          <table:table-cell office:value-type="float" office:value="69592.04" calcext:value-type="float">
            <text:p>6.95920E+04</text:p>
          </table:table-cell>
          <table:table-cell table:number-columns-repeated="12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1.20262" calcext:value-type="float">
            <text:p>1.20262E+00</text:p>
          </table:table-cell>
          <table:table-cell office:value-type="float" office:value="213.6283" calcext:value-type="float">
            <text:p>2.13628E+02</text:p>
          </table:table-cell>
          <table:table-cell table:formula="of:=[.B17]/[.C17]" office:value-type="float" office:value="0.00562949758997286" calcext:value-type="float">
            <text:p>5.62950E-03</text:p>
          </table:table-cell>
          <table:table-cell table:formula="of:=[.D17]/[.$D$60]" office:value-type="float" office:value="0.0306475748095028" calcext:value-type="float">
            <text:p>3.06476E-02</text:p>
          </table:table-cell>
          <table:table-cell office:value-type="float" office:value="0.03160727" calcext:value-type="float">
            <text:p>3.16073E-02</text:p>
          </table:table-cell>
          <table:table-cell office:value-type="float" office:value="850.228" calcext:value-type="float">
            <text:p>8.50228E+02</text:p>
          </table:table-cell>
          <table:table-cell office:value-type="float" office:value="68821.71" calcext:value-type="float">
            <text:p>6.88217E+04</text:p>
          </table:table-cell>
          <table:table-cell table:number-columns-repeated="12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1.33152" calcext:value-type="float">
            <text:p>1.33152E+00</text:p>
          </table:table-cell>
          <table:table-cell office:value-type="float" office:value="238.761" calcext:value-type="float">
            <text:p>2.38761E+02</text:p>
          </table:table-cell>
          <table:table-cell table:formula="of:=[.B18]/[.C18]" office:value-type="float" office:value="0.00557679017930064" calcext:value-type="float">
            <text:p>5.57679E-03</text:p>
          </table:table-cell>
          <table:table-cell table:formula="of:=[.D18]/[.$D$60]" office:value-type="float" office:value="0.0303606301424566" calcext:value-type="float">
            <text:p>3.03606E-02</text:p>
          </table:table-cell>
          <table:table-cell office:value-type="float" office:value="0.03122549" calcext:value-type="float">
            <text:p>3.12255E-02</text:p>
          </table:table-cell>
          <table:table-cell office:value-type="float" office:value="844.6828" calcext:value-type="float">
            <text:p>8.44683E+02</text:p>
          </table:table-cell>
          <table:table-cell office:value-type="float" office:value="67968" calcext:value-type="float">
            <text:p>6.79680E+04</text:p>
          </table:table-cell>
          <table:table-cell table:number-columns-repeated="12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1.45547" calcext:value-type="float">
            <text:p>1.45547E+00</text:p>
          </table:table-cell>
          <table:table-cell office:value-type="float" office:value="263.8938" calcext:value-type="float">
            <text:p>2.63894E+02</text:p>
          </table:table-cell>
          <table:table-cell table:formula="of:=[.B19]/[.C19]" office:value-type="float" office:value="0.00551536261935673" calcext:value-type="float">
            <text:p>5.51536E-03</text:p>
          </table:table-cell>
          <table:table-cell table:formula="of:=[.D19]/[.$D$60]" office:value-type="float" office:value="0.0300262120689682" calcext:value-type="float">
            <text:p>3.00262E-02</text:p>
          </table:table-cell>
          <table:table-cell office:value-type="float" office:value="0.03080611" calcext:value-type="float">
            <text:p>3.08061E-02</text:p>
          </table:table-cell>
          <table:table-cell office:value-type="float" office:value="838.5601" calcext:value-type="float">
            <text:p>8.38560E+02</text:p>
          </table:table-cell>
          <table:table-cell office:value-type="float" office:value="67035.02" calcext:value-type="float">
            <text:p>6.70350E+04</text:p>
          </table:table-cell>
          <table:table-cell table:number-columns-repeated="12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1.57415" calcext:value-type="float">
            <text:p>1.57415E+00</text:p>
          </table:table-cell>
          <table:table-cell office:value-type="float" office:value="289.0265" calcext:value-type="float">
            <text:p>2.89027E+02</text:p>
          </table:table-cell>
          <table:table-cell table:formula="of:=[.B20]/[.C20]" office:value-type="float" office:value="0.00544638640401486" calcext:value-type="float">
            <text:p>5.44639E-03</text:p>
          </table:table-cell>
          <table:table-cell table:formula="of:=[.D20]/[.$D$60]" office:value-type="float" office:value="0.0296506983244501" calcext:value-type="float">
            <text:p>2.96507E-02</text:p>
          </table:table-cell>
          <table:table-cell office:value-type="float" office:value="0.03035054" calcext:value-type="float">
            <text:p>3.03505E-02</text:p>
          </table:table-cell>
          <table:table-cell office:value-type="float" office:value="831.8716" calcext:value-type="float">
            <text:p>8.31872E+02</text:p>
          </table:table-cell>
          <table:table-cell office:value-type="float" office:value="66027.09" calcext:value-type="float">
            <text:p>6.60271E+04</text:p>
          </table:table-cell>
          <table:table-cell table:number-columns-repeated="12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1.68972" calcext:value-type="float">
            <text:p>1.68972E+00</text:p>
          </table:table-cell>
          <table:table-cell office:value-type="float" office:value="314.1593" calcext:value-type="float">
            <text:p>3.14159E+02</text:p>
          </table:table-cell>
          <table:table-cell table:formula="of:=[.B21]/[.C21]" office:value-type="float" office:value="0.00537854521575519" calcext:value-type="float">
            <text:p>5.37855E-03</text:p>
          </table:table-cell>
          <table:table-cell table:formula="of:=[.D21]/[.$D$60]" office:value-type="float" office:value="0.02928136378631" calcext:value-type="float">
            <text:p>2.92814E-02</text:p>
          </table:table-cell>
          <table:table-cell office:value-type="float" office:value="0.02986025" calcext:value-type="float">
            <text:p>2.98603E-02</text:p>
          </table:table-cell>
          <table:table-cell office:value-type="float" office:value="824.6298" calcext:value-type="float">
            <text:p>8.24630E+02</text:p>
          </table:table-cell>
          <table:table-cell office:value-type="float" office:value="64948.67" calcext:value-type="float">
            <text:p>6.49487E+04</text:p>
          </table:table-cell>
          <table:table-cell table:number-columns-repeated="12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1.79782" calcext:value-type="float">
            <text:p>1.79782E+00</text:p>
          </table:table-cell>
          <table:table-cell office:value-type="float" office:value="339.292" calcext:value-type="float">
            <text:p>3.39292E+02</text:p>
          </table:table-cell>
          <table:table-cell table:formula="of:=[.B22]/[.C22]" office:value-type="float" office:value="0.00529873972861134" calcext:value-type="float">
            <text:p>5.29874E-03</text:p>
          </table:table-cell>
          <table:table-cell table:formula="of:=[.D22]/[.$D$60]" office:value-type="float" office:value="0.0288468943512743" calcext:value-type="float">
            <text:p>2.88469E-02</text:p>
          </table:table-cell>
          <table:table-cell office:value-type="float" office:value="0.02933679" calcext:value-type="float">
            <text:p>2.93368E-02</text:p>
          </table:table-cell>
          <table:table-cell office:value-type="float" office:value="816.8483" calcext:value-type="float">
            <text:p>8.16848E+02</text:p>
          </table:table-cell>
          <table:table-cell office:value-type="float" office:value="63804.35" calcext:value-type="float">
            <text:p>6.38044E+04</text:p>
          </table:table-cell>
          <table:table-cell table:number-columns-repeated="12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1.89863" calcext:value-type="float">
            <text:p>1.89863E+00</text:p>
          </table:table-cell>
          <table:table-cell office:value-type="float" office:value="364.4247" calcext:value-type="float">
            <text:p>3.64425E+02</text:p>
          </table:table-cell>
          <table:table-cell table:formula="of:=[.B23]/[.C23]" office:value-type="float" office:value="0.00520993774571263" calcext:value-type="float">
            <text:p>5.20994E-03</text:p>
          </table:table-cell>
          <table:table-cell table:formula="of:=[.D23]/[.$D$60]" office:value-type="float" office:value="0.028363447050583" calcext:value-type="float">
            <text:p>2.83634E-02</text:p>
          </table:table-cell>
          <table:table-cell office:value-type="float" office:value="0.02878179" calcext:value-type="float">
            <text:p>2.87818E-02</text:p>
          </table:table-cell>
          <table:table-cell office:value-type="float" office:value="808.5413" calcext:value-type="float">
            <text:p>8.08541E+02</text:p>
          </table:table-cell>
          <table:table-cell office:value-type="float" office:value="62598.74" calcext:value-type="float">
            <text:p>6.25987E+04</text:p>
          </table:table-cell>
          <table:table-cell table:number-columns-repeated="12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1.99642" calcext:value-type="float">
            <text:p>1.99642E+00</text:p>
          </table:table-cell>
          <table:table-cell office:value-type="float" office:value="389.5575" calcext:value-type="float">
            <text:p>3.89558E+02</text:p>
          </table:table-cell>
          <table:table-cell table:formula="of:=[.B24]/[.C24]" office:value-type="float" office:value="0.00512484036374605" calcext:value-type="float">
            <text:p>5.12484E-03</text:p>
          </table:table-cell>
          <table:table-cell table:formula="of:=[.D24]/[.$D$60]" office:value-type="float" office:value="0.027900167985581" calcext:value-type="float">
            <text:p>2.79002E-02</text:p>
          </table:table-cell>
          <table:table-cell office:value-type="float" office:value="0.02819687" calcext:value-type="float">
            <text:p>2.81969E-02</text:p>
          </table:table-cell>
          <table:table-cell office:value-type="float" office:value="799.7237" calcext:value-type="float">
            <text:p>7.99724E+02</text:p>
          </table:table-cell>
          <table:table-cell office:value-type="float" office:value="61336.42" calcext:value-type="float">
            <text:p>6.13364E+04</text:p>
          </table:table-cell>
          <table:table-cell table:number-columns-repeated="12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2.08234" calcext:value-type="float">
            <text:p>2.08234E+00</text:p>
          </table:table-cell>
          <table:table-cell office:value-type="float" office:value="414.6902" calcext:value-type="float">
            <text:p>4.14690E+02</text:p>
          </table:table-cell>
          <table:table-cell table:formula="of:=[.B25]/[.C25]" office:value-type="float" office:value="0.00502143527867309" calcext:value-type="float">
            <text:p>5.02144E-03</text:p>
          </table:table-cell>
          <table:table-cell table:formula="of:=[.D25]/[.$D$60]" office:value-type="float" office:value="0.0273372198663561" calcext:value-type="float">
            <text:p>2.73372E-02</text:p>
          </table:table-cell>
          <table:table-cell office:value-type="float" office:value="0.02758373" calcext:value-type="float">
            <text:p>2.75837E-02</text:p>
          </table:table-cell>
          <table:table-cell office:value-type="float" office:value="790.4113" calcext:value-type="float">
            <text:p>7.90411E+02</text:p>
          </table:table-cell>
          <table:table-cell office:value-type="float" office:value="60021.9" calcext:value-type="float">
            <text:p>6.00219E+04</text:p>
          </table:table-cell>
          <table:table-cell table:number-columns-repeated="12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2.1633" calcext:value-type="float">
            <text:p>2.16330E+00</text:p>
          </table:table-cell>
          <table:table-cell office:value-type="float" office:value="439.823" calcext:value-type="float">
            <text:p>4.39823E+02</text:p>
          </table:table-cell>
          <table:table-cell table:formula="of:=[.B26]/[.C26]" office:value-type="float" office:value="0.00491856951546418" calcext:value-type="float">
            <text:p>4.91857E-03</text:p>
          </table:table-cell>
          <table:table-cell table:formula="of:=[.D26]/[.$D$60]" office:value-type="float" office:value="0.026777207871876" calcext:value-type="float">
            <text:p>2.67772E-02</text:p>
          </table:table-cell>
          <table:table-cell office:value-type="float" office:value="0.02694406" calcext:value-type="float">
            <text:p>2.69441E-02</text:p>
          </table:table-cell>
          <table:table-cell office:value-type="float" office:value="780.6203" calcext:value-type="float">
            <text:p>7.80620E+02</text:p>
          </table:table-cell>
          <table:table-cell office:value-type="float" office:value="58659.57" calcext:value-type="float">
            <text:p>5.86596E+04</text:p>
          </table:table-cell>
          <table:table-cell table:number-columns-repeated="12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2.23587" calcext:value-type="float">
            <text:p>2.23587E+00</text:p>
          </table:table-cell>
          <table:table-cell office:value-type="float" office:value="464.9557" calcext:value-type="float">
            <text:p>4.64956E+02</text:p>
          </table:table-cell>
          <table:table-cell table:formula="of:=[.B27]/[.C27]" office:value-type="float" office:value="0.00480878070749536" calcext:value-type="float">
            <text:p>4.80878E-03</text:p>
          </table:table-cell>
          <table:table-cell table:formula="of:=[.D27]/[.$D$60]" office:value-type="float" office:value="0.0261795060962391" calcext:value-type="float">
            <text:p>2.61795E-02</text:p>
          </table:table-cell>
          <table:table-cell office:value-type="float" office:value="0.02627955" calcext:value-type="float">
            <text:p>2.62796E-02</text:p>
          </table:table-cell>
          <table:table-cell office:value-type="float" office:value="770.3676" calcext:value-type="float">
            <text:p>7.70368E+02</text:p>
          </table:table-cell>
          <table:table-cell office:value-type="float" office:value="57253.64" calcext:value-type="float">
            <text:p>5.72536E+04</text:p>
          </table:table-cell>
          <table:table-cell table:number-columns-repeated="12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2.30346" calcext:value-type="float">
            <text:p>2.30346E+00</text:p>
          </table:table-cell>
          <table:table-cell office:value-type="float" office:value="490.0885" calcext:value-type="float">
            <text:p>4.90089E+02</text:p>
          </table:table-cell>
          <table:table-cell table:formula="of:=[.B28]/[.C28]" office:value-type="float" office:value="0.00470008988172544" calcext:value-type="float">
            <text:p>4.70009E-03</text:p>
          </table:table-cell>
          <table:table-cell table:formula="of:=[.D28]/[.$D$60]" office:value-type="float" office:value="0.0255877818507534" calcext:value-type="float">
            <text:p>2.55878E-02</text:p>
          </table:table-cell>
          <table:table-cell office:value-type="float" office:value="0.02559189" calcext:value-type="float">
            <text:p>2.55919E-02</text:p>
          </table:table-cell>
          <table:table-cell office:value-type="float" office:value="759.6705" calcext:value-type="float">
            <text:p>7.59671E+02</text:p>
          </table:table-cell>
          <table:table-cell office:value-type="float" office:value="55808.08" calcext:value-type="float">
            <text:p>5.58081E+04</text:p>
          </table:table-cell>
          <table:table-cell table:number-columns-repeated="12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2.36243" calcext:value-type="float">
            <text:p>2.36243E+00</text:p>
          </table:table-cell>
          <table:table-cell office:value-type="float" office:value="515.2212" calcext:value-type="float">
            <text:p>5.15221E+02</text:p>
          </table:table-cell>
          <table:table-cell table:formula="of:=[.B29]/[.C29]" office:value-type="float" office:value="0.00458527327679839" calcext:value-type="float">
            <text:p>4.58527E-03</text:p>
          </table:table-cell>
          <table:table-cell table:formula="of:=[.D29]/[.$D$60]" office:value-type="float" office:value="0.0249627082216" calcext:value-type="float">
            <text:p>2.49627E-02</text:p>
          </table:table-cell>
          <table:table-cell office:value-type="float" office:value="0.02488276" calcext:value-type="float">
            <text:p>2.48828E-02</text:p>
          </table:table-cell>
          <table:table-cell office:value-type="float" office:value="748.5468" calcext:value-type="float">
            <text:p>7.48547E+02</text:p>
          </table:table-cell>
          <table:table-cell office:value-type="float" office:value="54326.63" calcext:value-type="float">
            <text:p>5.43266E+04</text:p>
          </table:table-cell>
          <table:table-cell table:number-columns-repeated="12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2.40817" calcext:value-type="float">
            <text:p>2.40817E+00</text:p>
          </table:table-cell>
          <table:table-cell office:value-type="float" office:value="540.3539" calcext:value-type="float">
            <text:p>5.40354E+02</text:p>
          </table:table-cell>
          <table:table-cell table:formula="of:=[.B30]/[.C30]" office:value-type="float" office:value="0.00445665331554006" calcext:value-type="float">
            <text:p>4.45665E-03</text:p>
          </table:table-cell>
          <table:table-cell table:formula="of:=[.D30]/[.$D$60]" office:value-type="float" office:value="0.0242624876740894" calcext:value-type="float">
            <text:p>2.42625E-02</text:p>
          </table:table-cell>
          <table:table-cell office:value-type="float" office:value="0.02415378" calcext:value-type="float">
            <text:p>2.41538E-02</text:p>
          </table:table-cell>
          <table:table-cell office:value-type="float" office:value="737.0148" calcext:value-type="float">
            <text:p>7.37015E+02</text:p>
          </table:table-cell>
          <table:table-cell office:value-type="float" office:value="52812.74" calcext:value-type="float">
            <text:p>5.28127E+04</text:p>
          </table:table-cell>
          <table:table-cell table:number-columns-repeated="12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2.45007" calcext:value-type="float">
            <text:p>2.45007E+00</text:p>
          </table:table-cell>
          <table:table-cell office:value-type="float" office:value="565.4867" calcext:value-type="float">
            <text:p>5.65487E+02</text:p>
          </table:table-cell>
          <table:table-cell table:formula="of:=[.B31]/[.C31]" office:value-type="float" office:value="0.00433267484451889" calcext:value-type="float">
            <text:p>4.33267E-03</text:p>
          </table:table-cell>
          <table:table-cell table:formula="of:=[.D31]/[.$D$60]" office:value-type="float" office:value="0.0235875358858238" calcext:value-type="float">
            <text:p>2.35875E-02</text:p>
          </table:table-cell>
          <table:table-cell office:value-type="float" office:value="0.02340658" calcext:value-type="float">
            <text:p>2.34066E-02</text:p>
          </table:table-cell>
          <table:table-cell office:value-type="float" office:value="725.0931" calcext:value-type="float">
            <text:p>7.25093E+02</text:p>
          </table:table-cell>
          <table:table-cell office:value-type="float" office:value="51269.56" calcext:value-type="float">
            <text:p>5.12696E+04</text:p>
          </table:table-cell>
          <table:table-cell table:number-columns-repeated="12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2.48043" calcext:value-type="float">
            <text:p>2.48043E+00</text:p>
          </table:table-cell>
          <table:table-cell office:value-type="float" office:value="590.6194" calcext:value-type="float">
            <text:p>5.90619E+02</text:p>
          </table:table-cell>
          <table:table-cell table:formula="of:=[.B32]/[.C32]" office:value-type="float" office:value="0.00419970966073922" calcext:value-type="float">
            <text:p>4.19971E-03</text:p>
          </table:table-cell>
          <table:table-cell table:formula="of:=[.D32]/[.$D$60]" office:value-type="float" office:value="0.0228636594915599" calcext:value-type="float">
            <text:p>2.28637E-02</text:p>
          </table:table-cell>
          <table:table-cell office:value-type="float" office:value="0.02264271" calcext:value-type="float">
            <text:p>2.26427E-02</text:p>
          </table:table-cell>
          <table:table-cell office:value-type="float" office:value="712.8006" calcext:value-type="float">
            <text:p>7.12801E+02</text:p>
          </table:table-cell>
          <table:table-cell office:value-type="float" office:value="49699.89" calcext:value-type="float">
            <text:p>4.96999E+04</text:p>
          </table:table-cell>
          <table:table-cell table:number-columns-repeated="12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2.5033" calcext:value-type="float">
            <text:p>2.50330E+00</text:p>
          </table:table-cell>
          <table:table-cell office:value-type="float" office:value="615.7522" calcext:value-type="float">
            <text:p>6.15752E+02</text:p>
          </table:table-cell>
          <table:table-cell table:formula="of:=[.B33]/[.C33]" office:value-type="float" office:value="0.00406543411456752" calcext:value-type="float">
            <text:p>4.06543E-03</text:p>
          </table:table-cell>
          <table:table-cell table:formula="of:=[.D33]/[.$D$60]" office:value-type="float" office:value="0.0221326493471176" calcext:value-type="float">
            <text:p>2.21326E-02</text:p>
          </table:table-cell>
          <table:table-cell office:value-type="float" office:value="0.02186368" calcext:value-type="float">
            <text:p>2.18637E-02</text:p>
          </table:table-cell>
          <table:table-cell office:value-type="float" office:value="700.1565" calcext:value-type="float">
            <text:p>7.00157E+02</text:p>
          </table:table-cell>
          <table:table-cell office:value-type="float" office:value="48106.22" calcext:value-type="float">
            <text:p>4.81062E+04</text:p>
          </table:table-cell>
          <table:table-cell table:number-columns-repeated="12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2.51914" calcext:value-type="float">
            <text:p>2.51914E+00</text:p>
          </table:table-cell>
          <table:table-cell office:value-type="float" office:value="640.8849" calcext:value-type="float">
            <text:p>6.40885E+02</text:p>
          </table:table-cell>
          <table:table-cell table:formula="of:=[.B34]/[.C34]" office:value-type="float" office:value="0.00393072141347066" calcext:value-type="float">
            <text:p>3.93072E-03</text:p>
          </table:table-cell>
          <table:table-cell table:formula="of:=[.D34]/[.$D$60]" office:value-type="float" office:value="0.021399259285452" calcext:value-type="float">
            <text:p>2.13993E-02</text:p>
          </table:table-cell>
          <table:table-cell office:value-type="float" office:value="0.02107097" calcext:value-type="float">
            <text:p>2.10710E-02</text:p>
          </table:table-cell>
          <table:table-cell office:value-type="float" office:value="687.1804" calcext:value-type="float">
            <text:p>6.87180E+02</text:p>
          </table:table-cell>
          <table:table-cell office:value-type="float" office:value="46490.68" calcext:value-type="float">
            <text:p>4.64907E+04</text:p>
          </table:table-cell>
          <table:table-cell table:number-columns-repeated="12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2.5236" calcext:value-type="float">
            <text:p>2.52360E+00</text:p>
          </table:table-cell>
          <table:table-cell office:value-type="float" office:value="666.0176" calcext:value-type="float">
            <text:p>6.66018E+02</text:p>
          </table:table-cell>
          <table:table-cell table:formula="of:=[.B35]/[.C35]" office:value-type="float" office:value="0.003789089057106" calcext:value-type="float">
            <text:p>3.78909E-03</text:p>
          </table:table-cell>
          <table:table-cell table:formula="of:=[.D35]/[.$D$60]" office:value-type="float" office:value="0.0206281978953799" calcext:value-type="float">
            <text:p>2.06282E-02</text:p>
          </table:table-cell>
          <table:table-cell office:value-type="float" office:value="0.02026599" calcext:value-type="float">
            <text:p>2.02660E-02</text:p>
          </table:table-cell>
          <table:table-cell office:value-type="float" office:value="673.892" calcext:value-type="float">
            <text:p>6.73892E+02</text:p>
          </table:table-cell>
          <table:table-cell office:value-type="float" office:value="44855.07" calcext:value-type="float">
            <text:p>4.48551E+04</text:p>
          </table:table-cell>
          <table:table-cell table:number-columns-repeated="12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2.51827" calcext:value-type="float">
            <text:p>2.51827E+00</text:p>
          </table:table-cell>
          <table:table-cell office:value-type="float" office:value="691.1504" calcext:value-type="float">
            <text:p>6.91150E+02</text:p>
          </table:table-cell>
          <table:table-cell table:formula="of:=[.B36]/[.C36]" office:value-type="float" office:value="0.00364359190127069" calcext:value-type="float">
            <text:p>3.64359E-03</text:p>
          </table:table-cell>
          <table:table-cell table:formula="of:=[.D36]/[.$D$60]" office:value-type="float" office:value="0.0198360961319872" calcext:value-type="float">
            <text:p>1.98361E-02</text:p>
          </table:table-cell>
          <table:table-cell office:value-type="float" office:value="0.01945007" calcext:value-type="float">
            <text:p>1.94501E-02</text:p>
          </table:table-cell>
          <table:table-cell office:value-type="float" office:value="660.3113" calcext:value-type="float">
            <text:p>6.60311E+02</text:p>
          </table:table-cell>
          <table:table-cell office:value-type="float" office:value="43200.86" calcext:value-type="float">
            <text:p>4.32009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2.50694" calcext:value-type="float">
            <text:p>2.50694E+00</text:p>
          </table:table-cell>
          <table:table-cell office:value-type="float" office:value="716.2831" calcext:value-type="float">
            <text:p>7.16283E+02</text:p>
          </table:table-cell>
          <table:table-cell table:formula="of:=[.B37]/[.C37]" office:value-type="float" office:value="0.00349992900851633" calcext:value-type="float">
            <text:p>3.49993E-03</text:p>
          </table:table-cell>
          <table:table-cell table:formula="of:=[.D37]/[.$D$60]" office:value-type="float" office:value="0.0190539802890244" calcext:value-type="float">
            <text:p>1.90540E-02</text:p>
          </table:table-cell>
          <table:table-cell office:value-type="float" office:value="0.01862454" calcext:value-type="float">
            <text:p>1.86245E-02</text:p>
          </table:table-cell>
          <table:table-cell office:value-type="float" office:value="646.4584" calcext:value-type="float">
            <text:p>6.46458E+02</text:p>
          </table:table-cell>
          <table:table-cell office:value-type="float" office:value="41529.19" calcext:value-type="float">
            <text:p>4.1529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2.48823" calcext:value-type="float">
            <text:p>2.48823E+00</text:p>
          </table:table-cell>
          <table:table-cell office:value-type="float" office:value="741.4159" calcext:value-type="float">
            <text:p>7.41416E+02</text:p>
          </table:table-cell>
          <table:table-cell table:formula="of:=[.B38]/[.C38]" office:value-type="float" office:value="0.00335605157644987" calcext:value-type="float">
            <text:p>3.35605E-03</text:p>
          </table:table-cell>
          <table:table-cell table:formula="of:=[.D38]/[.$D$60]" office:value-type="float" office:value="0.0182706964715644" calcext:value-type="float">
            <text:p>1.82707E-02</text:p>
          </table:table-cell>
          <table:table-cell office:value-type="float" office:value="0.01779063" calcext:value-type="float">
            <text:p>1.77906E-02</text:p>
          </table:table-cell>
          <table:table-cell office:value-type="float" office:value="632.354" calcext:value-type="float">
            <text:p>6.32354E+02</text:p>
          </table:table-cell>
          <table:table-cell office:value-type="float" office:value="39840.92" calcext:value-type="float">
            <text:p>3.98409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2.46257" calcext:value-type="float">
            <text:p>2.46257E+00</text:p>
          </table:table-cell>
          <table:table-cell office:value-type="float" office:value="766.5486" calcext:value-type="float">
            <text:p>7.66549E+02</text:p>
          </table:table-cell>
          <table:table-cell table:formula="of:=[.B39]/[.C39]" office:value-type="float" office:value="0.00321254255764083" calcext:value-type="float">
            <text:p>3.21254E-03</text:p>
          </table:table-cell>
          <table:table-cell table:formula="of:=[.D39]/[.$D$60]" office:value-type="float" office:value="0.0174894183344847" calcext:value-type="float">
            <text:p>1.74894E-02</text:p>
          </table:table-cell>
          <table:table-cell office:value-type="float" office:value="0.01694955" calcext:value-type="float">
            <text:p>1.69496E-02</text:p>
          </table:table-cell>
          <table:table-cell office:value-type="float" office:value="618.0184" calcext:value-type="float">
            <text:p>6.18018E+02</text:p>
          </table:table-cell>
          <table:table-cell office:value-type="float" office:value="38136.62" calcext:value-type="float">
            <text:p>3.8136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2.42179" calcext:value-type="float">
            <text:p>2.42179E+00</text:p>
          </table:table-cell>
          <table:table-cell office:value-type="float" office:value="791.6813" calcext:value-type="float">
            <text:p>7.91681E+02</text:p>
          </table:table-cell>
          <table:table-cell table:formula="of:=[.B40]/[.C40]" office:value-type="float" office:value="0.00305904661383312" calcext:value-type="float">
            <text:p>3.05905E-03</text:p>
          </table:table-cell>
          <table:table-cell table:formula="of:=[.D40]/[.$D$60]" office:value-type="float" office:value="0.0166537703311564" calcext:value-type="float">
            <text:p>1.66538E-02</text:p>
          </table:table-cell>
          <table:table-cell office:value-type="float" office:value="0.01610245" calcext:value-type="float">
            <text:p>1.61025E-02</text:p>
          </table:table-cell>
          <table:table-cell office:value-type="float" office:value="603.4727" calcext:value-type="float">
            <text:p>6.03473E+02</text:p>
          </table:table-cell>
          <table:table-cell office:value-type="float" office:value="36416.6" calcext:value-type="float">
            <text:p>3.6416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2.37685" calcext:value-type="float">
            <text:p>2.37685E+00</text:p>
          </table:table-cell>
          <table:table-cell office:value-type="float" office:value="816.8141" calcext:value-type="float">
            <text:p>8.16814E+02</text:p>
          </table:table-cell>
          <table:table-cell table:formula="of:=[.B41]/[.C41]" office:value-type="float" office:value="0.00290990324481421" calcext:value-type="float">
            <text:p>2.90990E-03</text:p>
          </table:table-cell>
          <table:table-cell table:formula="of:=[.D41]/[.$D$60]" office:value-type="float" office:value="0.0158418182010961" calcext:value-type="float">
            <text:p>1.58418E-02</text:p>
          </table:table-cell>
          <table:table-cell office:value-type="float" office:value="0.01525043" calcext:value-type="float">
            <text:p>1.52504E-02</text:p>
          </table:table-cell>
          <table:table-cell office:value-type="float" office:value="588.7378" calcext:value-type="float">
            <text:p>5.88738E+02</text:p>
          </table:table-cell>
          <table:table-cell office:value-type="float" office:value="34680.99" calcext:value-type="float">
            <text:p>3.46810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2.32132" calcext:value-type="float">
            <text:p>2.32132E+00</text:p>
          </table:table-cell>
          <table:table-cell office:value-type="float" office:value="841.9468" calcext:value-type="float">
            <text:p>8.41947E+02</text:p>
          </table:table-cell>
          <table:table-cell table:formula="of:=[.B42]/[.C42]" office:value-type="float" office:value="0.00275708631471727" calcext:value-type="float">
            <text:p>2.75709E-03</text:p>
          </table:table-cell>
          <table:table-cell table:formula="of:=[.D42]/[.$D$60]" office:value-type="float" office:value="0.0150098668195648" calcext:value-type="float">
            <text:p>1.50099E-02</text:p>
          </table:table-cell>
          <table:table-cell office:value-type="float" office:value="0.01439459" calcext:value-type="float">
            <text:p>1.43946E-02</text:p>
          </table:table-cell>
          <table:table-cell office:value-type="float" office:value="573.835" calcext:value-type="float">
            <text:p>5.73835E+02</text:p>
          </table:table-cell>
          <table:table-cell office:value-type="float" office:value="32929.72" calcext:value-type="float">
            <text:p>3.29297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2.25533" calcext:value-type="float">
            <text:p>2.25533E+00</text:p>
          </table:table-cell>
          <table:table-cell office:value-type="float" office:value="867.0796" calcext:value-type="float">
            <text:p>8.67080E+02</text:p>
          </table:table-cell>
          <table:table-cell table:formula="of:=[.B43]/[.C43]" office:value-type="float" office:value="0.00260106453894198" calcext:value-type="float">
            <text:p>2.60106E-03</text:p>
          </table:table-cell>
          <table:table-cell table:formula="of:=[.D43]/[.$D$60]" office:value-type="float" office:value="0.0141604679223166" calcext:value-type="float">
            <text:p>1.41605E-02</text:p>
          </table:table-cell>
          <table:table-cell office:value-type="float" office:value="0.01353598" calcext:value-type="float">
            <text:p>1.35360E-02</text:p>
          </table:table-cell>
          <table:table-cell office:value-type="float" office:value="558.7858" calcext:value-type="float">
            <text:p>5.58786E+02</text:p>
          </table:table-cell>
          <table:table-cell office:value-type="float" office:value="31162.57" calcext:value-type="float">
            <text:p>3.1162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2.18169" calcext:value-type="float">
            <text:p>2.18169E+00</text:p>
          </table:table-cell>
          <table:table-cell office:value-type="float" office:value="892.2123" calcext:value-type="float">
            <text:p>8.92212E+02</text:p>
          </table:table-cell>
          <table:table-cell table:formula="of:=[.B44]/[.C44]" office:value-type="float" office:value="0.00244525882460934" calcext:value-type="float">
            <text:p>2.44526E-03</text:p>
          </table:table-cell>
          <table:table-cell table:formula="of:=[.D44]/[.$D$60]" office:value-type="float" office:value="0.0133122452862038" calcext:value-type="float">
            <text:p>1.33122E-02</text:p>
          </table:table-cell>
          <table:table-cell office:value-type="float" office:value="0.01267562" calcext:value-type="float">
            <text:p>1.26756E-02</text:p>
          </table:table-cell>
          <table:table-cell office:value-type="float" office:value="543.6119" calcext:value-type="float">
            <text:p>5.43612E+02</text:p>
          </table:table-cell>
          <table:table-cell office:value-type="float" office:value="29379.26" calcext:value-type="float">
            <text:p>2.93793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2.10313" calcext:value-type="float">
            <text:p>2.10313E+00</text:p>
          </table:table-cell>
          <table:table-cell office:value-type="float" office:value="917.3451" calcext:value-type="float">
            <text:p>9.17345E+02</text:p>
          </table:table-cell>
          <table:table-cell table:formula="of:=[.B45]/[.C45]" office:value-type="float" office:value="0.00229262684239552" calcext:value-type="float">
            <text:p>2.29263E-03</text:p>
          </table:table-cell>
          <table:table-cell table:formula="of:=[.D45]/[.$D$60]" office:value-type="float" office:value="0.0124813007803294" calcext:value-type="float">
            <text:p>1.24813E-02</text:p>
          </table:table-cell>
          <table:table-cell office:value-type="float" office:value="0.01181455" calcext:value-type="float">
            <text:p>1.18146E-02</text:p>
          </table:table-cell>
          <table:table-cell office:value-type="float" office:value="528.3354" calcext:value-type="float">
            <text:p>5.28335E+02</text:p>
          </table:table-cell>
          <table:table-cell office:value-type="float" office:value="27579.45" calcext:value-type="float">
            <text:p>2.75795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2.0141" calcext:value-type="float">
            <text:p>2.01410E+00</text:p>
          </table:table-cell>
          <table:table-cell office:value-type="float" office:value="942.4778" calcext:value-type="float">
            <text:p>9.42478E+02</text:p>
          </table:table-cell>
          <table:table-cell table:formula="of:=[.B46]/[.C46]" office:value-type="float" office:value="0.00213702646364721" calcext:value-type="float">
            <text:p>2.13703E-03</text:p>
          </table:table-cell>
          <table:table-cell table:formula="of:=[.D46]/[.$D$60]" office:value-type="float" office:value="0.0116341960126553" calcext:value-type="float">
            <text:p>1.16342E-02</text:p>
          </table:table-cell>
          <table:table-cell office:value-type="float" office:value="0.01095378" calcext:value-type="float">
            <text:p>1.09538E-02</text:p>
          </table:table-cell>
          <table:table-cell office:value-type="float" office:value="512.9784" calcext:value-type="float">
            <text:p>5.12978E+02</text:p>
          </table:table-cell>
          <table:table-cell office:value-type="float" office:value="25762.79" calcext:value-type="float">
            <text:p>2.5762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1.91493" calcext:value-type="float">
            <text:p>1.91493E+00</text:p>
          </table:table-cell>
          <table:table-cell office:value-type="float" office:value="967.6105" calcext:value-type="float">
            <text:p>9.67611E+02</text:p>
          </table:table-cell>
          <table:table-cell table:formula="of:=[.B47]/[.C47]" office:value-type="float" office:value="0.00197902978522866" calcext:value-type="float">
            <text:p>1.97903E-03</text:p>
          </table:table-cell>
          <table:table-cell table:formula="of:=[.D47]/[.$D$60]" office:value-type="float" office:value="0.010774045538462" calcext:value-type="float">
            <text:p>1.07740E-02</text:p>
          </table:table-cell>
          <table:table-cell office:value-type="float" office:value="0.01009434" calcext:value-type="float">
            <text:p>1.00943E-02</text:p>
          </table:table-cell>
          <table:table-cell office:value-type="float" office:value="497.5634" calcext:value-type="float">
            <text:p>4.97563E+02</text:p>
          </table:table-cell>
          <table:table-cell office:value-type="float" office:value="23929" calcext:value-type="float">
            <text:p>2.39290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1.807" calcext:value-type="float">
            <text:p>1.80700E+00</text:p>
          </table:table-cell>
          <table:table-cell office:value-type="float" office:value="992.7433" calcext:value-type="float">
            <text:p>9.92743E+02</text:p>
          </table:table-cell>
          <table:table-cell table:formula="of:=[.B48]/[.C48]" office:value-type="float" office:value="0.00182020870853523" calcext:value-type="float">
            <text:p>1.82021E-03</text:p>
          </table:table-cell>
          <table:table-cell table:formula="of:=[.D48]/[.$D$60]" office:value-type="float" office:value="0.00990940695366933" calcext:value-type="float">
            <text:p>9.90941E-03</text:p>
          </table:table-cell>
          <table:table-cell office:value-type="float" office:value="0.009237262" calcext:value-type="float">
            <text:p>9.23726E-03</text:p>
          </table:table-cell>
          <table:table-cell office:value-type="float" office:value="482.1133" calcext:value-type="float">
            <text:p>4.82113E+02</text:p>
          </table:table-cell>
          <table:table-cell office:value-type="float" office:value="22077.92" calcext:value-type="float">
            <text:p>2.20779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1.69399" calcext:value-type="float">
            <text:p>1.69399E+00</text:p>
          </table:table-cell>
          <table:table-cell office:value-type="float" office:value="1017.876" calcext:value-type="float">
            <text:p>1.01788E+03</text:p>
          </table:table-cell>
          <table:table-cell table:formula="of:=[.B49]/[.C49]" office:value-type="float" office:value="0.00166424004495636" calcext:value-type="float">
            <text:p>1.66424E-03</text:p>
          </table:table-cell>
          <table:table-cell table:formula="of:=[.D49]/[.$D$60]" office:value-type="float" office:value="0.00906029720478417" calcext:value-type="float">
            <text:p>9.06030E-03</text:p>
          </table:table-cell>
          <table:table-cell office:value-type="float" office:value="0.008383615" calcext:value-type="float">
            <text:p>8.38362E-03</text:p>
          </table:table-cell>
          <table:table-cell office:value-type="float" office:value="466.651" calcext:value-type="float">
            <text:p>4.66651E+02</text:p>
          </table:table-cell>
          <table:table-cell office:value-type="float" office:value="20209.51" calcext:value-type="float">
            <text:p>2.02095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1.56961" calcext:value-type="float">
            <text:p>1.56961E+00</text:p>
          </table:table-cell>
          <table:table-cell office:value-type="float" office:value="1043.009" calcext:value-type="float">
            <text:p>1.04301E+03</text:p>
          </table:table-cell>
          <table:table-cell table:formula="of:=[.B50]/[.C50]" office:value-type="float" office:value="0.00150488634326262" calcext:value-type="float">
            <text:p>1.50489E-03</text:p>
          </table:table-cell>
          <table:table-cell table:formula="of:=[.D50]/[.$D$60]" office:value-type="float" office:value="0.00819275895367468" calcext:value-type="float">
            <text:p>8.19276E-03</text:p>
          </table:table-cell>
          <table:table-cell office:value-type="float" office:value="0.007534485" calcext:value-type="float">
            <text:p>7.53449E-03</text:p>
          </table:table-cell>
          <table:table-cell office:value-type="float" office:value="451.1999" calcext:value-type="float">
            <text:p>4.51200E+02</text:p>
          </table:table-cell>
          <table:table-cell office:value-type="float" office:value="18323.99" calcext:value-type="float">
            <text:p>1.83240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1.43826" calcext:value-type="float">
            <text:p>1.43826E+00</text:p>
          </table:table-cell>
          <table:table-cell office:value-type="float" office:value="1068.142" calcext:value-type="float">
            <text:p>1.06814E+03</text:p>
          </table:table-cell>
          <table:table-cell table:formula="of:=[.B51]/[.C51]" office:value-type="float" office:value="0.00134650636338614" calcext:value-type="float">
            <text:p>1.34651E-03</text:p>
          </table:table-cell>
          <table:table-cell table:formula="of:=[.D51]/[.$D$60]" office:value-type="float" office:value="0.00733052174617722" calcext:value-type="float">
            <text:p>7.33052E-03</text:p>
          </table:table-cell>
          <table:table-cell office:value-type="float" office:value="0.006690997" calcext:value-type="float">
            <text:p>6.69100E-03</text:p>
          </table:table-cell>
          <table:table-cell office:value-type="float" office:value="435.7836" calcext:value-type="float">
            <text:p>4.35784E+02</text:p>
          </table:table-cell>
          <table:table-cell office:value-type="float" office:value="16421.83" calcext:value-type="float">
            <text:p>1.6421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1.29873" calcext:value-type="float">
            <text:p>1.29873E+00</text:p>
          </table:table-cell>
          <table:table-cell office:value-type="float" office:value="1093.274" calcext:value-type="float">
            <text:p>1.09327E+03</text:p>
          </table:table-cell>
          <table:table-cell table:formula="of:=[.B52]/[.C52]" office:value-type="float" office:value="0.00118792727166291" calcext:value-type="float">
            <text:p>1.18793E-03</text:p>
          </table:table-cell>
          <table:table-cell table:formula="of:=[.D52]/[.$D$60]" office:value-type="float" office:value="0.0064672005529206" calcext:value-type="float">
            <text:p>6.46720E-03</text:p>
          </table:table-cell>
          <table:table-cell office:value-type="float" office:value="0.005854318" calcext:value-type="float">
            <text:p>5.85432E-03</text:p>
          </table:table-cell>
          <table:table-cell office:value-type="float" office:value="420.426" calcext:value-type="float">
            <text:p>4.20426E+02</text:p>
          </table:table-cell>
          <table:table-cell office:value-type="float" office:value="14503.81" calcext:value-type="float">
            <text:p>1.4503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1.15235" calcext:value-type="float">
            <text:p>1.15235E+00</text:p>
          </table:table-cell>
          <table:table-cell office:value-type="float" office:value="1118.407" calcext:value-type="float">
            <text:p>1.11841E+03</text:p>
          </table:table-cell>
          <table:table-cell table:formula="of:=[.B53]/[.C53]" office:value-type="float" office:value="0.00103034941662561" calcext:value-type="float">
            <text:p>1.03035E-03</text:p>
          </table:table-cell>
          <table:table-cell table:formula="of:=[.D53]/[.$D$60]" office:value-type="float" office:value="0.00560933019710436" calcext:value-type="float">
            <text:p>5.60933E-03</text:p>
          </table:table-cell>
          <table:table-cell office:value-type="float" office:value="0.005025662" calcext:value-type="float">
            <text:p>5.02566E-03</text:p>
          </table:table-cell>
          <table:table-cell office:value-type="float" office:value="405.1513" calcext:value-type="float">
            <text:p>4.05151E+02</text:p>
          </table:table-cell>
          <table:table-cell office:value-type="float" office:value="12571.09" calcext:value-type="float">
            <text:p>1.2571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995259" calcext:value-type="float">
            <text:p>9.95259E-01</text:p>
          </table:table-cell>
          <table:table-cell office:value-type="float" office:value="1143.54" calcext:value-type="float">
            <text:p>1.14354E+03</text:p>
          </table:table-cell>
          <table:table-cell table:formula="of:=[.B54]/[.C54]" office:value-type="float" office:value="0.000870331601867884" calcext:value-type="float">
            <text:p>8.70332E-04</text:p>
          </table:table-cell>
          <table:table-cell table:formula="of:=[.D54]/[.$D$60]" office:value-type="float" office:value="0.0047381764448804" calcext:value-type="float">
            <text:p>4.73818E-03</text:p>
          </table:table-cell>
          <table:table-cell office:value-type="float" office:value="0.004206293" calcext:value-type="float">
            <text:p>4.20629E-03</text:p>
          </table:table-cell>
          <table:table-cell office:value-type="float" office:value="389.9839" calcext:value-type="float">
            <text:p>3.89984E+02</text:p>
          </table:table-cell>
          <table:table-cell office:value-type="float" office:value="10625.25" calcext:value-type="float">
            <text:p>1.06253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82818" calcext:value-type="float">
            <text:p>8.28180E-01</text:p>
          </table:table-cell>
          <table:table-cell office:value-type="float" office:value="1168.672" calcext:value-type="float">
            <text:p>1.16867E+03</text:p>
          </table:table-cell>
          <table:table-cell table:formula="of:=[.B55]/[.C55]" office:value-type="float" office:value="0.000708650502450645" calcext:value-type="float">
            <text:p>7.08651E-04</text:p>
          </table:table-cell>
          <table:table-cell table:formula="of:=[.D55]/[.$D$60]" office:value-type="float" office:value="0.00385796759667013" calcext:value-type="float">
            <text:p>3.85797E-03</text:p>
          </table:table-cell>
          <table:table-cell office:value-type="float" office:value="0.003397526" calcext:value-type="float">
            <text:p>3.39753E-03</text:p>
          </table:table-cell>
          <table:table-cell office:value-type="float" office:value="374.9484" calcext:value-type="float">
            <text:p>3.74948E+02</text:p>
          </table:table-cell>
          <table:table-cell office:value-type="float" office:value="8668.336" calcext:value-type="float">
            <text:p>8.66834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651997" calcext:value-type="float">
            <text:p>6.51997E-01</text:p>
          </table:table-cell>
          <table:table-cell office:value-type="float" office:value="1193.805" calcext:value-type="float">
            <text:p>1.19381E+03</text:p>
          </table:table-cell>
          <table:table-cell table:formula="of:=[.B56]/[.C56]" office:value-type="float" office:value="0.000546150334434853" calcext:value-type="float">
            <text:p>5.46150E-04</text:p>
          </table:table-cell>
          <table:table-cell table:formula="of:=[.D56]/[.$D$60]" office:value-type="float" office:value="0.00297329965317701" calcext:value-type="float">
            <text:p>2.97330E-03</text:p>
          </table:table-cell>
          <table:table-cell office:value-type="float" office:value="0.002600735" calcext:value-type="float">
            <text:p>2.60074E-03</text:p>
          </table:table-cell>
          <table:table-cell office:value-type="float" office:value="360.0695" calcext:value-type="float">
            <text:p>3.60070E+02</text:p>
          </table:table-cell>
          <table:table-cell office:value-type="float" office:value="6702.875" calcext:value-type="float">
            <text:p>6.70288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465875" calcext:value-type="float">
            <text:p>4.65875E-01</text:p>
          </table:table-cell>
          <table:table-cell office:value-type="float" office:value="1218.938" calcext:value-type="float">
            <text:p>1.21894E+03</text:p>
          </table:table-cell>
          <table:table-cell table:formula="of:=[.B57]/[.C57]" office:value-type="float" office:value="0.00038219745384917" calcext:value-type="float">
            <text:p>3.82197E-04</text:p>
          </table:table-cell>
          <table:table-cell table:formula="of:=[.D57]/[.$D$60]" office:value-type="float" office:value="0.00208072299021988" calcext:value-type="float">
            <text:p>2.08072E-03</text:p>
          </table:table-cell>
          <table:table-cell office:value-type="float" office:value="0.001817345" calcext:value-type="float">
            <text:p>1.81735E-03</text:p>
          </table:table-cell>
          <table:table-cell office:value-type="float" office:value="345.3723" calcext:value-type="float">
            <text:p>3.45372E+02</text:p>
          </table:table-cell>
          <table:table-cell office:value-type="float" office:value="4731.939" calcext:value-type="float">
            <text:p>4.73194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257831" calcext:value-type="float">
            <text:p>2.57831E-01</text:p>
          </table:table-cell>
          <table:table-cell office:value-type="float" office:value="1244.071" calcext:value-type="float">
            <text:p>1.24407E+03</text:p>
          </table:table-cell>
          <table:table-cell table:formula="of:=[.B58]/[.C58]" office:value-type="float" office:value="0.000207247817849624" calcext:value-type="float">
            <text:p>2.07248E-04</text:p>
          </table:table-cell>
          <table:table-cell table:formula="of:=[.D58]/[.$D$60]" office:value-type="float" office:value="0.00112827883841108" calcext:value-type="float">
            <text:p>1.12828E-03</text:p>
          </table:table-cell>
          <table:table-cell office:value-type="float" office:value="0.001048836" calcext:value-type="float">
            <text:p>1.04884E-03</text:p>
          </table:table-cell>
          <table:table-cell office:value-type="float" office:value="330.8771" calcext:value-type="float">
            <text:p>3.30877E+02</text:p>
          </table:table-cell>
          <table:table-cell office:value-type="float" office:value="2759.164" calcext:value-type="float">
            <text:p>2.75916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6"/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/>
          <table:table-cell table:formula="of:=SUM([.D9:.D58])" office:value-type="float" office:value="0.183684928578014" calcext:value-type="float">
            <text:p>1.83685E-01</text:p>
          </table:table-cell>
          <table:table-cell table:formula="of:=SUM([.E9:.E58])" office:value-type="float" office:value="1" calcext:value-type="float">
            <text:p>1.00000E+00</text:p>
          </table:table-cell>
          <table:table-cell table:number-columns-repeated="3"/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6"/>
          <table:table-cell table:style-name="ce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10"/>
          <table:table-cell table:style-name="ce3"/>
          <table:table-cell table:style-name="ce1"/>
          <table:table-cell table:number-columns-repeated="8"/>
        </table:table-row>
        <table:table-row table:style-name="ro1" table:number-rows-repeated="104849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oupled4" table:style-name="ta1">
        <table:shapes>
          <draw:frame draw:z-index="0" draw:style-name="gr1" draw:text-style-name="P1" svg:width="18.082cm" svg:height="10.162cm" svg:x="23.788cm" svg:y="0.754cm">
            <draw:object draw:notify-on-update-of-ranges="coupled4.A9:coupled4.A58 coupled4.E9:coupled4.E58 coupled4.F59:coupled4.F108 coupled4.A59:coupled4.A108 coupled4.A9:coupled4.A58 coupled4.F9:coupled4.F58 coupled4.E59:coupled4.E108 coupled4.A59:coupled4.A10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8.08cm" svg:height="10.174cm" svg:x="24.353cm" svg:y="11.554cm">
            <draw:object draw:notify-on-update-of-ranges="coupled4.A9:coupled4.A58 coupled4.G8:coupled4.G8 coupled4.G9:coupled4.G5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8.08cm" svg:height="10.174cm" svg:x="24.242cm" svg:y="22.631cm">
            <draw:object draw:notify-on-update-of-ranges="coupled4.A9:coupled4.A58 coupled4.H8:coupled4.H8 coupled4.H9:coupled4.H5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1" table:number-columns-repeated="10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% Steady-state, cylinder geometry, heat-diffusion coupled calculation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One neutron energy group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Reactor thermal power = 100.0 kW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temperature-dependent thermal conductivit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Heat boundary condition: T(L) = T2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Diffusion boundary condition: zero incoming flux at the boundar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 Flux</text:p>
          </table:table-cell>
          <table:table-cell table:style-name="ce6" office:value-type="string" calcext:value-type="string">
            <text:p>Almost Flux</text:p>
          </table:table-cell>
          <table:table-cell office:value-type="string" calcext:value-type="string">
            <text:p>Almost temp [C]</text:p>
          </table:table-cell>
          <table:table-cell office:value-type="string" calcext:value-type="string">
            <text:p>Almost power [W/m3]</text:p>
          </table:table-cell>
          <table:table-cell table:number-columns-repeated="11"/>
          <table:table-cell office:value-type="string" calcext:value-type="string">
            <text:p>K-eff</text:p>
          </table:table-cell>
        </table:table-row>
        <table:table-row table:style-name="ro1">
          <table:table-cell table:style-name="ce1" office:value-type="float" office:value="1" calcext:value-type="float">
            <text:p>1.00000E+00</text:p>
          </table:table-cell>
          <table:table-cell table:style-name="ce1" office:value-type="float" office:value="0.0244524" calcext:value-type="float">
            <text:p>2.44524E-02</text:p>
          </table:table-cell>
          <table:table-cell office:value-type="float" office:value="12.56637" calcext:value-type="float">
            <text:p>1.25664E+01</text:p>
          </table:table-cell>
          <table:table-cell table:formula="of:=[.B9]/[.C9]" office:value-type="float" office:value="0.00194586026036158" calcext:value-type="float">
            <text:p>1.94586E-03</text:p>
          </table:table-cell>
          <table:table-cell table:formula="of:=[.D9]/[.$D$110]" office:value-type="float" office:value="0.0132192181385648" calcext:value-type="float">
            <text:p>1.32192E-02</text:p>
          </table:table-cell>
          <table:table-cell office:value-type="float" office:value="0.01341489" calcext:value-type="float">
            <text:p>1.34149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0"/>
          <table:table-cell office:value-type="string" calcext:value-type="string">
            <text:p>Serpent</text:p>
          </table:table-cell>
          <table:table-cell table:style-name="ce1" office:value-type="float" office:value="0.818712" calcext:value-type="float">
            <text:p>8.18712E-01</text:p>
          </table:table-cell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0727021" calcext:value-type="float">
            <text:p>7.27021E-02</text:p>
          </table:table-cell>
          <table:table-cell office:value-type="float" office:value="37.69911" calcext:value-type="float">
            <text:p>3.76991E+01</text:p>
          </table:table-cell>
          <table:table-cell table:formula="of:=[.B10]/[.C10]" office:value-type="float" office:value="0.00192848319230878" calcext:value-type="float">
            <text:p>1.92848E-03</text:p>
          </table:table-cell>
          <table:table-cell table:formula="of:=[.D10]/[.$D$110]" office:value-type="float" office:value="0.0131011668797576" calcext:value-type="float">
            <text:p>1.31012E-02</text:p>
          </table:table-cell>
          <table:table-cell office:value-type="float" office:value="0.01340017" calcext:value-type="float">
            <text:p>1.34002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0"/>
          <table:table-cell office:value-type="string" calcext:value-type="string">
            <text:p>Almost</text:p>
          </table:table-cell>
          <table:table-cell table:style-name="ce1" office:value-type="float" office:value="0.8205513" calcext:value-type="float">
            <text:p>8.20551E-01</text:p>
          </table:table-cell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1205" calcext:value-type="float">
            <text:p>1.20500E-01</text:p>
          </table:table-cell>
          <table:table-cell office:value-type="float" office:value="62.83185" calcext:value-type="float">
            <text:p>6.28319E+01</text:p>
          </table:table-cell>
          <table:table-cell table:formula="of:=[.B11]/[.C11]" office:value-type="float" office:value="0.00191781715801779" calcext:value-type="float">
            <text:p>1.91782E-03</text:p>
          </table:table-cell>
          <table:table-cell table:formula="of:=[.D11]/[.$D$110]" office:value-type="float" office:value="0.013028707085579" calcext:value-type="float">
            <text:p>1.30287E-02</text:p>
          </table:table-cell>
          <table:table-cell office:value-type="float" office:value="0.01337076" calcext:value-type="float">
            <text:p>1.33708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168189" calcext:value-type="float">
            <text:p>1.68189E-01</text:p>
          </table:table-cell>
          <table:table-cell office:value-type="float" office:value="87.96459" calcext:value-type="float">
            <text:p>8.79646E+01</text:p>
          </table:table-cell>
          <table:table-cell table:formula="of:=[.B12]/[.C12]" office:value-type="float" office:value="0.00191200800231093" calcext:value-type="float">
            <text:p>1.91201E-03</text:p>
          </table:table-cell>
          <table:table-cell table:formula="of:=[.D12]/[.$D$110]" office:value-type="float" office:value="0.0129892425371455" calcext:value-type="float">
            <text:p>1.29892E-02</text:p>
          </table:table-cell>
          <table:table-cell office:value-type="float" office:value="0.0133267" calcext:value-type="float">
            <text:p>1.33267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0"/>
          <table:table-cell office:value-type="string" calcext:value-type="string">
            <text:p>Rel Error %</text:p>
          </table:table-cell>
          <table:table-cell table:formula="of:=100*([.T9]-[.T10])/[.T9]" office:value-type="float" office:value="-0.224657755108008" calcext:value-type="float">
            <text:p>-0.224657755108008</text:p>
          </table:table-cell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215757" calcext:value-type="float">
            <text:p>2.15757E-01</text:p>
          </table:table-cell>
          <table:table-cell office:value-type="float" office:value="113.0973" calcext:value-type="float">
            <text:p>1.13097E+02</text:p>
          </table:table-cell>
          <table:table-cell table:formula="of:=[.B13]/[.C13]" office:value-type="float" office:value="0.00190771132467353" calcext:value-type="float">
            <text:p>1.90771E-03</text:p>
          </table:table-cell>
          <table:table-cell table:formula="of:=[.D13]/[.$D$110]" office:value-type="float" office:value="0.0129600530212708" calcext:value-type="float">
            <text:p>1.29601E-02</text:p>
          </table:table-cell>
          <table:table-cell office:value-type="float" office:value="0.01326806" calcext:value-type="float">
            <text:p>1.32681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261641" calcext:value-type="float">
            <text:p>2.61641E-01</text:p>
          </table:table-cell>
          <table:table-cell office:value-type="float" office:value="138.2301" calcext:value-type="float">
            <text:p>1.38230E+02</text:p>
          </table:table-cell>
          <table:table-cell table:formula="of:=[.B14]/[.C14]" office:value-type="float" office:value="0.00189279324835908" calcext:value-type="float">
            <text:p>1.89279E-03</text:p>
          </table:table-cell>
          <table:table-cell table:formula="of:=[.D14]/[.$D$110]" office:value-type="float" office:value="0.0128587069436383" calcext:value-type="float">
            <text:p>1.28587E-02</text:p>
          </table:table-cell>
          <table:table-cell office:value-type="float" office:value="0.01319495" calcext:value-type="float">
            <text:p>1.31950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309" calcext:value-type="float">
            <text:p>3.09000E-01</text:p>
          </table:table-cell>
          <table:table-cell office:value-type="float" office:value="163.3628" calcext:value-type="float">
            <text:p>1.63363E+02</text:p>
          </table:table-cell>
          <table:table-cell table:formula="of:=[.B15]/[.C15]" office:value-type="float" office:value="0.00189149549346608" calcext:value-type="float">
            <text:p>1.89150E-03</text:p>
          </table:table-cell>
          <table:table-cell table:formula="of:=[.D15]/[.$D$110]" office:value-type="float" office:value="0.0128498906347951" calcext:value-type="float">
            <text:p>1.28499E-02</text:p>
          </table:table-cell>
          <table:table-cell office:value-type="float" office:value="0.01310749" calcext:value-type="float">
            <text:p>1.31075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0.353466" calcext:value-type="float">
            <text:p>3.53466E-01</text:p>
          </table:table-cell>
          <table:table-cell office:value-type="float" office:value="188.4956" calcext:value-type="float">
            <text:p>1.88496E+02</text:p>
          </table:table-cell>
          <table:table-cell table:formula="of:=[.B16]/[.C16]" office:value-type="float" office:value="0.0018751949647631" calcext:value-type="float">
            <text:p>1.87519E-03</text:p>
          </table:table-cell>
          <table:table-cell table:formula="of:=[.D16]/[.$D$110]" office:value-type="float" office:value="0.0127391528551673" calcext:value-type="float">
            <text:p>1.27392E-02</text:p>
          </table:table-cell>
          <table:table-cell office:value-type="float" office:value="0.01300583" calcext:value-type="float">
            <text:p>1.30058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0.398087" calcext:value-type="float">
            <text:p>3.98087E-01</text:p>
          </table:table-cell>
          <table:table-cell office:value-type="float" office:value="213.6283" calcext:value-type="float">
            <text:p>2.13628E+02</text:p>
          </table:table-cell>
          <table:table-cell table:formula="of:=[.B17]/[.C17]" office:value-type="float" office:value="0.00186345629300987" calcext:value-type="float">
            <text:p>1.86346E-03</text:p>
          </table:table-cell>
          <table:table-cell table:formula="of:=[.D17]/[.$D$110]" office:value-type="float" office:value="0.0126594060893157" calcext:value-type="float">
            <text:p>1.26594E-02</text:p>
          </table:table-cell>
          <table:table-cell office:value-type="float" office:value="0.01289012" calcext:value-type="float">
            <text:p>1.28901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0.439591" calcext:value-type="float">
            <text:p>4.39591E-01</text:p>
          </table:table-cell>
          <table:table-cell office:value-type="float" office:value="238.761" calcext:value-type="float">
            <text:p>2.38761E+02</text:p>
          </table:table-cell>
          <table:table-cell table:formula="of:=[.B18]/[.C18]" office:value-type="float" office:value="0.00184113402105034" calcext:value-type="float">
            <text:p>1.84113E-03</text:p>
          </table:table-cell>
          <table:table-cell table:formula="of:=[.D18]/[.$D$110]" office:value-type="float" office:value="0.0125077595459372" calcext:value-type="float">
            <text:p>1.25078E-02</text:p>
          </table:table-cell>
          <table:table-cell office:value-type="float" office:value="0.01276057" calcext:value-type="float">
            <text:p>1.27606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0.480976" calcext:value-type="float">
            <text:p>4.80976E-01</text:p>
          </table:table-cell>
          <table:table-cell office:value-type="float" office:value="263.8938" calcext:value-type="float">
            <text:p>2.63894E+02</text:p>
          </table:table-cell>
          <table:table-cell table:formula="of:=[.B19]/[.C19]" office:value-type="float" office:value="0.00182261197496872" calcext:value-type="float">
            <text:p>1.82261E-03</text:p>
          </table:table-cell>
          <table:table-cell table:formula="of:=[.D19]/[.$D$110]" office:value-type="float" office:value="0.0123819298692059" calcext:value-type="float">
            <text:p>1.23819E-02</text:p>
          </table:table-cell>
          <table:table-cell office:value-type="float" office:value="0.01261739" calcext:value-type="float">
            <text:p>1.26174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0.519706" calcext:value-type="float">
            <text:p>5.19706E-01</text:p>
          </table:table-cell>
          <table:table-cell office:value-type="float" office:value="289.0265" calcext:value-type="float">
            <text:p>2.89027E+02</text:p>
          </table:table-cell>
          <table:table-cell table:formula="of:=[.B20]/[.C20]" office:value-type="float" office:value="0.00179812577739411" calcext:value-type="float">
            <text:p>1.79813E-03</text:p>
          </table:table-cell>
          <table:table-cell table:formula="of:=[.D20]/[.$D$110]" office:value-type="float" office:value="0.0122155826788571" calcext:value-type="float">
            <text:p>1.22156E-02</text:p>
          </table:table-cell>
          <table:table-cell office:value-type="float" office:value="0.01246081" calcext:value-type="float">
            <text:p>1.24608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0.557942" calcext:value-type="float">
            <text:p>5.57942E-01</text:p>
          </table:table-cell>
          <table:table-cell office:value-type="float" office:value="314.1593" calcext:value-type="float">
            <text:p>3.14159E+02</text:p>
          </table:table-cell>
          <table:table-cell table:formula="of:=[.B21]/[.C21]" office:value-type="float" office:value="0.00177598434934124" calcext:value-type="float">
            <text:p>1.77598E-03</text:p>
          </table:table-cell>
          <table:table-cell table:formula="of:=[.D21]/[.$D$110]" office:value-type="float" office:value="0.0120651647000882" calcext:value-type="float">
            <text:p>1.20652E-02</text:p>
          </table:table-cell>
          <table:table-cell office:value-type="float" office:value="0.01229111" calcext:value-type="float">
            <text:p>1.22911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0.59389" calcext:value-type="float">
            <text:p>5.93890E-01</text:p>
          </table:table-cell>
          <table:table-cell office:value-type="float" office:value="339.292" calcext:value-type="float">
            <text:p>3.39292E+02</text:p>
          </table:table-cell>
          <table:table-cell table:formula="of:=[.B22]/[.C22]" office:value-type="float" office:value="0.00175038020348255" calcext:value-type="float">
            <text:p>1.75038E-03</text:p>
          </table:table-cell>
          <table:table-cell table:formula="of:=[.D22]/[.$D$110]" office:value-type="float" office:value="0.0118912227186147" calcext:value-type="float">
            <text:p>1.18912E-02</text:p>
          </table:table-cell>
          <table:table-cell office:value-type="float" office:value="0.01210855" calcext:value-type="float">
            <text:p>1.21086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0.627211" calcext:value-type="float">
            <text:p>6.27211E-01</text:p>
          </table:table-cell>
          <table:table-cell office:value-type="float" office:value="364.4247" calcext:value-type="float">
            <text:p>3.64425E+02</text:p>
          </table:table-cell>
          <table:table-cell table:formula="of:=[.B23]/[.C23]" office:value-type="float" office:value="0.00172109903637157" calcext:value-type="float">
            <text:p>1.72110E-03</text:p>
          </table:table-cell>
          <table:table-cell table:formula="of:=[.D23]/[.$D$110]" office:value-type="float" office:value="0.0116923008621605" calcext:value-type="float">
            <text:p>1.16923E-02</text:p>
          </table:table-cell>
          <table:table-cell office:value-type="float" office:value="0.01191344" calcext:value-type="float">
            <text:p>1.19134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0.656555" calcext:value-type="float">
            <text:p>6.56555E-01</text:p>
          </table:table-cell>
          <table:table-cell office:value-type="float" office:value="389.5575" calcext:value-type="float">
            <text:p>3.89558E+02</text:p>
          </table:table-cell>
          <table:table-cell table:formula="of:=[.B24]/[.C24]" office:value-type="float" office:value="0.00168538662456762" calcext:value-type="float">
            <text:p>1.68539E-03</text:p>
          </table:table-cell>
          <table:table-cell table:formula="of:=[.D24]/[.$D$110]" office:value-type="float" office:value="0.0114496882904833" calcext:value-type="float">
            <text:p>1.14497E-02</text:p>
          </table:table-cell>
          <table:table-cell office:value-type="float" office:value="0.01170611" calcext:value-type="float">
            <text:p>1.17061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0.688199" calcext:value-type="float">
            <text:p>6.88199E-01</text:p>
          </table:table-cell>
          <table:table-cell office:value-type="float" office:value="414.6902" calcext:value-type="float">
            <text:p>4.14690E+02</text:p>
          </table:table-cell>
          <table:table-cell table:formula="of:=[.B25]/[.C25]" office:value-type="float" office:value="0.00165954970722723" calcext:value-type="float">
            <text:p>1.65955E-03</text:p>
          </table:table-cell>
          <table:table-cell table:formula="of:=[.D25]/[.$D$110]" office:value-type="float" office:value="0.01127416497398" calcext:value-type="float">
            <text:p>1.12742E-02</text:p>
          </table:table-cell>
          <table:table-cell office:value-type="float" office:value="0.01148689" calcext:value-type="float">
            <text:p>1.14869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0.715743" calcext:value-type="float">
            <text:p>7.15743E-01</text:p>
          </table:table-cell>
          <table:table-cell office:value-type="float" office:value="439.823" calcext:value-type="float">
            <text:p>4.39823E+02</text:p>
          </table:table-cell>
          <table:table-cell table:formula="of:=[.B26]/[.C26]" office:value-type="float" office:value="0.00162734327217995" calcext:value-type="float">
            <text:p>1.62734E-03</text:p>
          </table:table-cell>
          <table:table-cell table:formula="of:=[.D26]/[.$D$110]" office:value-type="float" office:value="0.0110553702850559" calcext:value-type="float">
            <text:p>1.10554E-02</text:p>
          </table:table-cell>
          <table:table-cell office:value-type="float" office:value="0.01125614" calcext:value-type="float">
            <text:p>1.12561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0.741494" calcext:value-type="float">
            <text:p>7.41494E-01</text:p>
          </table:table-cell>
          <table:table-cell office:value-type="float" office:value="464.9557" calcext:value-type="float">
            <text:p>4.64956E+02</text:p>
          </table:table-cell>
          <table:table-cell table:formula="of:=[.B27]/[.C27]" office:value-type="float" office:value="0.00159476268384278" calcext:value-type="float">
            <text:p>1.59476E-03</text:p>
          </table:table-cell>
          <table:table-cell table:formula="of:=[.D27]/[.$D$110]" office:value-type="float" office:value="0.0108340337825921" calcext:value-type="float">
            <text:p>1.08340E-02</text:p>
          </table:table-cell>
          <table:table-cell office:value-type="float" office:value="0.01101426" calcext:value-type="float">
            <text:p>1.10143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0.763198" calcext:value-type="float">
            <text:p>7.63198E-01</text:p>
          </table:table-cell>
          <table:table-cell office:value-type="float" office:value="490.0885" calcext:value-type="float">
            <text:p>4.90089E+02</text:p>
          </table:table-cell>
          <table:table-cell table:formula="of:=[.B28]/[.C28]" office:value-type="float" office:value="0.00155726567752559" calcext:value-type="float">
            <text:p>1.55727E-03</text:p>
          </table:table-cell>
          <table:table-cell table:formula="of:=[.D28]/[.$D$110]" office:value-type="float" office:value="0.0105792975529936" calcext:value-type="float">
            <text:p>1.05793E-02</text:p>
          </table:table-cell>
          <table:table-cell office:value-type="float" office:value="0.01076162" calcext:value-type="float">
            <text:p>1.07616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0.783091" calcext:value-type="float">
            <text:p>7.83091E-01</text:p>
          </table:table-cell>
          <table:table-cell office:value-type="float" office:value="515.2212" calcext:value-type="float">
            <text:p>5.15221E+02</text:p>
          </table:table-cell>
          <table:table-cell table:formula="of:=[.B29]/[.C29]" office:value-type="float" office:value="0.00151991222410879" calcext:value-type="float">
            <text:p>1.51991E-03</text:p>
          </table:table-cell>
          <table:table-cell table:formula="of:=[.D29]/[.$D$110]" office:value-type="float" office:value="0.0103255365512381" calcext:value-type="float">
            <text:p>1.03255E-02</text:p>
          </table:table-cell>
          <table:table-cell office:value-type="float" office:value="0.01049865" calcext:value-type="float">
            <text:p>1.04987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0.799999" calcext:value-type="float">
            <text:p>7.99999E-01</text:p>
          </table:table-cell>
          <table:table-cell office:value-type="float" office:value="540.3539" calcext:value-type="float">
            <text:p>5.40354E+02</text:p>
          </table:table-cell>
          <table:table-cell table:formula="of:=[.B30]/[.C30]" office:value-type="float" office:value="0.00148050934767011" calcext:value-type="float">
            <text:p>1.48051E-03</text:p>
          </table:table-cell>
          <table:table-cell table:formula="of:=[.D30]/[.$D$110]" office:value-type="float" office:value="0.0100578527768478" calcext:value-type="float">
            <text:p>1.00579E-02</text:p>
          </table:table-cell>
          <table:table-cell office:value-type="float" office:value="0.01022578" calcext:value-type="float">
            <text:p>1.02258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0.816524" calcext:value-type="float">
            <text:p>8.16524E-01</text:p>
          </table:table-cell>
          <table:table-cell office:value-type="float" office:value="565.4867" calcext:value-type="float">
            <text:p>5.65487E+02</text:p>
          </table:table-cell>
          <table:table-cell table:formula="of:=[.B31]/[.C31]" office:value-type="float" office:value="0.00144393139573398" calcext:value-type="float">
            <text:p>1.44393E-03</text:p>
          </table:table-cell>
          <table:table-cell table:formula="of:=[.D31]/[.$D$110]" office:value-type="float" office:value="0.00980936015096114" calcext:value-type="float">
            <text:p>9.80936E-03</text:p>
          </table:table-cell>
          <table:table-cell office:value-type="float" office:value="0.009943442" calcext:value-type="float">
            <text:p>9.94344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0.830047" calcext:value-type="float">
            <text:p>8.30047E-01</text:p>
          </table:table-cell>
          <table:table-cell office:value-type="float" office:value="590.6194" calcext:value-type="float">
            <text:p>5.90619E+02</text:p>
          </table:table-cell>
          <table:table-cell table:formula="of:=[.B32]/[.C32]" office:value-type="float" office:value="0.00140538390713207" calcext:value-type="float">
            <text:p>1.40538E-03</text:p>
          </table:table-cell>
          <table:table-cell table:formula="of:=[.D32]/[.$D$110]" office:value-type="float" office:value="0.00954748746107552" calcext:value-type="float">
            <text:p>9.54749E-03</text:p>
          </table:table-cell>
          <table:table-cell office:value-type="float" office:value="0.009652109" calcext:value-type="float">
            <text:p>9.65211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0.837694" calcext:value-type="float">
            <text:p>8.37694E-01</text:p>
          </table:table-cell>
          <table:table-cell office:value-type="float" office:value="615.7522" calcext:value-type="float">
            <text:p>6.15752E+02</text:p>
          </table:table-cell>
          <table:table-cell table:formula="of:=[.B33]/[.C33]" office:value-type="float" office:value="0.00136044012510227" calcext:value-type="float">
            <text:p>1.36044E-03</text:p>
          </table:table-cell>
          <table:table-cell table:formula="of:=[.D33]/[.$D$110]" office:value-type="float" office:value="0.00924216149768203" calcext:value-type="float">
            <text:p>9.24216E-03</text:p>
          </table:table-cell>
          <table:table-cell office:value-type="float" office:value="0.00935225" calcext:value-type="float">
            <text:p>9.35225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0.847339" calcext:value-type="float">
            <text:p>8.47339E-01</text:p>
          </table:table-cell>
          <table:table-cell office:value-type="float" office:value="640.8849" calcext:value-type="float">
            <text:p>6.40885E+02</text:p>
          </table:table-cell>
          <table:table-cell table:formula="of:=[.B34]/[.C34]" office:value-type="float" office:value="0.00132213912357742" calcext:value-type="float">
            <text:p>1.32214E-03</text:p>
          </table:table-cell>
          <table:table-cell table:formula="of:=[.D34]/[.$D$110]" office:value-type="float" office:value="0.00898196331983934" calcext:value-type="float">
            <text:p>8.98196E-03</text:p>
          </table:table-cell>
          <table:table-cell office:value-type="float" office:value="0.009044349" calcext:value-type="float">
            <text:p>9.04435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0.850055" calcext:value-type="float">
            <text:p>8.50055E-01</text:p>
          </table:table-cell>
          <table:table-cell office:value-type="float" office:value="666.0176" calcext:value-type="float">
            <text:p>6.66018E+02</text:p>
          </table:table-cell>
          <table:table-cell table:formula="of:=[.B35]/[.C35]" office:value-type="float" office:value="0.00127632513014671" calcext:value-type="float">
            <text:p>1.27633E-03</text:p>
          </table:table-cell>
          <table:table-cell table:formula="of:=[.D35]/[.$D$110]" office:value-type="float" office:value="0.00867072556793277" calcext:value-type="float">
            <text:p>8.67073E-03</text:p>
          </table:table-cell>
          <table:table-cell office:value-type="float" office:value="0.008728904" calcext:value-type="float">
            <text:p>8.72890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0.849823" calcext:value-type="float">
            <text:p>8.49823E-01</text:p>
          </table:table-cell>
          <table:table-cell office:value-type="float" office:value="691.1504" calcext:value-type="float">
            <text:p>6.91150E+02</text:p>
          </table:table-cell>
          <table:table-cell table:formula="of:=[.B36]/[.C36]" office:value-type="float" office:value="0.00122957752755406" calcext:value-type="float">
            <text:p>1.22958E-03</text:p>
          </table:table-cell>
          <table:table-cell table:formula="of:=[.D36]/[.$D$110]" office:value-type="float" office:value="0.00835314533428724" calcext:value-type="float">
            <text:p>8.35315E-03</text:p>
          </table:table-cell>
          <table:table-cell office:value-type="float" office:value="0.008406423" calcext:value-type="float">
            <text:p>8.40642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0.846736" calcext:value-type="float">
            <text:p>8.46736E-01</text:p>
          </table:table-cell>
          <table:table-cell office:value-type="float" office:value="716.2831" calcext:value-type="float">
            <text:p>7.16283E+02</text:p>
          </table:table-cell>
          <table:table-cell table:formula="of:=[.B37]/[.C37]" office:value-type="float" office:value="0.00118212477720052" calcext:value-type="float">
            <text:p>1.18212E-03</text:p>
          </table:table-cell>
          <table:table-cell table:formula="of:=[.D37]/[.$D$110]" office:value-type="float" office:value="0.00803077467336336" calcext:value-type="float">
            <text:p>8.03077E-03</text:p>
          </table:table-cell>
          <table:table-cell office:value-type="float" office:value="0.008077425" calcext:value-type="float">
            <text:p>8.07743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0.840145" calcext:value-type="float">
            <text:p>8.40145E-01</text:p>
          </table:table-cell>
          <table:table-cell office:value-type="float" office:value="741.4159" calcext:value-type="float">
            <text:p>7.41416E+02</text:p>
          </table:table-cell>
          <table:table-cell table:formula="of:=[.B38]/[.C38]" office:value-type="float" office:value="0.00113316291166672" calcext:value-type="float">
            <text:p>1.13316E-03</text:p>
          </table:table-cell>
          <table:table-cell table:formula="of:=[.D38]/[.$D$110]" office:value-type="float" office:value="0.00769815182569691" calcext:value-type="float">
            <text:p>7.69815E-03</text:p>
          </table:table-cell>
          <table:table-cell office:value-type="float" office:value="0.007742437" calcext:value-type="float">
            <text:p>7.74244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0.832584" calcext:value-type="float">
            <text:p>8.32584E-01</text:p>
          </table:table-cell>
          <table:table-cell office:value-type="float" office:value="766.5486" calcext:value-type="float">
            <text:p>7.66549E+02</text:p>
          </table:table-cell>
          <table:table-cell table:formula="of:=[.B39]/[.C39]" office:value-type="float" office:value="0.00108614639697992" calcext:value-type="float">
            <text:p>1.08615E-03</text:p>
          </table:table-cell>
          <table:table-cell table:formula="of:=[.D39]/[.$D$110]" office:value-type="float" office:value="0.00737874473546508" calcext:value-type="float">
            <text:p>7.37874E-03</text:p>
          </table:table-cell>
          <table:table-cell office:value-type="float" office:value="0.007401993" calcext:value-type="float">
            <text:p>7.40199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0.819994" calcext:value-type="float">
            <text:p>8.19994E-01</text:p>
          </table:table-cell>
          <table:table-cell office:value-type="float" office:value="791.6813" calcext:value-type="float">
            <text:p>7.91681E+02</text:p>
          </table:table-cell>
          <table:table-cell table:formula="of:=[.B40]/[.C40]" office:value-type="float" office:value="0.00103576274948013" calcext:value-type="float">
            <text:p>1.03576E-03</text:p>
          </table:table-cell>
          <table:table-cell table:formula="of:=[.D40]/[.$D$110]" office:value-type="float" office:value="0.00703646299998601" calcext:value-type="float">
            <text:p>7.03646E-03</text:p>
          </table:table-cell>
          <table:table-cell office:value-type="float" office:value="0.007056636" calcext:value-type="float">
            <text:p>7.05664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0.805027" calcext:value-type="float">
            <text:p>8.05027E-01</text:p>
          </table:table-cell>
          <table:table-cell office:value-type="float" office:value="816.8141" calcext:value-type="float">
            <text:p>8.16814E+02</text:p>
          </table:table-cell>
          <table:table-cell table:formula="of:=[.B41]/[.C41]" office:value-type="float" office:value="0.000985569421487704" calcext:value-type="float">
            <text:p>9.85569E-04</text:p>
          </table:table-cell>
          <table:table-cell table:formula="of:=[.D41]/[.$D$110]" office:value-type="float" office:value="0.00669547420169016" calcext:value-type="float">
            <text:p>6.69547E-03</text:p>
          </table:table-cell>
          <table:table-cell office:value-type="float" office:value="0.006706914" calcext:value-type="float">
            <text:p>6.70691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0.786879" calcext:value-type="float">
            <text:p>7.86879E-01</text:p>
          </table:table-cell>
          <table:table-cell office:value-type="float" office:value="841.9468" calcext:value-type="float">
            <text:p>8.41947E+02</text:p>
          </table:table-cell>
          <table:table-cell table:formula="of:=[.B42]/[.C42]" office:value-type="float" office:value="0.000934594679853882" calcext:value-type="float">
            <text:p>9.34595E-04</text:p>
          </table:table-cell>
          <table:table-cell table:formula="of:=[.D42]/[.$D$110]" office:value-type="float" office:value="0.00634917686321157" calcext:value-type="float">
            <text:p>6.34918E-03</text:p>
          </table:table-cell>
          <table:table-cell office:value-type="float" office:value="0.006353381" calcext:value-type="float">
            <text:p>6.35338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0.76387" calcext:value-type="float">
            <text:p>7.63870E-01</text:p>
          </table:table-cell>
          <table:table-cell office:value-type="float" office:value="867.0796" calcext:value-type="float">
            <text:p>8.67080E+02</text:p>
          </table:table-cell>
          <table:table-cell table:formula="of:=[.B43]/[.C43]" office:value-type="float" office:value="0.000880968713829734" calcext:value-type="float">
            <text:p>8.80969E-04</text:p>
          </table:table-cell>
          <table:table-cell table:formula="of:=[.D43]/[.$D$110]" office:value-type="float" office:value="0.00598486840941091" calcext:value-type="float">
            <text:p>5.98487E-03</text:p>
          </table:table-cell>
          <table:table-cell office:value-type="float" office:value="0.005996596" calcext:value-type="float">
            <text:p>5.99660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0.740459" calcext:value-type="float">
            <text:p>7.40459E-01</text:p>
          </table:table-cell>
          <table:table-cell office:value-type="float" office:value="892.2123" calcext:value-type="float">
            <text:p>8.92212E+02</text:p>
          </table:table-cell>
          <table:table-cell table:formula="of:=[.B44]/[.C44]" office:value-type="float" office:value="0.000829913463421206" calcext:value-type="float">
            <text:p>8.29913E-04</text:p>
          </table:table-cell>
          <table:table-cell table:formula="of:=[.D44]/[.$D$110]" office:value-type="float" office:value="0.00563802413389034" calcext:value-type="float">
            <text:p>5.63802E-03</text:p>
          </table:table-cell>
          <table:table-cell office:value-type="float" office:value="0.00563712" calcext:value-type="float">
            <text:p>5.63712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0.715071" calcext:value-type="float">
            <text:p>7.15071E-01</text:p>
          </table:table-cell>
          <table:table-cell office:value-type="float" office:value="917.3451" calcext:value-type="float">
            <text:p>9.17345E+02</text:p>
          </table:table-cell>
          <table:table-cell table:formula="of:=[.B45]/[.C45]" office:value-type="float" office:value="0.000779500539110091" calcext:value-type="float">
            <text:p>7.79501E-04</text:p>
          </table:table-cell>
          <table:table-cell table:formula="of:=[.D45]/[.$D$110]" office:value-type="float" office:value="0.0052955435061459" calcext:value-type="float">
            <text:p>5.29554E-03</text:p>
          </table:table-cell>
          <table:table-cell office:value-type="float" office:value="0.005275521" calcext:value-type="float">
            <text:p>5.27552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0.684199" calcext:value-type="float">
            <text:p>6.84199E-01</text:p>
          </table:table-cell>
          <table:table-cell office:value-type="float" office:value="942.4778" calcext:value-type="float">
            <text:p>9.42478E+02</text:p>
          </table:table-cell>
          <table:table-cell table:formula="of:=[.B46]/[.C46]" office:value-type="float" office:value="0.00072595768303508" calcext:value-type="float">
            <text:p>7.25958E-04</text:p>
          </table:table-cell>
          <table:table-cell table:formula="of:=[.D46]/[.$D$110]" office:value-type="float" office:value="0.00493179966048773" calcext:value-type="float">
            <text:p>4.93180E-03</text:p>
          </table:table-cell>
          <table:table-cell office:value-type="float" office:value="0.004912368" calcext:value-type="float">
            <text:p>4.91237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0.650468" calcext:value-type="float">
            <text:p>6.50468E-01</text:p>
          </table:table-cell>
          <table:table-cell office:value-type="float" office:value="967.6105" calcext:value-type="float">
            <text:p>9.67611E+02</text:p>
          </table:table-cell>
          <table:table-cell table:formula="of:=[.B47]/[.C47]" office:value-type="float" office:value="0.000672241568275665" calcext:value-type="float">
            <text:p>6.72242E-04</text:p>
          </table:table-cell>
          <table:table-cell table:formula="of:=[.D47]/[.$D$110]" office:value-type="float" office:value="0.00456687878049147" calcext:value-type="float">
            <text:p>4.56688E-03</text:p>
          </table:table-cell>
          <table:table-cell office:value-type="float" office:value="0.004548236" calcext:value-type="float">
            <text:p>4.54824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0.615492" calcext:value-type="float">
            <text:p>6.15492E-01</text:p>
          </table:table-cell>
          <table:table-cell office:value-type="float" office:value="992.7433" calcext:value-type="float">
            <text:p>9.92743E+02</text:p>
          </table:table-cell>
          <table:table-cell table:formula="of:=[.B48]/[.C48]" office:value-type="float" office:value="0.000619991089337999" calcext:value-type="float">
            <text:p>6.19991E-04</text:p>
          </table:table-cell>
          <table:table-cell table:formula="of:=[.D48]/[.$D$110]" office:value-type="float" office:value="0.00421191470984791" calcext:value-type="float">
            <text:p>4.21191E-03</text:p>
          </table:table-cell>
          <table:table-cell office:value-type="float" office:value="0.004183708" calcext:value-type="float">
            <text:p>4.18371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0.578401" calcext:value-type="float">
            <text:p>5.78401E-01</text:p>
          </table:table-cell>
          <table:table-cell office:value-type="float" office:value="1017.876" calcext:value-type="float">
            <text:p>1.01788E+03</text:p>
          </table:table-cell>
          <table:table-cell table:formula="of:=[.B49]/[.C49]" office:value-type="float" office:value="0.000568243086584221" calcext:value-type="float">
            <text:p>5.68243E-04</text:p>
          </table:table-cell>
          <table:table-cell table:formula="of:=[.D49]/[.$D$110]" office:value-type="float" office:value="0.00386036421540997" calcext:value-type="float">
            <text:p>3.86036E-03</text:p>
          </table:table-cell>
          <table:table-cell office:value-type="float" office:value="0.00381938" calcext:value-type="float">
            <text:p>3.81938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0.537411" calcext:value-type="float">
            <text:p>5.37411E-01</text:p>
          </table:table-cell>
          <table:table-cell office:value-type="float" office:value="1043.009" calcext:value-type="float">
            <text:p>1.04301E+03</text:p>
          </table:table-cell>
          <table:table-cell table:formula="of:=[.B50]/[.C50]" office:value-type="float" office:value="0.000515250587482946" calcext:value-type="float">
            <text:p>5.15251E-04</text:p>
          </table:table-cell>
          <table:table-cell table:formula="of:=[.D50]/[.$D$110]" office:value-type="float" office:value="0.00350035922450827" calcext:value-type="float">
            <text:p>3.50036E-03</text:p>
          </table:table-cell>
          <table:table-cell office:value-type="float" office:value="0.00345587" calcext:value-type="float">
            <text:p>3.45587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0.495589" calcext:value-type="float">
            <text:p>4.95589E-01</text:p>
          </table:table-cell>
          <table:table-cell office:value-type="float" office:value="1068.142" calcext:value-type="float">
            <text:p>1.06814E+03</text:p>
          </table:table-cell>
          <table:table-cell table:formula="of:=[.B51]/[.C51]" office:value-type="float" office:value="0.000463972954906745" calcext:value-type="float">
            <text:p>4.63973E-04</text:p>
          </table:table-cell>
          <table:table-cell table:formula="of:=[.D51]/[.$D$110]" office:value-type="float" office:value="0.00315200419385051" calcext:value-type="float">
            <text:p>3.15200E-03</text:p>
          </table:table-cell>
          <table:table-cell office:value-type="float" office:value="0.003093834" calcext:value-type="float">
            <text:p>3.09383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0.451151" calcext:value-type="float">
            <text:p>4.51151E-01</text:p>
          </table:table-cell>
          <table:table-cell office:value-type="float" office:value="1093.274" calcext:value-type="float">
            <text:p>1.09327E+03</text:p>
          </table:table-cell>
          <table:table-cell table:formula="of:=[.B52]/[.C52]" office:value-type="float" office:value="0.000412660504137115" calcext:value-type="float">
            <text:p>4.12661E-04</text:p>
          </table:table-cell>
          <table:table-cell table:formula="of:=[.D52]/[.$D$110]" office:value-type="float" office:value="0.00280341262550117" calcext:value-type="float">
            <text:p>2.80341E-03</text:p>
          </table:table-cell>
          <table:table-cell office:value-type="float" office:value="0.002733997" calcext:value-type="float">
            <text:p>2.73400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0.40194" calcext:value-type="float">
            <text:p>4.01940E-01</text:p>
          </table:table-cell>
          <table:table-cell office:value-type="float" office:value="1118.407" calcext:value-type="float">
            <text:p>1.11841E+03</text:p>
          </table:table-cell>
          <table:table-cell table:formula="of:=[.B53]/[.C53]" office:value-type="float" office:value="0.000359386162640255" calcext:value-type="float">
            <text:p>3.59386E-04</text:p>
          </table:table-cell>
          <table:table-cell table:formula="of:=[.D53]/[.$D$110]" office:value-type="float" office:value="0.00244149293590099" calcext:value-type="float">
            <text:p>2.44149E-03</text:p>
          </table:table-cell>
          <table:table-cell office:value-type="float" office:value="0.002377208" calcext:value-type="float">
            <text:p>2.37721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351881" calcext:value-type="float">
            <text:p>3.51881E-01</text:p>
          </table:table-cell>
          <table:table-cell office:value-type="float" office:value="1143.54" calcext:value-type="float">
            <text:p>1.14354E+03</text:p>
          </table:table-cell>
          <table:table-cell table:formula="of:=[.B54]/[.C54]" office:value-type="float" office:value="0.000307712017069801" calcext:value-type="float">
            <text:p>3.07712E-04</text:p>
          </table:table-cell>
          <table:table-cell table:formula="of:=[.D54]/[.$D$110]" office:value-type="float" office:value="0.00209044419086271" calcext:value-type="float">
            <text:p>2.09044E-03</text:p>
          </table:table-cell>
          <table:table-cell office:value-type="float" office:value="0.002024525" calcext:value-type="float">
            <text:p>2.02453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298624" calcext:value-type="float">
            <text:p>2.98624E-01</text:p>
          </table:table-cell>
          <table:table-cell office:value-type="float" office:value="1168.672" calcext:value-type="float">
            <text:p>1.16867E+03</text:p>
          </table:table-cell>
          <table:table-cell table:formula="of:=[.B55]/[.C55]" office:value-type="float" office:value="0.000255524218942526" calcext:value-type="float">
            <text:p>2.55524E-04</text:p>
          </table:table-cell>
          <table:table-cell table:formula="of:=[.D55]/[.$D$110]" office:value-type="float" office:value="0.00173590594283475" calcext:value-type="float">
            <text:p>1.73591E-03</text:p>
          </table:table-cell>
          <table:table-cell office:value-type="float" office:value="0.001677374" calcext:value-type="float">
            <text:p>1.67737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242517" calcext:value-type="float">
            <text:p>2.42517E-01</text:p>
          </table:table-cell>
          <table:table-cell office:value-type="float" office:value="1193.805" calcext:value-type="float">
            <text:p>1.19381E+03</text:p>
          </table:table-cell>
          <table:table-cell table:formula="of:=[.B56]/[.C56]" office:value-type="float" office:value="0.000203146242476786" calcext:value-type="float">
            <text:p>2.03146E-04</text:p>
          </table:table-cell>
          <table:table-cell table:formula="of:=[.D56]/[.$D$110]" office:value-type="float" office:value="0.00138007571665573" calcext:value-type="float">
            <text:p>1.38008E-03</text:p>
          </table:table-cell>
          <table:table-cell office:value-type="float" office:value="0.001337819" calcext:value-type="float">
            <text:p>1.33782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183354" calcext:value-type="float">
            <text:p>1.83354E-01</text:p>
          </table:table-cell>
          <table:table-cell office:value-type="float" office:value="1218.938" calcext:value-type="float">
            <text:p>1.21894E+03</text:p>
          </table:table-cell>
          <table:table-cell table:formula="of:=[.B57]/[.C57]" office:value-type="float" office:value="0.000150421104272736" calcext:value-type="float">
            <text:p>1.50421E-04</text:p>
          </table:table-cell>
          <table:table-cell table:formula="of:=[.D57]/[.$D$110]" office:value-type="float" office:value="0.0010218870442709" calcext:value-type="float">
            <text:p>1.02189E-03</text:p>
          </table:table-cell>
          <table:table-cell office:value-type="float" office:value="0.001009023" calcext:value-type="float">
            <text:p>1.00902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120629" calcext:value-type="float">
            <text:p>1.20629E-01</text:p>
          </table:table-cell>
          <table:table-cell office:value-type="float" office:value="1244.071" calcext:value-type="float">
            <text:p>1.24407E+03</text:p>
          </table:table-cell>
          <table:table-cell table:formula="of:=[.B58]/[.C58]" office:value-type="float" office:value="0.0000969631154491987" calcext:value-type="float">
            <text:p>9.69631E-05</text:p>
          </table:table-cell>
          <table:table-cell table:formula="of:=[.D58]/[.$D$110]" office:value-type="float" office:value="0.000658719745003487" calcext:value-type="float">
            <text:p>6.58720E-04</text:p>
          </table:table-cell>
          <table:table-cell office:value-type="float" office:value="0.0006960527" calcext:value-type="float">
            <text:p>6.96053E-04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0" office:value-type="float" office:value="1" calcext:value-type="float">
            <text:p>1.00000E+00</text:p>
          </table:table-cell>
          <table:table-cell table:style-name="ce10" office:value-type="float" office:value="0.0347107" calcext:value-type="float">
            <text:p>3.47107E-02</text:p>
          </table:table-cell>
          <table:table-cell table:style-name="ce10" office:value-type="float" office:value="12.56637" calcext:value-type="float">
            <text:p>1.25664E+01</text:p>
          </table:table-cell>
          <table:table-cell table:style-name="ce10" table:formula="of:=[.B59]/[.C59]" office:value-type="float" office:value="0.00276218987663104" calcext:value-type="float">
            <text:p>2.76219E-03</text:p>
          </table:table-cell>
          <table:table-cell table:style-name="ce10" table:formula="of:=[.D59]/[.$D$110]" office:value-type="float" office:value="0.0187649602919256" calcext:value-type="float">
            <text:p>1.87650E-02</text:p>
          </table:table-cell>
          <table:table-cell table:style-name="ce10" office:value-type="float" office:value="0.01845191" calcext:value-type="float">
            <text:p>1.84519E-02</text:p>
          </table:table-cell>
          <table:table-cell table:style-name="ce10" table:number-columns-repeated="2"/>
          <table:table-cell table:number-columns-repeated="2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103322" calcext:value-type="float">
            <text:p>1.03322E-01</text:p>
          </table:table-cell>
          <table:table-cell office:value-type="float" office:value="37.69911" calcext:value-type="float">
            <text:p>3.76991E+01</text:p>
          </table:table-cell>
          <table:table-cell table:formula="of:=[.B60]/[.C60]" office:value-type="float" office:value="0.00274070130568069" calcext:value-type="float">
            <text:p>2.74070E-03</text:p>
          </table:table-cell>
          <table:table-cell table:formula="of:=[.D60]/[.$D$110]" office:value-type="float" office:value="0.0186189775034052" calcext:value-type="float">
            <text:p>1.86190E-02</text:p>
          </table:table-cell>
          <table:table-cell office:value-type="float" office:value="0.01843167" calcext:value-type="float">
            <text:p>1.84317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169526" calcext:value-type="float">
            <text:p>1.69526E-01</text:p>
          </table:table-cell>
          <table:table-cell office:value-type="float" office:value="62.83185" calcext:value-type="float">
            <text:p>6.28319E+01</text:p>
          </table:table-cell>
          <table:table-cell table:formula="of:=[.B61]/[.C61]" office:value-type="float" office:value="0.002698090220167" calcext:value-type="float">
            <text:p>2.69809E-03</text:p>
          </table:table-cell>
          <table:table-cell table:formula="of:=[.D61]/[.$D$110]" office:value-type="float" office:value="0.0183294987335259" calcext:value-type="float">
            <text:p>1.83295E-02</text:p>
          </table:table-cell>
          <table:table-cell office:value-type="float" office:value="0.01839122" calcext:value-type="float">
            <text:p>1.83912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237111" calcext:value-type="float">
            <text:p>2.37111E-01</text:p>
          </table:table-cell>
          <table:table-cell office:value-type="float" office:value="87.96459" calcext:value-type="float">
            <text:p>8.79646E+01</text:p>
          </table:table-cell>
          <table:table-cell table:formula="of:=[.B62]/[.C62]" office:value-type="float" office:value="0.00269552782545795" calcext:value-type="float">
            <text:p>2.69553E-03</text:p>
          </table:table-cell>
          <table:table-cell table:formula="of:=[.D62]/[.$D$110]" office:value-type="float" office:value="0.0183120910833949" calcext:value-type="float">
            <text:p>1.83121E-02</text:p>
          </table:table-cell>
          <table:table-cell office:value-type="float" office:value="0.01833062" calcext:value-type="float">
            <text:p>1.83306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304294" calcext:value-type="float">
            <text:p>3.04294E-01</text:p>
          </table:table-cell>
          <table:table-cell office:value-type="float" office:value="113.0973" calcext:value-type="float">
            <text:p>1.13097E+02</text:p>
          </table:table-cell>
          <table:table-cell table:formula="of:=[.B63]/[.C63]" office:value-type="float" office:value="0.00269055052596304" calcext:value-type="float">
            <text:p>2.69055E-03</text:p>
          </table:table-cell>
          <table:table-cell table:formula="of:=[.D63]/[.$D$110]" office:value-type="float" office:value="0.0182782777571739" calcext:value-type="float">
            <text:p>1.82783E-02</text:p>
          </table:table-cell>
          <table:table-cell office:value-type="float" office:value="0.01824998" calcext:value-type="float">
            <text:p>1.82500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369738" calcext:value-type="float">
            <text:p>3.69738E-01</text:p>
          </table:table-cell>
          <table:table-cell office:value-type="float" office:value="138.2301" calcext:value-type="float">
            <text:p>1.38230E+02</text:p>
          </table:table-cell>
          <table:table-cell table:formula="of:=[.B64]/[.C64]" office:value-type="float" office:value="0.00267480092975408" calcext:value-type="float">
            <text:p>2.67480E-03</text:p>
          </table:table-cell>
          <table:table-cell table:formula="of:=[.D64]/[.$D$110]" office:value-type="float" office:value="0.0181712827421044" calcext:value-type="float">
            <text:p>1.81713E-02</text:p>
          </table:table-cell>
          <table:table-cell office:value-type="float" office:value="0.01814943" calcext:value-type="float">
            <text:p>1.81494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435228" calcext:value-type="float">
            <text:p>4.35228E-01</text:p>
          </table:table-cell>
          <table:table-cell office:value-type="float" office:value="163.3628" calcext:value-type="float">
            <text:p>1.63363E+02</text:p>
          </table:table-cell>
          <table:table-cell table:formula="of:=[.B65]/[.C65]" office:value-type="float" office:value="0.00266418058456393" calcext:value-type="float">
            <text:p>2.66418E-03</text:p>
          </table:table-cell>
          <table:table-cell table:formula="of:=[.D65]/[.$D$110]" office:value-type="float" office:value="0.0180991333372188" calcext:value-type="float">
            <text:p>1.80991E-02</text:p>
          </table:table-cell>
          <table:table-cell office:value-type="float" office:value="0.01802915" calcext:value-type="float">
            <text:p>1.80292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0.498062" calcext:value-type="float">
            <text:p>4.98062E-01</text:p>
          </table:table-cell>
          <table:table-cell office:value-type="float" office:value="188.4956" calcext:value-type="float">
            <text:p>1.88496E+02</text:p>
          </table:table-cell>
          <table:table-cell table:formula="of:=[.B66]/[.C66]" office:value-type="float" office:value="0.00264230040382906" calcext:value-type="float">
            <text:p>2.64230E-03</text:p>
          </table:table-cell>
          <table:table-cell table:formula="of:=[.D66]/[.$D$110]" office:value-type="float" office:value="0.0179504901443147" calcext:value-type="float">
            <text:p>1.79505E-02</text:p>
          </table:table-cell>
          <table:table-cell office:value-type="float" office:value="0.01788932" calcext:value-type="float">
            <text:p>1.78893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0.558676" calcext:value-type="float">
            <text:p>5.58676E-01</text:p>
          </table:table-cell>
          <table:table-cell office:value-type="float" office:value="213.6283" calcext:value-type="float">
            <text:p>2.13628E+02</text:p>
          </table:table-cell>
          <table:table-cell table:formula="of:=[.B67]/[.C67]" office:value-type="float" office:value="0.00261517785798979" calcext:value-type="float">
            <text:p>2.61518E-03</text:p>
          </table:table-cell>
          <table:table-cell table:formula="of:=[.D67]/[.$D$110]" office:value-type="float" office:value="0.0177662328997292" calcext:value-type="float">
            <text:p>1.77662E-02</text:p>
          </table:table-cell>
          <table:table-cell office:value-type="float" office:value="0.01773019" calcext:value-type="float">
            <text:p>1.77302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0.618532" calcext:value-type="float">
            <text:p>6.18532E-01</text:p>
          </table:table-cell>
          <table:table-cell office:value-type="float" office:value="238.761" calcext:value-type="float">
            <text:p>2.38761E+02</text:p>
          </table:table-cell>
          <table:table-cell table:formula="of:=[.B68]/[.C68]" office:value-type="float" office:value="0.00259059059059059" calcext:value-type="float">
            <text:p>2.59059E-03</text:p>
          </table:table-cell>
          <table:table-cell table:formula="of:=[.D68]/[.$D$110]" office:value-type="float" office:value="0.0175991990906721" calcext:value-type="float">
            <text:p>1.75992E-02</text:p>
          </table:table-cell>
          <table:table-cell office:value-type="float" office:value="0.01755201" calcext:value-type="float">
            <text:p>1.75520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0.674766" calcext:value-type="float">
            <text:p>6.74766E-01</text:p>
          </table:table-cell>
          <table:table-cell office:value-type="float" office:value="263.8938" calcext:value-type="float">
            <text:p>2.63894E+02</text:p>
          </table:table-cell>
          <table:table-cell table:formula="of:=[.B69]/[.C69]" office:value-type="float" office:value="0.00255696041362093" calcext:value-type="float">
            <text:p>2.55696E-03</text:p>
          </table:table-cell>
          <table:table-cell table:formula="of:=[.D69]/[.$D$110]" office:value-type="float" office:value="0.0173707321989551" calcext:value-type="float">
            <text:p>1.73707E-02</text:p>
          </table:table-cell>
          <table:table-cell office:value-type="float" office:value="0.01735509" calcext:value-type="float">
            <text:p>1.73551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0.730324" calcext:value-type="float">
            <text:p>7.30324E-01</text:p>
          </table:table-cell>
          <table:table-cell office:value-type="float" office:value="289.0265" calcext:value-type="float">
            <text:p>2.89027E+02</text:p>
          </table:table-cell>
          <table:table-cell table:formula="of:=[.B70]/[.C70]" office:value-type="float" office:value="0.00252684096440984" calcext:value-type="float">
            <text:p>2.52684E-03</text:p>
          </table:table-cell>
          <table:table-cell table:formula="of:=[.D70]/[.$D$110]" office:value-type="float" office:value="0.0171661154659627" calcext:value-type="float">
            <text:p>1.71661E-02</text:p>
          </table:table-cell>
          <table:table-cell office:value-type="float" office:value="0.01713975" calcext:value-type="float">
            <text:p>1.71398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0.786019" calcext:value-type="float">
            <text:p>7.86019E-01</text:p>
          </table:table-cell>
          <table:table-cell office:value-type="float" office:value="314.1593" calcext:value-type="float">
            <text:p>3.14159E+02</text:p>
          </table:table-cell>
          <table:table-cell table:formula="of:=[.B71]/[.C71]" office:value-type="float" office:value="0.00250197590840061" calcext:value-type="float">
            <text:p>2.50198E-03</text:p>
          </table:table-cell>
          <table:table-cell table:formula="of:=[.D71]/[.$D$110]" office:value-type="float" office:value="0.0169971944976335" calcext:value-type="float">
            <text:p>1.69972E-02</text:p>
          </table:table-cell>
          <table:table-cell office:value-type="float" office:value="0.01690634" calcext:value-type="float">
            <text:p>1.69063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0.836673" calcext:value-type="float">
            <text:p>8.36673E-01</text:p>
          </table:table-cell>
          <table:table-cell office:value-type="float" office:value="339.292" calcext:value-type="float">
            <text:p>3.39292E+02</text:p>
          </table:table-cell>
          <table:table-cell table:formula="of:=[.B72]/[.C72]" office:value-type="float" office:value="0.00246593789420322" calcext:value-type="float">
            <text:p>2.46594E-03</text:p>
          </table:table-cell>
          <table:table-cell table:formula="of:=[.D72]/[.$D$110]" office:value-type="float" office:value="0.0167523699433423" calcext:value-type="float">
            <text:p>1.67524E-02</text:p>
          </table:table-cell>
          <table:table-cell office:value-type="float" office:value="0.01665526" calcext:value-type="float">
            <text:p>1.66553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0.884338" calcext:value-type="float">
            <text:p>8.84338E-01</text:p>
          </table:table-cell>
          <table:table-cell office:value-type="float" office:value="364.4247" calcext:value-type="float">
            <text:p>3.64425E+02</text:p>
          </table:table-cell>
          <table:table-cell table:formula="of:=[.B73]/[.C73]" office:value-type="float" office:value="0.00242666866433587" calcext:value-type="float">
            <text:p>2.42667E-03</text:p>
          </table:table-cell>
          <table:table-cell table:formula="of:=[.D73]/[.$D$110]" office:value-type="float" office:value="0.0164855940980647" calcext:value-type="float">
            <text:p>1.64856E-02</text:p>
          </table:table-cell>
          <table:table-cell office:value-type="float" office:value="0.01638692" calcext:value-type="float">
            <text:p>1.63869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0.927635" calcext:value-type="float">
            <text:p>9.27635E-01</text:p>
          </table:table-cell>
          <table:table-cell office:value-type="float" office:value="389.5575" calcext:value-type="float">
            <text:p>3.89558E+02</text:p>
          </table:table-cell>
          <table:table-cell table:formula="of:=[.B74]/[.C74]" office:value-type="float" office:value="0.00238125308844009" calcext:value-type="float">
            <text:p>2.38125E-03</text:p>
          </table:table-cell>
          <table:table-cell table:formula="of:=[.D74]/[.$D$110]" office:value-type="float" office:value="0.0161770629990518" calcext:value-type="float">
            <text:p>1.61771E-02</text:p>
          </table:table-cell>
          <table:table-cell office:value-type="float" office:value="0.01610176" calcext:value-type="float">
            <text:p>1.61018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0.968203" calcext:value-type="float">
            <text:p>9.68203E-01</text:p>
          </table:table-cell>
          <table:table-cell office:value-type="float" office:value="414.6902" calcext:value-type="float">
            <text:p>4.14690E+02</text:p>
          </table:table-cell>
          <table:table-cell table:formula="of:=[.B75]/[.C75]" office:value-type="float" office:value="0.00233476219114896" calcext:value-type="float">
            <text:p>2.33476E-03</text:p>
          </table:table-cell>
          <table:table-cell table:formula="of:=[.D75]/[.$D$110]" office:value-type="float" office:value="0.0158612266950436" calcext:value-type="float">
            <text:p>1.58612E-02</text:p>
          </table:table-cell>
          <table:table-cell office:value-type="float" office:value="0.01580025" calcext:value-type="float">
            <text:p>1.58003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1.00807" calcext:value-type="float">
            <text:p>1.00807E+00</text:p>
          </table:table-cell>
          <table:table-cell office:value-type="float" office:value="439.823" calcext:value-type="float">
            <text:p>4.39823E+02</text:p>
          </table:table-cell>
          <table:table-cell table:formula="of:=[.B76]/[.C76]" office:value-type="float" office:value="0.00229199018696157" calcext:value-type="float">
            <text:p>2.29199E-03</text:p>
          </table:table-cell>
          <table:table-cell table:formula="of:=[.D76]/[.$D$110]" office:value-type="float" office:value="0.0155706547227933" calcext:value-type="float">
            <text:p>1.55707E-02</text:p>
          </table:table-cell>
          <table:table-cell office:value-type="float" office:value="0.0154829" calcext:value-type="float">
            <text:p>1.54829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1.0427" calcext:value-type="float">
            <text:p>1.04270E+00</text:p>
          </table:table-cell>
          <table:table-cell office:value-type="float" office:value="464.9557" calcext:value-type="float">
            <text:p>4.64956E+02</text:p>
          </table:table-cell>
          <table:table-cell table:formula="of:=[.B77]/[.C77]" office:value-type="float" office:value="0.00224257923926946" calcext:value-type="float">
            <text:p>2.24258E-03</text:p>
          </table:table-cell>
          <table:table-cell table:formula="of:=[.D77]/[.$D$110]" office:value-type="float" office:value="0.0152349810316857" calcext:value-type="float">
            <text:p>1.52350E-02</text:p>
          </table:table-cell>
          <table:table-cell office:value-type="float" office:value="0.01515021" calcext:value-type="float">
            <text:p>1.51502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1.07309" calcext:value-type="float">
            <text:p>1.07309E+00</text:p>
          </table:table-cell>
          <table:table-cell office:value-type="float" office:value="490.0885" calcext:value-type="float">
            <text:p>4.90089E+02</text:p>
          </table:table-cell>
          <table:table-cell table:formula="of:=[.B78]/[.C78]" office:value-type="float" office:value="0.00218958412613232" calcext:value-type="float">
            <text:p>2.18958E-03</text:p>
          </table:table-cell>
          <table:table-cell table:formula="of:=[.D78]/[.$D$110]" office:value-type="float" office:value="0.0148749582823092" calcext:value-type="float">
            <text:p>1.48750E-02</text:p>
          </table:table-cell>
          <table:table-cell office:value-type="float" office:value="0.01480273" calcext:value-type="float">
            <text:p>1.48027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1.10166" calcext:value-type="float">
            <text:p>1.10166E+00</text:p>
          </table:table-cell>
          <table:table-cell office:value-type="float" office:value="515.2212" calcext:value-type="float">
            <text:p>5.15221E+02</text:p>
          </table:table-cell>
          <table:table-cell table:formula="of:=[.B79]/[.C79]" office:value-type="float" office:value="0.00213822723133287" calcext:value-type="float">
            <text:p>2.13823E-03</text:p>
          </table:table-cell>
          <table:table-cell table:formula="of:=[.D79]/[.$D$110]" office:value-type="float" office:value="0.0145260647830674" calcext:value-type="float">
            <text:p>1.45261E-02</text:p>
          </table:table-cell>
          <table:table-cell office:value-type="float" office:value="0.01444105" calcext:value-type="float">
            <text:p>1.44411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1.12618" calcext:value-type="float">
            <text:p>1.12618E+00</text:p>
          </table:table-cell>
          <table:table-cell office:value-type="float" office:value="540.3539" calcext:value-type="float">
            <text:p>5.40354E+02</text:p>
          </table:table-cell>
          <table:table-cell table:formula="of:=[.B80]/[.C80]" office:value-type="float" office:value="0.00208415262663969" calcext:value-type="float">
            <text:p>2.08415E-03</text:p>
          </table:table-cell>
          <table:table-cell table:formula="of:=[.D80]/[.$D$110]" office:value-type="float" office:value="0.0141587084986737" calcext:value-type="float">
            <text:p>1.41587E-02</text:p>
          </table:table-cell>
          <table:table-cell office:value-type="float" office:value="0.01406573" calcext:value-type="float">
            <text:p>1.40657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1.14703" calcext:value-type="float">
            <text:p>1.14703E+00</text:p>
          </table:table-cell>
          <table:table-cell office:value-type="float" office:value="565.4867" calcext:value-type="float">
            <text:p>5.65487E+02</text:p>
          </table:table-cell>
          <table:table-cell table:formula="of:=[.B81]/[.C81]" office:value-type="float" office:value="0.00202839430175811" calcext:value-type="float">
            <text:p>2.02839E-03</text:p>
          </table:table-cell>
          <table:table-cell table:formula="of:=[.D81]/[.$D$110]" office:value-type="float" office:value="0.0137799138469377" calcext:value-type="float">
            <text:p>1.37799E-02</text:p>
          </table:table-cell>
          <table:table-cell office:value-type="float" office:value="0.01367741" calcext:value-type="float">
            <text:p>1.36774E-02</text:p>
          </table:table-cell>
          <table:table-cell table:number-columns-repeated="14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1.16397" calcext:value-type="float">
            <text:p>1.16397E+00</text:p>
          </table:table-cell>
          <table:table-cell office:value-type="float" office:value="590.6194" calcext:value-type="float">
            <text:p>5.90619E+02</text:p>
          </table:table-cell>
          <table:table-cell table:formula="of:=[.B82]/[.C82]" office:value-type="float" office:value="0.00197076154288193" calcext:value-type="float">
            <text:p>1.97076E-03</text:p>
          </table:table-cell>
          <table:table-cell table:formula="of:=[.D82]/[.$D$110]" office:value-type="float" office:value="0.0133883852120037" calcext:value-type="float">
            <text:p>1.33884E-02</text:p>
          </table:table-cell>
          <table:table-cell office:value-type="float" office:value="0.0132767" calcext:value-type="float">
            <text:p>1.32767E-02</text:p>
          </table:table-cell>
          <table:table-cell table:number-columns-repeated="14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1.17811" calcext:value-type="float">
            <text:p>1.17811E+00</text:p>
          </table:table-cell>
          <table:table-cell office:value-type="float" office:value="615.7522" calcext:value-type="float">
            <text:p>6.15752E+02</text:p>
          </table:table-cell>
          <table:table-cell table:formula="of:=[.B83]/[.C83]" office:value-type="float" office:value="0.00191328589650187" calcext:value-type="float">
            <text:p>1.91329E-03</text:p>
          </table:table-cell>
          <table:table-cell table:formula="of:=[.D83]/[.$D$110]" office:value-type="float" office:value="0.0129979239221412" calcext:value-type="float">
            <text:p>1.29979E-02</text:p>
          </table:table-cell>
          <table:table-cell office:value-type="float" office:value="0.01286427" calcext:value-type="float">
            <text:p>1.28643E-02</text:p>
          </table:table-cell>
          <table:table-cell table:number-columns-repeated="14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1.18848" calcext:value-type="float">
            <text:p>1.18848E+00</text:p>
          </table:table-cell>
          <table:table-cell office:value-type="float" office:value="640.8849" calcext:value-type="float">
            <text:p>6.40885E+02</text:p>
          </table:table-cell>
          <table:table-cell table:formula="of:=[.B84]/[.C84]" office:value-type="float" office:value="0.00185443595254" calcext:value-type="float">
            <text:p>1.85444E-03</text:p>
          </table:table-cell>
          <table:table-cell table:formula="of:=[.D84]/[.$D$110]" office:value-type="float" office:value="0.0125981263300316" calcext:value-type="float">
            <text:p>1.25981E-02</text:p>
          </table:table-cell>
          <table:table-cell office:value-type="float" office:value="0.01244077" calcext:value-type="float">
            <text:p>1.24408E-02</text:p>
          </table:table-cell>
          <table:table-cell table:number-columns-repeated="14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1.19474" calcext:value-type="float">
            <text:p>1.19474E+00</text:p>
          </table:table-cell>
          <table:table-cell office:value-type="float" office:value="666.0176" calcext:value-type="float">
            <text:p>6.66018E+02</text:p>
          </table:table-cell>
          <table:table-cell table:formula="of:=[.B85]/[.C85]" office:value-type="float" office:value="0.00179385649868712" calcext:value-type="float">
            <text:p>1.79386E-03</text:p>
          </table:table-cell>
          <table:table-cell table:formula="of:=[.D85]/[.$D$110]" office:value-type="float" office:value="0.0121865792978478" calcext:value-type="float">
            <text:p>1.21866E-02</text:p>
          </table:table-cell>
          <table:table-cell office:value-type="float" office:value="0.01200689" calcext:value-type="float">
            <text:p>1.20069E-02</text:p>
          </table:table-cell>
          <table:table-cell table:number-columns-repeated="14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1.19686" calcext:value-type="float">
            <text:p>1.19686E+00</text:p>
          </table:table-cell>
          <table:table-cell office:value-type="float" office:value="691.1504" calcext:value-type="float">
            <text:p>6.91150E+02</text:p>
          </table:table-cell>
          <table:table-cell table:formula="of:=[.B86]/[.C86]" office:value-type="float" office:value="0.00173169255201183" calcext:value-type="float">
            <text:p>1.73169E-03</text:p>
          </table:table-cell>
          <table:table-cell table:formula="of:=[.D86]/[.$D$110]" office:value-type="float" office:value="0.0117642680002719" calcext:value-type="float">
            <text:p>1.17643E-02</text:p>
          </table:table-cell>
          <table:table-cell office:value-type="float" office:value="0.01156334" calcext:value-type="float">
            <text:p>1.15633E-02</text:p>
          </table:table-cell>
          <table:table-cell table:number-columns-repeated="14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1.19272" calcext:value-type="float">
            <text:p>1.19272E+00</text:p>
          </table:table-cell>
          <table:table-cell office:value-type="float" office:value="716.2831" calcext:value-type="float">
            <text:p>7.16283E+02</text:p>
          </table:table-cell>
          <table:table-cell table:formula="of:=[.B87]/[.C87]" office:value-type="float" office:value="0.00166515166977973" calcext:value-type="float">
            <text:p>1.66515E-03</text:p>
          </table:table-cell>
          <table:table-cell table:formula="of:=[.D87]/[.$D$110]" office:value-type="float" office:value="0.0113122219539667" calcext:value-type="float">
            <text:p>1.13122E-02</text:p>
          </table:table-cell>
          <table:table-cell office:value-type="float" office:value="0.01111081" calcext:value-type="float">
            <text:p>1.11108E-02</text:p>
          </table:table-cell>
          <table:table-cell table:number-columns-repeated="14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1.18152" calcext:value-type="float">
            <text:p>1.18152E+00</text:p>
          </table:table-cell>
          <table:table-cell office:value-type="float" office:value="741.4159" calcext:value-type="float">
            <text:p>7.41416E+02</text:p>
          </table:table-cell>
          <table:table-cell table:formula="of:=[.B88]/[.C88]" office:value-type="float" office:value="0.00159359948984099" calcext:value-type="float">
            <text:p>1.59360E-03</text:p>
          </table:table-cell>
          <table:table-cell table:formula="of:=[.D88]/[.$D$110]" office:value-type="float" office:value="0.0108261316143016" calcext:value-type="float">
            <text:p>1.08261E-02</text:p>
          </table:table-cell>
          <table:table-cell office:value-type="float" office:value="0.01065004" calcext:value-type="float">
            <text:p>1.06500E-02</text:p>
          </table:table-cell>
          <table:table-cell table:number-columns-repeated="14"/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1.16965" calcext:value-type="float">
            <text:p>1.16965E+00</text:p>
          </table:table-cell>
          <table:table-cell office:value-type="float" office:value="766.5486" calcext:value-type="float">
            <text:p>7.66549E+02</text:p>
          </table:table-cell>
          <table:table-cell table:formula="of:=[.B89]/[.C89]" office:value-type="float" office:value="0.00152586541805699" calcext:value-type="float">
            <text:p>1.52587E-03</text:p>
          </table:table-cell>
          <table:table-cell table:formula="of:=[.D89]/[.$D$110]" office:value-type="float" office:value="0.0103659796246826" calcext:value-type="float">
            <text:p>1.03660E-02</text:p>
          </table:table-cell>
          <table:table-cell office:value-type="float" office:value="0.01018176" calcext:value-type="float">
            <text:p>1.01818E-02</text:p>
          </table:table-cell>
          <table:table-cell table:number-columns-repeated="14"/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1.14884" calcext:value-type="float">
            <text:p>1.14884E+00</text:p>
          </table:table-cell>
          <table:table-cell office:value-type="float" office:value="791.6813" calcext:value-type="float">
            <text:p>7.91681E+02</text:p>
          </table:table-cell>
          <table:table-cell table:formula="of:=[.B90]/[.C90]" office:value-type="float" office:value="0.00145113949262159" calcext:value-type="float">
            <text:p>1.45114E-03</text:p>
          </table:table-cell>
          <table:table-cell table:formula="of:=[.D90]/[.$D$110]" office:value-type="float" office:value="0.00985832841813956" calcext:value-type="float">
            <text:p>9.85833E-03</text:p>
          </table:table-cell>
          <table:table-cell office:value-type="float" office:value="0.00970672" calcext:value-type="float">
            <text:p>9.70672E-03</text:p>
          </table:table-cell>
          <table:table-cell table:number-columns-repeated="14"/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1.12916" calcext:value-type="float">
            <text:p>1.12916E+00</text:p>
          </table:table-cell>
          <table:table-cell office:value-type="float" office:value="816.8141" calcext:value-type="float">
            <text:p>8.16814E+02</text:p>
          </table:table-cell>
          <table:table-cell table:formula="of:=[.B91]/[.C91]" office:value-type="float" office:value="0.0013823953332833" calcext:value-type="float">
            <text:p>1.38240E-03</text:p>
          </table:table-cell>
          <table:table-cell table:formula="of:=[.D91]/[.$D$110]" office:value-type="float" office:value="0.00939131439017631" calcext:value-type="float">
            <text:p>9.39131E-03</text:p>
          </table:table-cell>
          <table:table-cell office:value-type="float" office:value="0.009225664" calcext:value-type="float">
            <text:p>9.22566E-03</text:p>
          </table:table-cell>
          <table:table-cell table:number-columns-repeated="14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1.10345" calcext:value-type="float">
            <text:p>1.10345E+00</text:p>
          </table:table-cell>
          <table:table-cell office:value-type="float" office:value="841.9468" calcext:value-type="float">
            <text:p>8.41947E+02</text:p>
          </table:table-cell>
          <table:table-cell table:formula="of:=[.B92]/[.C92]" office:value-type="float" office:value="0.0013105934959311" calcext:value-type="float">
            <text:p>1.31059E-03</text:p>
          </table:table-cell>
          <table:table-cell table:formula="of:=[.D92]/[.$D$110]" office:value-type="float" office:value="0.00890352800076099" calcext:value-type="float">
            <text:p>8.90353E-03</text:p>
          </table:table-cell>
          <table:table-cell office:value-type="float" office:value="0.008739353" calcext:value-type="float">
            <text:p>8.73935E-03</text:p>
          </table:table-cell>
          <table:table-cell table:number-columns-repeated="14"/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1.07208" calcext:value-type="float">
            <text:p>1.07208E+00</text:p>
          </table:table-cell>
          <table:table-cell office:value-type="float" office:value="867.0796" calcext:value-type="float">
            <text:p>8.67080E+02</text:p>
          </table:table-cell>
          <table:table-cell table:formula="of:=[.B93]/[.C93]" office:value-type="float" office:value="0.00123642627505018" calcext:value-type="float">
            <text:p>1.23643E-03</text:p>
          </table:table-cell>
          <table:table-cell table:formula="of:=[.D93]/[.$D$110]" office:value-type="float" office:value="0.00839967235833486" calcext:value-type="float">
            <text:p>8.39967E-03</text:p>
          </table:table-cell>
          <table:table-cell office:value-type="float" office:value="0.008248546" calcext:value-type="float">
            <text:p>8.24855E-03</text:p>
          </table:table-cell>
          <table:table-cell table:number-columns-repeated="14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1.03828" calcext:value-type="float">
            <text:p>1.03828E+00</text:p>
          </table:table-cell>
          <table:table-cell office:value-type="float" office:value="892.2123" calcext:value-type="float">
            <text:p>8.92212E+02</text:p>
          </table:table-cell>
          <table:table-cell table:formula="of:=[.B94]/[.C94]" office:value-type="float" office:value="0.00116371406222488" calcext:value-type="float">
            <text:p>1.16371E-03</text:p>
          </table:table-cell>
          <table:table-cell table:formula="of:=[.D94]/[.$D$110]" office:value-type="float" office:value="0.00790570132544228" calcext:value-type="float">
            <text:p>7.90570E-03</text:p>
          </table:table-cell>
          <table:table-cell office:value-type="float" office:value="0.007754003" calcext:value-type="float">
            <text:p>7.75400E-03</text:p>
          </table:table-cell>
          <table:table-cell table:number-columns-repeated="14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1.00355" calcext:value-type="float">
            <text:p>1.00355E+00</text:p>
          </table:table-cell>
          <table:table-cell office:value-type="float" office:value="917.3451" calcext:value-type="float">
            <text:p>9.17345E+02</text:p>
          </table:table-cell>
          <table:table-cell table:formula="of:=[.B95]/[.C95]" office:value-type="float" office:value="0.00109397215944141" calcext:value-type="float">
            <text:p>1.09397E-03</text:p>
          </table:table-cell>
          <table:table-cell table:formula="of:=[.D95]/[.$D$110]" office:value-type="float" office:value="0.00743190911894444" calcext:value-type="float">
            <text:p>7.43191E-03</text:p>
          </table:table-cell>
          <table:table-cell office:value-type="float" office:value="0.007256481" calcext:value-type="float">
            <text:p>7.25648E-03</text:p>
          </table:table-cell>
          <table:table-cell table:number-columns-repeated="14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0.96081" calcext:value-type="float">
            <text:p>9.60810E-01</text:p>
          </table:table-cell>
          <table:table-cell office:value-type="float" office:value="942.4778" calcext:value-type="float">
            <text:p>9.42478E+02</text:p>
          </table:table-cell>
          <table:table-cell table:formula="of:=[.B96]/[.C96]" office:value-type="float" office:value="0.00101945106823736" calcext:value-type="float">
            <text:p>1.01945E-03</text:p>
          </table:table-cell>
          <table:table-cell table:formula="of:=[.D96]/[.$D$110]" office:value-type="float" office:value="0.00692564945548476" calcext:value-type="float">
            <text:p>6.92565E-03</text:p>
          </table:table-cell>
          <table:table-cell office:value-type="float" office:value="0.006756724" calcext:value-type="float">
            <text:p>6.75672E-03</text:p>
          </table:table-cell>
          <table:table-cell table:number-columns-repeated="14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0.915815" calcext:value-type="float">
            <text:p>9.15815E-01</text:p>
          </table:table-cell>
          <table:table-cell office:value-type="float" office:value="967.6105" calcext:value-type="float">
            <text:p>9.67611E+02</text:p>
          </table:table-cell>
          <table:table-cell table:formula="of:=[.B97]/[.C97]" office:value-type="float" office:value="0.000946470713164026" calcext:value-type="float">
            <text:p>9.46471E-04</text:p>
          </table:table-cell>
          <table:table-cell table:formula="of:=[.D97]/[.$D$110]" office:value-type="float" office:value="0.00642985679596198" calcext:value-type="float">
            <text:p>6.42986E-03</text:p>
          </table:table-cell>
          <table:table-cell office:value-type="float" office:value="0.006255454" calcext:value-type="float">
            <text:p>6.25545E-03</text:p>
          </table:table-cell>
          <table:table-cell table:number-columns-repeated="14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0.867092" calcext:value-type="float">
            <text:p>8.67092E-01</text:p>
          </table:table-cell>
          <table:table-cell office:value-type="float" office:value="992.7433" calcext:value-type="float">
            <text:p>9.92743E+02</text:p>
          </table:table-cell>
          <table:table-cell table:formula="of:=[.B98]/[.C98]" office:value-type="float" office:value="0.00087343022108535" calcext:value-type="float">
            <text:p>8.73430E-04</text:p>
          </table:table-cell>
          <table:table-cell table:formula="of:=[.D98]/[.$D$110]" office:value-type="float" office:value="0.00593365559518473" calcext:value-type="float">
            <text:p>5.93366E-03</text:p>
          </table:table-cell>
          <table:table-cell office:value-type="float" office:value="0.005753355" calcext:value-type="float">
            <text:p>5.75336E-03</text:p>
          </table:table-cell>
          <table:table-cell table:number-columns-repeated="14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0.811482" calcext:value-type="float">
            <text:p>8.11482E-01</text:p>
          </table:table-cell>
          <table:table-cell office:value-type="float" office:value="1017.876" calcext:value-type="float">
            <text:p>1.01788E+03</text:p>
          </table:table-cell>
          <table:table-cell table:formula="of:=[.B99]/[.C99]" office:value-type="float" office:value="0.000797230703936432" calcext:value-type="float">
            <text:p>7.97231E-04</text:p>
          </table:table-cell>
          <table:table-cell table:formula="of:=[.D99]/[.$D$110]" office:value-type="float" office:value="0.00541599353087099" calcext:value-type="float">
            <text:p>5.41599E-03</text:p>
          </table:table-cell>
          <table:table-cell office:value-type="float" office:value="0.005251047" calcext:value-type="float">
            <text:p>5.25105E-03</text:p>
          </table:table-cell>
          <table:table-cell table:number-columns-repeated="14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0.750566" calcext:value-type="float">
            <text:p>7.50566E-01</text:p>
          </table:table-cell>
          <table:table-cell office:value-type="float" office:value="1043.009" calcext:value-type="float">
            <text:p>1.04301E+03</text:p>
          </table:table-cell>
          <table:table-cell table:formula="of:=[.B100]/[.C100]" office:value-type="float" office:value="0.000719616033993954" calcext:value-type="float">
            <text:p>7.19616E-04</text:p>
          </table:table-cell>
          <table:table-cell table:formula="of:=[.D100]/[.$D$110]" office:value-type="float" office:value="0.00488871761408359" calcext:value-type="float">
            <text:p>4.88872E-03</text:p>
          </table:table-cell>
          <table:table-cell office:value-type="float" office:value="0.004749031" calcext:value-type="float">
            <text:p>4.74903E-03</text:p>
          </table:table-cell>
          <table:table-cell table:number-columns-repeated="14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0.690121" calcext:value-type="float">
            <text:p>6.90121E-01</text:p>
          </table:table-cell>
          <table:table-cell office:value-type="float" office:value="1068.142" calcext:value-type="float">
            <text:p>1.06814E+03</text:p>
          </table:table-cell>
          <table:table-cell table:formula="of:=[.B101]/[.C101]" office:value-type="float" office:value="0.000646094807619212" calcext:value-type="float">
            <text:p>6.46095E-04</text:p>
          </table:table-cell>
          <table:table-cell table:formula="of:=[.D101]/[.$D$110]" office:value-type="float" office:value="0.00438925054079955" calcext:value-type="float">
            <text:p>4.38925E-03</text:p>
          </table:table-cell>
          <table:table-cell office:value-type="float" office:value="0.004247616" calcext:value-type="float">
            <text:p>4.24762E-03</text:p>
          </table:table-cell>
          <table:table-cell table:number-columns-repeated="14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0.627723" calcext:value-type="float">
            <text:p>6.27723E-01</text:p>
          </table:table-cell>
          <table:table-cell office:value-type="float" office:value="1093.274" calcext:value-type="float">
            <text:p>1.09327E+03</text:p>
          </table:table-cell>
          <table:table-cell table:formula="of:=[.B102]/[.C102]" office:value-type="float" office:value="0.000574168049363655" calcext:value-type="float">
            <text:p>5.74168E-04</text:p>
          </table:table-cell>
          <table:table-cell table:formula="of:=[.D102]/[.$D$110]" office:value-type="float" office:value="0.0039006155001706" calcext:value-type="float">
            <text:p>3.90062E-03</text:p>
          </table:table-cell>
          <table:table-cell office:value-type="float" office:value="0.003746779" calcext:value-type="float">
            <text:p>3.74678E-03</text:p>
          </table:table-cell>
          <table:table-cell table:number-columns-repeated="14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0.557918" calcext:value-type="float">
            <text:p>5.57918E-01</text:p>
          </table:table-cell>
          <table:table-cell office:value-type="float" office:value="1118.407" calcext:value-type="float">
            <text:p>1.11841E+03</text:p>
          </table:table-cell>
          <table:table-cell table:formula="of:=[.B103]/[.C103]" office:value-type="float" office:value="0.000498850597322799" calcext:value-type="float">
            <text:p>4.98851E-04</text:p>
          </table:table-cell>
          <table:table-cell table:formula="of:=[.D103]/[.$D$110]" office:value-type="float" office:value="0.00338894575262977" calcext:value-type="float">
            <text:p>3.38895E-03</text:p>
          </table:table-cell>
          <table:table-cell office:value-type="float" office:value="0.003245928" calcext:value-type="float">
            <text:p>3.24593E-03</text:p>
          </table:table-cell>
          <table:table-cell table:number-columns-repeated="14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482028" calcext:value-type="float">
            <text:p>4.82028E-01</text:p>
          </table:table-cell>
          <table:table-cell office:value-type="float" office:value="1143.54" calcext:value-type="float">
            <text:p>1.14354E+03</text:p>
          </table:table-cell>
          <table:table-cell table:formula="of:=[.B104]/[.C104]" office:value-type="float" office:value="0.000421522640222467" calcext:value-type="float">
            <text:p>4.21523E-04</text:p>
          </table:table-cell>
          <table:table-cell table:formula="of:=[.D104]/[.$D$110]" office:value-type="float" office:value="0.00286361762196075" calcext:value-type="float">
            <text:p>2.86362E-03</text:p>
          </table:table-cell>
          <table:table-cell office:value-type="float" office:value="0.0027435" calcext:value-type="float">
            <text:p>2.74350E-03</text:p>
          </table:table-cell>
          <table:table-cell table:number-columns-repeated="14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400158" calcext:value-type="float">
            <text:p>4.00158E-01</text:p>
          </table:table-cell>
          <table:table-cell office:value-type="float" office:value="1168.672" calcext:value-type="float">
            <text:p>1.16867E+03</text:p>
          </table:table-cell>
          <table:table-cell table:formula="of:=[.B105]/[.C105]" office:value-type="float" office:value="0.000342404027819611" calcext:value-type="float">
            <text:p>3.42404E-04</text:p>
          </table:table-cell>
          <table:table-cell table:formula="of:=[.D105]/[.$D$110]" office:value-type="float" office:value="0.0023261246593471" calcext:value-type="float">
            <text:p>2.32612E-03</text:p>
          </table:table-cell>
          <table:table-cell office:value-type="float" office:value="0.002236263" calcext:value-type="float">
            <text:p>2.23626E-03</text:p>
          </table:table-cell>
          <table:table-cell table:number-columns-repeated="14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31129" calcext:value-type="float">
            <text:p>3.11290E-01</text:p>
          </table:table-cell>
          <table:table-cell office:value-type="float" office:value="1193.805" calcext:value-type="float">
            <text:p>1.19381E+03</text:p>
          </table:table-cell>
          <table:table-cell table:formula="of:=[.B106]/[.C106]" office:value-type="float" office:value="0.0002607544783277" calcext:value-type="float">
            <text:p>2.60754E-04</text:p>
          </table:table-cell>
          <table:table-cell table:formula="of:=[.D106]/[.$D$110]" office:value-type="float" office:value="0.00177143775421007" calcext:value-type="float">
            <text:p>1.77144E-03</text:p>
          </table:table-cell>
          <table:table-cell office:value-type="float" office:value="0.001718127" calcext:value-type="float">
            <text:p>1.71813E-03</text:p>
          </table:table-cell>
          <table:table-cell table:number-columns-repeated="14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215473" calcext:value-type="float">
            <text:p>2.15473E-01</text:p>
          </table:table-cell>
          <table:table-cell office:value-type="float" office:value="1218.938" calcext:value-type="float">
            <text:p>1.21894E+03</text:p>
          </table:table-cell>
          <table:table-cell table:formula="of:=[.B107]/[.C107]" office:value-type="float" office:value="0.00017677109090044" calcext:value-type="float">
            <text:p>1.76771E-04</text:p>
          </table:table-cell>
          <table:table-cell table:formula="of:=[.D107]/[.$D$110]" office:value-type="float" office:value="0.00120089590131758" calcext:value-type="float">
            <text:p>1.20090E-03</text:p>
          </table:table-cell>
          <table:table-cell office:value-type="float" office:value="0.001178084" calcext:value-type="float">
            <text:p>1.17808E-03</text:p>
          </table:table-cell>
          <table:table-cell table:number-columns-repeated="14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107436" calcext:value-type="float">
            <text:p>1.07436E-01</text:p>
          </table:table-cell>
          <table:table-cell office:value-type="float" office:value="1244.071" calcext:value-type="float">
            <text:p>1.24407E+03</text:p>
          </table:table-cell>
          <table:table-cell table:formula="of:=[.B108]/[.C108]" office:value-type="float" office:value="0.0000863584152351433" calcext:value-type="float">
            <text:p>8.63584E-05</text:p>
          </table:table-cell>
          <table:table-cell table:formula="of:=[.D108]/[.$D$110]" office:value-type="float" office:value="0.000586676624395416" calcext:value-type="float">
            <text:p>5.86677E-04</text:p>
          </table:table-cell>
          <table:table-cell office:value-type="float" office:value="0.0005966787" calcext:value-type="float">
            <text:p>5.96679E-04</text:p>
          </table:table-cell>
          <table:table-cell table:number-columns-repeated="14"/>
        </table:table-row>
        <table:table-row table:style-name="ro1">
          <table:table-cell table:style-name="ce1" table:number-columns-repeated="2"/>
          <table:table-cell table:number-columns-repeated="18"/>
        </table:table-row>
        <table:table-row table:style-name="ro1">
          <table:table-cell table:style-name="ce1" table:number-columns-repeated="2"/>
          <table:table-cell/>
          <table:table-cell table:formula="of:=SUM([.D9:.D108])" office:value-type="float" office:value="0.147199345677251" calcext:value-type="float">
            <text:p>1.47199E-01</text:p>
          </table:table-cell>
          <table:table-cell table:style-name="ce11" table:formula="of:=SUM([.E9:.E108])" office:value-type="float" office:value="1" calcext:value-type="float">
            <text:p>1.00000E+00</text:p>
          </table:table-cell>
          <table:table-cell table:number-columns-repeated="15"/>
        </table:table-row>
        <table:table-row table:style-name="ro1" table:number-rows-repeated="104846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7:52:43.190940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1-01-13T18:42:12.625151454</dc:date>
    <meta:editing-duration>PT8H52M25S</meta:editing-duration>
    <meta:editing-cycles>82</meta:editing-cycles>
    <meta:generator>LibreOffice/6.4.6.2$Linux_X86_64 LibreOffice_project/40$Build-2</meta:generator>
    <meta:document-statistic meta:table-count="4" meta:cell-count="1941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83cm" svg:height="10.163cm" xlink:href=".." xlink:type="simple" chart:class="chart:scatter" chart:style-name="ch1">
        <chart:legend chart:legend-position="end" svg:x="11.817cm" svg:y="0.545cm" style:legend-expansion="custom" chartooo:width="4.342cm" chartooo:height="2.623cm" style:legend-expansion-aspect-ratio="1.65535646206634" chart:style-name="ch2"/>
        <chart:plot-area chart:style-name="ch3" table:cell-range-address="coupled2.A9:coupled2.A58 coupled2.E8:coupled2.F58" chart:data-source-has-labels="row" svg:x="2.03cm" svg:y="0.228cm" svg:width="15.182cm" svg:height="9.645cm">
          <chartooo:coordinate-region svg:x="2.942cm" svg:y="0.427cm" svg:width="13.99cm" svg:height="8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2.E9:coupled2.E58" chart:label-cell-address="coupled2.E8:coupled2.E8" chart:class="chart:scatter">
            <chart:domain table:cell-range-address="coupled2.A9:coupled2.A58"/>
            <chart:data-point chart:repeated="50"/>
          </chart:series>
          <chart:series chart:style-name="ch8" chart:values-cell-range-address="coupled2.F9:coupled2.F58" chart:label-cell-address="coupled2.F8:coupled2.F8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pent Flux</text:p>
                <draw:g>
                  <svg:desc>coupled2.E8:coupled2.E8</svg:desc>
                </draw:g>
              </table:table-cell>
              <table:table-cell office:value-type="string">
                <text:p>Almost Flux</text:p>
                <draw:g>
                  <svg:desc>coupled2.F8:coupled2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2.A9:coupled2.A58</svg:desc>
                </draw:g>
              </table:table-cell>
              <table:table-cell office:value-type="float" office:value="0.0321332224846816">
                <text:p>0.0321332224846816</text:p>
                <draw:g>
                  <svg:desc>coupled2.E9:coupled2.E58</svg:desc>
                </draw:g>
              </table:table-cell>
              <table:table-cell office:value-type="float" office:value="0.03079064">
                <text:p>0.03079064</text:p>
                <draw:g>
                  <svg:desc>coupled2.F9:coupled2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20373635436793">
                <text:p>0.0320373635436793</text:p>
              </table:table-cell>
              <table:table-cell office:value-type="float" office:value="0.03076246">
                <text:p>0.03076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19938963227669">
                <text:p>0.0319938963227669</text:p>
              </table:table-cell>
              <table:table-cell office:value-type="float" office:value="0.03070613">
                <text:p>0.03070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19956292352285">
                <text:p>0.0319956292352285</text:p>
              </table:table-cell>
              <table:table-cell office:value-type="float" office:value="0.03062168">
                <text:p>0.03062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17403700217346">
                <text:p>0.0317403700217346</text:p>
              </table:table-cell>
              <table:table-cell office:value-type="float" office:value="0.03050918">
                <text:p>0.030509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1333531721465">
                <text:p>0.031333531721465</text:p>
              </table:table-cell>
              <table:table-cell office:value-type="float" office:value="0.03036871">
                <text:p>0.03036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11649328942693">
                <text:p>0.0311649328942693</text:p>
              </table:table-cell>
              <table:table-cell office:value-type="float" office:value="0.03020035">
                <text:p>0.03020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09399885202675">
                <text:p>0.0309399885202675</text:p>
              </table:table-cell>
              <table:table-cell office:value-type="float" office:value="0.03000422">
                <text:p>0.03000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06475748095028">
                <text:p>0.0306475748095028</text:p>
              </table:table-cell>
              <table:table-cell office:value-type="float" office:value="0.02978046">
                <text:p>0.02978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303606301424566">
                <text:p>0.0303606301424566</text:p>
              </table:table-cell>
              <table:table-cell office:value-type="float" office:value="0.02952921">
                <text:p>0.02952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300262120689682">
                <text:p>0.0300262120689682</text:p>
              </table:table-cell>
              <table:table-cell office:value-type="float" office:value="0.02925062">
                <text:p>0.02925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6506983244501">
                <text:p>0.0296506983244501</text:p>
              </table:table-cell>
              <table:table-cell office:value-type="float" office:value="0.02894486">
                <text:p>0.02894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928136378631">
                <text:p>0.02928136378631</text:p>
              </table:table-cell>
              <table:table-cell office:value-type="float" office:value="0.02861211">
                <text:p>0.028612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88468943512743">
                <text:p>0.0288468943512743</text:p>
              </table:table-cell>
              <table:table-cell office:value-type="float" office:value="0.02825256">
                <text:p>0.02825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8363447050583">
                <text:p>0.028363447050583</text:p>
              </table:table-cell>
              <table:table-cell office:value-type="float" office:value="0.02786641">
                <text:p>0.02786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7900167985581">
                <text:p>0.027900167985581</text:p>
              </table:table-cell>
              <table:table-cell office:value-type="float" office:value="0.02745387">
                <text:p>0.02745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73372198663561">
                <text:p>0.0273372198663561</text:p>
              </table:table-cell>
              <table:table-cell office:value-type="float" office:value="0.02701515">
                <text:p>0.02701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6777207871876">
                <text:p>0.026777207871876</text:p>
              </table:table-cell>
              <table:table-cell office:value-type="float" office:value="0.02655049">
                <text:p>0.02655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61795060962391">
                <text:p>0.0261795060962391</text:p>
              </table:table-cell>
              <table:table-cell office:value-type="float" office:value="0.0260601">
                <text:p>0.0260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55877818507534">
                <text:p>0.0255877818507534</text:p>
              </table:table-cell>
              <table:table-cell office:value-type="float" office:value="0.02554424">
                <text:p>0.02554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49627082216">
                <text:p>0.0249627082216</text:p>
              </table:table-cell>
              <table:table-cell office:value-type="float" office:value="0.02500318">
                <text:p>0.02500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242624876740894">
                <text:p>0.0242624876740894</text:p>
              </table:table-cell>
              <table:table-cell office:value-type="float" office:value="0.02443718">
                <text:p>0.02443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35875358858238">
                <text:p>0.0235875358858238</text:p>
              </table:table-cell>
              <table:table-cell office:value-type="float" office:value="0.02384655">
                <text:p>0.023846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28636594915599">
                <text:p>0.0228636594915599</text:p>
              </table:table-cell>
              <table:table-cell office:value-type="float" office:value="0.02323161">
                <text:p>0.023231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21326493471176">
                <text:p>0.0221326493471176</text:p>
              </table:table-cell>
              <table:table-cell office:value-type="float" office:value="0.0225927">
                <text:p>0.02259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1399259285452">
                <text:p>0.021399259285452</text:p>
              </table:table-cell>
              <table:table-cell office:value-type="float" office:value="0.02193021">
                <text:p>0.02193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06281978953799">
                <text:p>0.0206281978953799</text:p>
              </table:table-cell>
              <table:table-cell office:value-type="float" office:value="0.02124457">
                <text:p>0.02124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98360961319872">
                <text:p>0.0198360961319872</text:p>
              </table:table-cell>
              <table:table-cell office:value-type="float" office:value="0.02053625">
                <text:p>0.02053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90539802890244">
                <text:p>0.0190539802890244</text:p>
              </table:table-cell>
              <table:table-cell office:value-type="float" office:value="0.01980579">
                <text:p>0.01980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82706964715644">
                <text:p>0.0182706964715644</text:p>
              </table:table-cell>
              <table:table-cell office:value-type="float" office:value="0.01905377">
                <text:p>0.019053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74894183344847">
                <text:p>0.0174894183344847</text:p>
              </table:table-cell>
              <table:table-cell office:value-type="float" office:value="0.01828088">
                <text:p>0.018280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66537703311564">
                <text:p>0.0166537703311564</text:p>
              </table:table-cell>
              <table:table-cell office:value-type="float" office:value="0.01748785">
                <text:p>0.017487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58418182010961">
                <text:p>0.0158418182010961</text:p>
              </table:table-cell>
              <table:table-cell office:value-type="float" office:value="0.01667553">
                <text:p>0.01667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50098668195648">
                <text:p>0.0150098668195648</text:p>
              </table:table-cell>
              <table:table-cell office:value-type="float" office:value="0.01584487">
                <text:p>0.015844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41604679223166">
                <text:p>0.0141604679223166</text:p>
              </table:table-cell>
              <table:table-cell office:value-type="float" office:value="0.01499692">
                <text:p>0.01499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3122452862038">
                <text:p>0.0133122452862038</text:p>
              </table:table-cell>
              <table:table-cell office:value-type="float" office:value="0.01413284">
                <text:p>0.014132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24813007803294">
                <text:p>0.0124813007803294</text:p>
              </table:table-cell>
              <table:table-cell office:value-type="float" office:value="0.01325393">
                <text:p>0.013253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16341960126553">
                <text:p>0.0116341960126553</text:p>
              </table:table-cell>
              <table:table-cell office:value-type="float" office:value="0.01236164">
                <text:p>0.01236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0774045538462">
                <text:p>0.010774045538462</text:p>
              </table:table-cell>
              <table:table-cell office:value-type="float" office:value="0.01145752">
                <text:p>0.01145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90940695366933">
                <text:p>0.00990940695366933</text:p>
              </table:table-cell>
              <table:table-cell office:value-type="float" office:value="0.01054331">
                <text:p>0.010543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06029720478417">
                <text:p>0.00906029720478417</text:p>
              </table:table-cell>
              <table:table-cell office:value-type="float" office:value="0.009620862">
                <text:p>0.0096208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19275895367468">
                <text:p>0.00819275895367468</text:p>
              </table:table-cell>
              <table:table-cell office:value-type="float" office:value="0.00869221">
                <text:p>0.00869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733052174617722">
                <text:p>0.00733052174617722</text:p>
              </table:table-cell>
              <table:table-cell office:value-type="float" office:value="0.007759524">
                <text:p>0.007759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64672005529206">
                <text:p>0.0064672005529206</text:p>
              </table:table-cell>
              <table:table-cell office:value-type="float" office:value="0.006825133">
                <text:p>0.0068251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560933019710436">
                <text:p>0.00560933019710436</text:p>
              </table:table-cell>
              <table:table-cell office:value-type="float" office:value="0.005891509">
                <text:p>0.005891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47381764448804">
                <text:p>0.0047381764448804</text:p>
              </table:table-cell>
              <table:table-cell office:value-type="float" office:value="0.004961267">
                <text:p>0.0049612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385796759667013">
                <text:p>0.00385796759667013</text:p>
              </table:table-cell>
              <table:table-cell office:value-type="float" office:value="0.004037157">
                <text:p>0.0040371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297329965317701">
                <text:p>0.00297329965317701</text:p>
              </table:table-cell>
              <table:table-cell office:value-type="float" office:value="0.003122048">
                <text:p>0.003122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208072299021988">
                <text:p>0.00208072299021988</text:p>
              </table:table-cell>
              <table:table-cell office:value-type="float" office:value="0.002218918">
                <text:p>0.0022189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12827883841108">
                <text:p>0.00112827883841108</text:p>
              </table:table-cell>
              <table:table-cell office:value-type="float" office:value="0.00133084">
                <text:p>0.00133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2.283cm" svg:y="0.227cm" style:legend-expansion="custom" chartooo:width="4.505cm" chartooo:height="2.132cm" style:legend-expansion-aspect-ratio="2.11303939962477" chart:style-name="ch2"/>
        <chart:plot-area chart:style-name="ch3" table:cell-range-address="coupled4.A9:coupled4.A58 coupled4.H8:coupled4.H58" chart:data-source-has-labels="row" svg:x="1.208cm" svg:y="0.228cm" svg:width="16.001cm" svg:height="9.655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4.H9:coupled4.H58" chart:label-cell-address="coupled4.H8:coupled4.H8" chart:class="chart:scatter">
            <chart:domain table:cell-range-address="coupled4.A9:coupled4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power [W/m3]</text:p>
                <draw:g>
                  <svg:desc>coupled4.H8:coupled4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4.A9:coupled4.A58</svg:desc>
                </draw:g>
              </table:table-cell>
              <table:table-cell office:value-type="float" office:value="0">
                <text:p>0</text:p>
                <draw:g>
                  <svg:desc>coupled4.H9:coupled4.H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legend chart:legend-position="end" svg:x="11.371cm" svg:y="0.483cm" style:legend-expansion="custom" chartooo:width="2.948cm" chartooo:height="1.942cm" style:legend-expansion-aspect-ratio="1.51802265705458" chart:style-name="ch2"/>
        <chart:plot-area chart:style-name="ch3" table:cell-range-address="coupled1.A9:coupled1.A58 coupled1.E8:coupled1.F58" chart:data-source-has-labels="row" svg:x="1.695cm" svg:y="0.18cm" svg:width="13.589cm" svg:height="8.643cm">
          <chartooo:coordinate-region svg:x="2.607cm" svg:y="0.379cm" svg:width="12.397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1.E9:coupled1.E58" chart:label-cell-address="coupled1.E8:coupled1.E8" chart:class="chart:scatter">
            <chart:domain table:cell-range-address="coupled1.A9:coupled1.A58"/>
            <chart:data-point chart:repeated="50"/>
          </chart:series>
          <chart:series chart:style-name="ch8" chart:values-cell-range-address="coupled1.F9:coupled1.F58" chart:label-cell-address="coupled1.F8:coupled1.F8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pent</text:p>
                <draw:g>
                  <svg:desc>coupled1.E8:coupled1.E8</svg:desc>
                </draw:g>
              </table:table-cell>
              <table:table-cell office:value-type="string">
                <text:p>Almost</text:p>
                <draw:g>
                  <svg:desc>coupled1.F8:coupled1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1.A9:coupled1.A58</svg:desc>
                </draw:g>
              </table:table-cell>
              <table:table-cell office:value-type="float" office:value="0.0321332224846816">
                <text:p>0.0321332224846816</text:p>
                <draw:g>
                  <svg:desc>coupled1.E9:coupled1.E58</svg:desc>
                </draw:g>
              </table:table-cell>
              <table:table-cell office:value-type="float" office:value="0.03207819">
                <text:p>0.03207819</text:p>
                <draw:g>
                  <svg:desc>coupled1.F9:coupled1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20373635436793">
                <text:p>0.0320373635436793</text:p>
              </table:table-cell>
              <table:table-cell office:value-type="float" office:value="0.03204246">
                <text:p>0.03204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19938963227669">
                <text:p>0.0319938963227669</text:p>
              </table:table-cell>
              <table:table-cell office:value-type="float" office:value="0.03197105">
                <text:p>0.03197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19956292352285">
                <text:p>0.0319956292352285</text:p>
              </table:table-cell>
              <table:table-cell office:value-type="float" office:value="0.03186409">
                <text:p>0.03186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17403700217346">
                <text:p>0.0317403700217346</text:p>
              </table:table-cell>
              <table:table-cell office:value-type="float" office:value="0.03172176">
                <text:p>0.03172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1333531721465">
                <text:p>0.031333531721465</text:p>
              </table:table-cell>
              <table:table-cell office:value-type="float" office:value="0.0315443">
                <text:p>0.0315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11649328942693">
                <text:p>0.0311649328942693</text:p>
              </table:table-cell>
              <table:table-cell office:value-type="float" office:value="0.03133201">
                <text:p>0.03133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09399885202675">
                <text:p>0.0309399885202675</text:p>
              </table:table-cell>
              <table:table-cell office:value-type="float" office:value="0.03108525">
                <text:p>0.03108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06475748095028">
                <text:p>0.0306475748095028</text:p>
              </table:table-cell>
              <table:table-cell office:value-type="float" office:value="0.03080444">
                <text:p>0.03080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303606301424566">
                <text:p>0.0303606301424566</text:p>
              </table:table-cell>
              <table:table-cell office:value-type="float" office:value="0.03049005">
                <text:p>0.03049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300262120689682">
                <text:p>0.0300262120689682</text:p>
              </table:table-cell>
              <table:table-cell office:value-type="float" office:value="0.03014262">
                <text:p>0.03014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6506983244501">
                <text:p>0.0296506983244501</text:p>
              </table:table-cell>
              <table:table-cell office:value-type="float" office:value="0.02976272">
                <text:p>0.02976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928136378631">
                <text:p>0.02928136378631</text:p>
              </table:table-cell>
              <table:table-cell office:value-type="float" office:value="0.02935101">
                <text:p>0.02935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88468943512743">
                <text:p>0.0288468943512743</text:p>
              </table:table-cell>
              <table:table-cell office:value-type="float" office:value="0.02890817">
                <text:p>0.028908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8363447050583">
                <text:p>0.028363447050583</text:p>
              </table:table-cell>
              <table:table-cell office:value-type="float" office:value="0.02843494">
                <text:p>0.02843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7900167985581">
                <text:p>0.027900167985581</text:p>
              </table:table-cell>
              <table:table-cell office:value-type="float" office:value="0.02793213">
                <text:p>0.027932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73372198663561">
                <text:p>0.0273372198663561</text:p>
              </table:table-cell>
              <table:table-cell office:value-type="float" office:value="0.02740057">
                <text:p>0.027400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6777207871876">
                <text:p>0.026777207871876</text:p>
              </table:table-cell>
              <table:table-cell office:value-type="float" office:value="0.02684116">
                <text:p>0.02684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61795060962391">
                <text:p>0.0261795060962391</text:p>
              </table:table-cell>
              <table:table-cell office:value-type="float" office:value="0.02625482">
                <text:p>0.026254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55877818507534">
                <text:p>0.0255877818507534</text:p>
              </table:table-cell>
              <table:table-cell office:value-type="float" office:value="0.02564254">
                <text:p>0.02564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49627082216">
                <text:p>0.0249627082216</text:p>
              </table:table-cell>
              <table:table-cell office:value-type="float" office:value="0.02500534">
                <text:p>0.02500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242624876740894">
                <text:p>0.0242624876740894</text:p>
              </table:table-cell>
              <table:table-cell office:value-type="float" office:value="0.02434426">
                <text:p>0.02434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35875358858238">
                <text:p>0.0235875358858238</text:p>
              </table:table-cell>
              <table:table-cell office:value-type="float" office:value="0.02366041">
                <text:p>0.023660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28636594915599">
                <text:p>0.0228636594915599</text:p>
              </table:table-cell>
              <table:table-cell office:value-type="float" office:value="0.02295491">
                <text:p>0.02295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21326493471176">
                <text:p>0.0221326493471176</text:p>
              </table:table-cell>
              <table:table-cell office:value-type="float" office:value="0.02222893">
                <text:p>0.022228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1399259285452">
                <text:p>0.021399259285452</text:p>
              </table:table-cell>
              <table:table-cell office:value-type="float" office:value="0.02148366">
                <text:p>0.02148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06281978953799">
                <text:p>0.0206281978953799</text:p>
              </table:table-cell>
              <table:table-cell office:value-type="float" office:value="0.02072033">
                <text:p>0.020720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98360961319872">
                <text:p>0.0198360961319872</text:p>
              </table:table-cell>
              <table:table-cell office:value-type="float" office:value="0.01994017">
                <text:p>0.019940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90539802890244">
                <text:p>0.0190539802890244</text:p>
              </table:table-cell>
              <table:table-cell office:value-type="float" office:value="0.01914447">
                <text:p>0.019144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82706964715644">
                <text:p>0.0182706964715644</text:p>
              </table:table-cell>
              <table:table-cell office:value-type="float" office:value="0.01833452">
                <text:p>0.01833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74894183344847">
                <text:p>0.0174894183344847</text:p>
              </table:table-cell>
              <table:table-cell office:value-type="float" office:value="0.01751162">
                <text:p>0.01751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66537703311564">
                <text:p>0.0166537703311564</text:p>
              </table:table-cell>
              <table:table-cell office:value-type="float" office:value="0.0166771">
                <text:p>0.01667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58418182010961">
                <text:p>0.0158418182010961</text:p>
              </table:table-cell>
              <table:table-cell office:value-type="float" office:value="0.01583232">
                <text:p>0.01583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50098668195648">
                <text:p>0.0150098668195648</text:p>
              </table:table-cell>
              <table:table-cell office:value-type="float" office:value="0.01497862">
                <text:p>0.014978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41604679223166">
                <text:p>0.0141604679223166</text:p>
              </table:table-cell>
              <table:table-cell office:value-type="float" office:value="0.01411737">
                <text:p>0.01411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3122452862038">
                <text:p>0.0133122452862038</text:p>
              </table:table-cell>
              <table:table-cell office:value-type="float" office:value="0.01324993">
                <text:p>0.013249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24813007803294">
                <text:p>0.0124813007803294</text:p>
              </table:table-cell>
              <table:table-cell office:value-type="float" office:value="0.01237769">
                <text:p>0.01237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16341960126553">
                <text:p>0.0116341960126553</text:p>
              </table:table-cell>
              <table:table-cell office:value-type="float" office:value="0.01150202">
                <text:p>0.011502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0774045538462">
                <text:p>0.010774045538462</text:p>
              </table:table-cell>
              <table:table-cell office:value-type="float" office:value="0.01062429">
                <text:p>0.01062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90940695366933">
                <text:p>0.00990940695366933</text:p>
              </table:table-cell>
              <table:table-cell office:value-type="float" office:value="0.009745892">
                <text:p>0.0097458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06029720478417">
                <text:p>0.00906029720478417</text:p>
              </table:table-cell>
              <table:table-cell office:value-type="float" office:value="0.008868179">
                <text:p>0.0088681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19275895367468">
                <text:p>0.00819275895367468</text:p>
              </table:table-cell>
              <table:table-cell office:value-type="float" office:value="0.007992515">
                <text:p>0.007992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733052174617722">
                <text:p>0.00733052174617722</text:p>
              </table:table-cell>
              <table:table-cell office:value-type="float" office:value="0.007120252">
                <text:p>0.007120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64672005529206">
                <text:p>0.0064672005529206</text:p>
              </table:table-cell>
              <table:table-cell office:value-type="float" office:value="0.006252727">
                <text:p>0.00625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560933019710436">
                <text:p>0.00560933019710436</text:p>
              </table:table-cell>
              <table:table-cell office:value-type="float" office:value="0.005391265">
                <text:p>0.0053912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47381764448804">
                <text:p>0.0047381764448804</text:p>
              </table:table-cell>
              <table:table-cell office:value-type="float" office:value="0.004537172">
                <text:p>0.0045371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385796759667013">
                <text:p>0.00385796759667013</text:p>
              </table:table-cell>
              <table:table-cell office:value-type="float" office:value="0.003691736">
                <text:p>0.0036917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297329965317701">
                <text:p>0.00297329965317701</text:p>
              </table:table-cell>
              <table:table-cell office:value-type="float" office:value="0.002856223">
                <text:p>0.002856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208072299021988">
                <text:p>0.00208072299021988</text:p>
              </table:table-cell>
              <table:table-cell office:value-type="float" office:value="0.002031875">
                <text:p>0.002031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12827883841108">
                <text:p>0.00112827883841108</text:p>
              </table:table-cell>
              <table:table-cell office:value-type="float" office:value="0.00121991">
                <text:p>0.00121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1.898cm" svg:y="0.995cm" style:legend-expansion="custom" chartooo:width="4.341cm" chartooo:height="2.626cm" style:legend-expansion-aspect-ratio="1.65308453922315" chart:style-name="ch2"/>
        <chart:plot-area chart:style-name="ch3" table:cell-range-address="coupled2.A9:coupled2.A58 coupled2.G8:coupled2.G58" chart:data-source-has-labels="row" svg:x="1.658cm" svg:y="0.227cm" svg:width="15.551cm" svg:height="9.656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2.G9:coupled2.G58" chart:label-cell-address="coupled2.G8:coupled2.G8" chart:class="chart:scatter">
            <chart:domain table:cell-range-address="coupled2.A9:coupled2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temp [C]</text:p>
                <draw:g>
                  <svg:desc>coupled2.G8:coupled2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2.A9:coupled2.A58</svg:desc>
                </draw:g>
              </table:table-cell>
              <table:table-cell office:value-type="float" office:value="545.4762">
                <text:p>545.4762</text:p>
                <draw:g>
                  <svg:desc>coupled2.G9:coupled2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44.945">
                <text:p>544.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43.8832">
                <text:p>543.8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42.2918">
                <text:p>542.2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40.1725">
                <text:p>540.1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37.5274">
                <text:p>537.5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34.3591">
                <text:p>534.3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30.6709">
                <text:p>530.6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526.4666">
                <text:p>526.4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521.7503">
                <text:p>521.7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516.5269">
                <text:p>516.5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510.8017">
                <text:p>510.8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504.5806">
                <text:p>504.5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497.8699">
                <text:p>497.8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490.6765">
                <text:p>490.6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483.0078">
                <text:p>483.0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474.8718">
                <text:p>474.8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466.277">
                <text:p>466.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457.2325">
                <text:p>457.2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447.7477">
                <text:p>447.74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437.833">
                <text:p>437.8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427.499">
                <text:p>427.4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416.7571">
                <text:p>416.7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405.6192">
                <text:p>405.6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394.0979">
                <text:p>394.0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382.2064">
                <text:p>382.20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369.9586">
                <text:p>369.9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357.3693">
                <text:p>357.36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344.4536">
                <text:p>344.4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331.2277">
                <text:p>331.2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317.7086">
                <text:p>317.70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303.9138">
                <text:p>303.9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289.8621">
                <text:p>289.8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275.5727">
                <text:p>275.57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261.0661">
                <text:p>261.0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246.3635">
                <text:p>246.3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231.4871">
                <text:p>231.4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216.46">
                <text:p>216.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201.3064">
                <text:p>201.3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186.0514">
                <text:p>186.05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170.7209">
                <text:p>170.7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155.3421">
                <text:p>155.34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39.9427">
                <text:p>139.94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24.5516">
                <text:p>124.55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109.1984">
                <text:p>109.19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93.91339">
                <text:p>93.913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78.72765">
                <text:p>78.727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63.67279">
                <text:p>63.672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48.78088">
                <text:p>48.780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34.08432">
                <text:p>34.084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2.722cm" svg:y="0.227cm" style:legend-expansion="custom" chartooo:width="4.066cm" chartooo:height="2.132cm" style:legend-expansion-aspect-ratio="1.90712945590994" chart:style-name="ch2"/>
        <chart:plot-area chart:style-name="ch3" table:cell-range-address="coupled2.A9:coupled2.A58 coupled2.H8:coupled2.H58" chart:data-source-has-labels="row" svg:x="1.208cm" svg:y="0.228cm" svg:width="16.001cm" svg:height="9.655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2.H9:coupled2.H58" chart:label-cell-address="coupled2.H8:coupled2.H8" chart:class="chart:scatter">
            <chart:domain table:cell-range-address="coupled2.A9:coupled2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power [W/m3]</text:p>
                <draw:g>
                  <svg:desc>coupled2.H8:coupled2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2.A9:coupled2.A58</svg:desc>
                </draw:g>
              </table:table-cell>
              <table:table-cell office:value-type="float" office:value="58429.25">
                <text:p>58429.25</text:p>
                <draw:g>
                  <svg:desc>coupled2.H9:coupled2.H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8389.84">
                <text:p>58389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8311.04">
                <text:p>58311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8192.93">
                <text:p>58192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8035.57">
                <text:p>58035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7839.08">
                <text:p>57839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7603.57">
                <text:p>57603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7329.16">
                <text:p>57329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57015.98">
                <text:p>57015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56664.12">
                <text:p>56664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56273.68">
                <text:p>56273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55844.7">
                <text:p>5584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55377.17">
                <text:p>55377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54871.02">
                <text:p>54871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54326.13">
                <text:p>54326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53742.25">
                <text:p>5374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53119.06">
                <text:p>53119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52456.12">
                <text:p>52456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51752.89">
                <text:p>51752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51008.66">
                <text:p>51008.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50222.62">
                <text:p>50222.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49393.81">
                <text:p>49393.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48521.12">
                <text:p>48521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47603.3">
                <text:p>47603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46638.98">
                <text:p>46638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45626.63">
                <text:p>45626.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44564.62">
                <text:p>44564.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43451.22">
                <text:p>43451.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42284.61">
                <text:p>42284.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41062.91">
                <text:p>41062.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39784.22">
                <text:p>39784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38446.65">
                <text:p>38446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37048.36">
                <text:p>37048.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35587.61">
                <text:p>35587.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34062.81">
                <text:p>34062.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32472.57">
                <text:p>32472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30815.8">
                <text:p>30815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29091.73">
                <text:p>29091.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27300.02">
                <text:p>27300.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25440.8">
                <text:p>25440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23514.79">
                <text:p>23514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21523.33">
                <text:p>21523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9468.5">
                <text:p>19468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7353.17">
                <text:p>17353.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15181.06">
                <text:p>15181.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12956.82">
                <text:p>12956.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10686.09">
                <text:p>10686.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8375.513">
                <text:p>8375.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6032.767">
                <text:p>6032.7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3666.595">
                <text:p>3666.5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83cm" svg:height="10.163cm" xlink:href=".." xlink:type="simple" chart:class="chart:scatter" chart:style-name="ch1">
        <chart:legend chart:legend-position="end" svg:x="11.817cm" svg:y="0.545cm" style:legend-expansion="custom" chartooo:width="4.342cm" chartooo:height="2.623cm" style:legend-expansion-aspect-ratio="1.65535646206634" chart:style-name="ch2"/>
        <chart:plot-area chart:style-name="ch3" table:cell-range-address="coupled3.A9:coupled3.A58 coupled3.E8:coupled3.F58" chart:data-source-has-labels="row" svg:x="2.03cm" svg:y="0.228cm" svg:width="15.182cm" svg:height="9.645cm">
          <chartooo:coordinate-region svg:x="2.942cm" svg:y="0.427cm" svg:width="13.99cm" svg:height="8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3.E9:coupled3.E58" chart:label-cell-address="coupled3.E8:coupled3.E8" chart:class="chart:scatter">
            <chart:domain table:cell-range-address="coupled3.A9:coupled3.A58"/>
            <chart:data-point chart:repeated="50"/>
          </chart:series>
          <chart:series chart:style-name="ch8" chart:values-cell-range-address="coupled3.F9:coupled3.F58" chart:label-cell-address="coupled3.F8:coupled3.F8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pent Flux</text:p>
                <draw:g>
                  <svg:desc>coupled3.E8:coupled3.E8</svg:desc>
                </draw:g>
              </table:table-cell>
              <table:table-cell office:value-type="string">
                <text:p>Almost Flux</text:p>
                <draw:g>
                  <svg:desc>coupled3.F8:coupled3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3.A9:coupled3.A58</svg:desc>
                </draw:g>
              </table:table-cell>
              <table:table-cell office:value-type="float" office:value="0.0321332224846816">
                <text:p>0.0321332224846816</text:p>
                <draw:g>
                  <svg:desc>coupled3.E9:coupled3.E58</svg:desc>
                </draw:g>
              </table:table-cell>
              <table:table-cell office:value-type="float" office:value="0.03317713">
                <text:p>0.03317713</text:p>
                <draw:g>
                  <svg:desc>coupled3.F9:coupled3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20373635436793">
                <text:p>0.0320373635436793</text:p>
              </table:table-cell>
              <table:table-cell office:value-type="float" office:value="0.03313257">
                <text:p>0.03313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19938963227669">
                <text:p>0.0319938963227669</text:p>
              </table:table-cell>
              <table:table-cell office:value-type="float" office:value="0.03304362">
                <text:p>0.03304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19956292352285">
                <text:p>0.0319956292352285</text:p>
              </table:table-cell>
              <table:table-cell office:value-type="float" office:value="0.03291061">
                <text:p>0.03291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17403700217346">
                <text:p>0.0317403700217346</text:p>
              </table:table-cell>
              <table:table-cell office:value-type="float" office:value="0.03273403">
                <text:p>0.03273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1333531721465">
                <text:p>0.031333531721465</text:p>
              </table:table-cell>
              <table:table-cell office:value-type="float" office:value="0.03251453">
                <text:p>0.03251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11649328942693">
                <text:p>0.0311649328942693</text:p>
              </table:table-cell>
              <table:table-cell office:value-type="float" office:value="0.03225292">
                <text:p>0.03225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09399885202675">
                <text:p>0.0309399885202675</text:p>
              </table:table-cell>
              <table:table-cell office:value-type="float" office:value="0.03195014">
                <text:p>0.03195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06475748095028">
                <text:p>0.0306475748095028</text:p>
              </table:table-cell>
              <table:table-cell office:value-type="float" office:value="0.03160727">
                <text:p>0.03160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303606301424566">
                <text:p>0.0303606301424566</text:p>
              </table:table-cell>
              <table:table-cell office:value-type="float" office:value="0.03122549">
                <text:p>0.03122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300262120689682">
                <text:p>0.0300262120689682</text:p>
              </table:table-cell>
              <table:table-cell office:value-type="float" office:value="0.03080611">
                <text:p>0.030806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6506983244501">
                <text:p>0.0296506983244501</text:p>
              </table:table-cell>
              <table:table-cell office:value-type="float" office:value="0.03035054">
                <text:p>0.03035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928136378631">
                <text:p>0.02928136378631</text:p>
              </table:table-cell>
              <table:table-cell office:value-type="float" office:value="0.02986025">
                <text:p>0.02986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88468943512743">
                <text:p>0.0288468943512743</text:p>
              </table:table-cell>
              <table:table-cell office:value-type="float" office:value="0.02933679">
                <text:p>0.02933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8363447050583">
                <text:p>0.028363447050583</text:p>
              </table:table-cell>
              <table:table-cell office:value-type="float" office:value="0.02878179">
                <text:p>0.02878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7900167985581">
                <text:p>0.027900167985581</text:p>
              </table:table-cell>
              <table:table-cell office:value-type="float" office:value="0.02819687">
                <text:p>0.028196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73372198663561">
                <text:p>0.0273372198663561</text:p>
              </table:table-cell>
              <table:table-cell office:value-type="float" office:value="0.02758373">
                <text:p>0.02758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6777207871876">
                <text:p>0.026777207871876</text:p>
              </table:table-cell>
              <table:table-cell office:value-type="float" office:value="0.02694406">
                <text:p>0.026944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61795060962391">
                <text:p>0.0261795060962391</text:p>
              </table:table-cell>
              <table:table-cell office:value-type="float" office:value="0.02627955">
                <text:p>0.02627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55877818507534">
                <text:p>0.0255877818507534</text:p>
              </table:table-cell>
              <table:table-cell office:value-type="float" office:value="0.02559189">
                <text:p>0.02559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49627082216">
                <text:p>0.0249627082216</text:p>
              </table:table-cell>
              <table:table-cell office:value-type="float" office:value="0.02488276">
                <text:p>0.02488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242624876740894">
                <text:p>0.0242624876740894</text:p>
              </table:table-cell>
              <table:table-cell office:value-type="float" office:value="0.02415378">
                <text:p>0.02415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35875358858238">
                <text:p>0.0235875358858238</text:p>
              </table:table-cell>
              <table:table-cell office:value-type="float" office:value="0.02340658">
                <text:p>0.023406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28636594915599">
                <text:p>0.0228636594915599</text:p>
              </table:table-cell>
              <table:table-cell office:value-type="float" office:value="0.02264271">
                <text:p>0.022642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21326493471176">
                <text:p>0.0221326493471176</text:p>
              </table:table-cell>
              <table:table-cell office:value-type="float" office:value="0.02186368">
                <text:p>0.02186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1399259285452">
                <text:p>0.021399259285452</text:p>
              </table:table-cell>
              <table:table-cell office:value-type="float" office:value="0.02107097">
                <text:p>0.02107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06281978953799">
                <text:p>0.0206281978953799</text:p>
              </table:table-cell>
              <table:table-cell office:value-type="float" office:value="0.02026599">
                <text:p>0.020265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98360961319872">
                <text:p>0.0198360961319872</text:p>
              </table:table-cell>
              <table:table-cell office:value-type="float" office:value="0.01945007">
                <text:p>0.01945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90539802890244">
                <text:p>0.0190539802890244</text:p>
              </table:table-cell>
              <table:table-cell office:value-type="float" office:value="0.01862454">
                <text:p>0.018624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82706964715644">
                <text:p>0.0182706964715644</text:p>
              </table:table-cell>
              <table:table-cell office:value-type="float" office:value="0.01779063">
                <text:p>0.017790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74894183344847">
                <text:p>0.0174894183344847</text:p>
              </table:table-cell>
              <table:table-cell office:value-type="float" office:value="0.01694955">
                <text:p>0.01694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66537703311564">
                <text:p>0.0166537703311564</text:p>
              </table:table-cell>
              <table:table-cell office:value-type="float" office:value="0.01610245">
                <text:p>0.01610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58418182010961">
                <text:p>0.0158418182010961</text:p>
              </table:table-cell>
              <table:table-cell office:value-type="float" office:value="0.01525043">
                <text:p>0.01525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50098668195648">
                <text:p>0.0150098668195648</text:p>
              </table:table-cell>
              <table:table-cell office:value-type="float" office:value="0.01439459">
                <text:p>0.01439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41604679223166">
                <text:p>0.0141604679223166</text:p>
              </table:table-cell>
              <table:table-cell office:value-type="float" office:value="0.01353598">
                <text:p>0.01353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3122452862038">
                <text:p>0.0133122452862038</text:p>
              </table:table-cell>
              <table:table-cell office:value-type="float" office:value="0.01267562">
                <text:p>0.01267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24813007803294">
                <text:p>0.0124813007803294</text:p>
              </table:table-cell>
              <table:table-cell office:value-type="float" office:value="0.01181455">
                <text:p>0.01181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16341960126553">
                <text:p>0.0116341960126553</text:p>
              </table:table-cell>
              <table:table-cell office:value-type="float" office:value="0.01095378">
                <text:p>0.010953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0774045538462">
                <text:p>0.010774045538462</text:p>
              </table:table-cell>
              <table:table-cell office:value-type="float" office:value="0.01009434">
                <text:p>0.010094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90940695366933">
                <text:p>0.00990940695366933</text:p>
              </table:table-cell>
              <table:table-cell office:value-type="float" office:value="0.009237262">
                <text:p>0.0092372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06029720478417">
                <text:p>0.00906029720478417</text:p>
              </table:table-cell>
              <table:table-cell office:value-type="float" office:value="0.008383615">
                <text:p>0.0083836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19275895367468">
                <text:p>0.00819275895367468</text:p>
              </table:table-cell>
              <table:table-cell office:value-type="float" office:value="0.007534485">
                <text:p>0.0075344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733052174617722">
                <text:p>0.00733052174617722</text:p>
              </table:table-cell>
              <table:table-cell office:value-type="float" office:value="0.006690997">
                <text:p>0.006690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64672005529206">
                <text:p>0.0064672005529206</text:p>
              </table:table-cell>
              <table:table-cell office:value-type="float" office:value="0.005854318">
                <text:p>0.005854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560933019710436">
                <text:p>0.00560933019710436</text:p>
              </table:table-cell>
              <table:table-cell office:value-type="float" office:value="0.005025662">
                <text:p>0.005025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47381764448804">
                <text:p>0.0047381764448804</text:p>
              </table:table-cell>
              <table:table-cell office:value-type="float" office:value="0.004206293">
                <text:p>0.0042062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385796759667013">
                <text:p>0.00385796759667013</text:p>
              </table:table-cell>
              <table:table-cell office:value-type="float" office:value="0.003397526">
                <text:p>0.0033975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297329965317701">
                <text:p>0.00297329965317701</text:p>
              </table:table-cell>
              <table:table-cell office:value-type="float" office:value="0.002600735">
                <text:p>0.002600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208072299021988">
                <text:p>0.00208072299021988</text:p>
              </table:table-cell>
              <table:table-cell office:value-type="float" office:value="0.001817345">
                <text:p>0.001817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12827883841108">
                <text:p>0.00112827883841108</text:p>
              </table:table-cell>
              <table:table-cell office:value-type="float" office:value="0.001048836">
                <text:p>0.0010488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1.898cm" svg:y="0.995cm" style:legend-expansion="custom" chartooo:width="4.341cm" chartooo:height="2.626cm" style:legend-expansion-aspect-ratio="1.65308453922315" chart:style-name="ch2"/>
        <chart:plot-area chart:style-name="ch3" table:cell-range-address="coupled3.A9:coupled3.A58 coupled3.G8:coupled3.G58" chart:data-source-has-labels="row" svg:x="1.473cm" svg:y="0.227cm" svg:width="15.736cm" svg:height="9.656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3.G9:coupled3.G58" chart:label-cell-address="coupled3.G8:coupled3.G8" chart:class="chart:scatter">
            <chart:domain table:cell-range-address="coupled3.A9:coupled3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temp [C]</text:p>
                <draw:g>
                  <svg:desc>coupled3.G8:coupled3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3.A9:coupled3.A58</svg:desc>
                </draw:g>
              </table:table-cell>
              <table:table-cell office:value-type="float" office:value="872.7453">
                <text:p>872.7453</text:p>
                <draw:g>
                  <svg:desc>coupled3.G9:coupled3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72.1124">
                <text:p>872.1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70.8479">
                <text:p>870.8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68.9544">
                <text:p>868.9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66.4357">
                <text:p>866.4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63.2969">
                <text:p>863.2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859.5441">
                <text:p>859.5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55.185">
                <text:p>855.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850.228">
                <text:p>850.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844.6828">
                <text:p>844.68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838.5601">
                <text:p>838.5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831.8716">
                <text:p>831.8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24.6298">
                <text:p>824.6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816.8483">
                <text:p>816.8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808.5413">
                <text:p>808.5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799.7237">
                <text:p>799.7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790.4113">
                <text:p>790.4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780.6203">
                <text:p>780.62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770.3676">
                <text:p>770.3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759.6705">
                <text:p>759.6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748.5468">
                <text:p>748.5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737.0148">
                <text:p>737.0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725.0931">
                <text:p>725.0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712.8006">
                <text:p>712.8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700.1565">
                <text:p>700.1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687.1804">
                <text:p>687.1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673.892">
                <text:p>673.8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660.3113">
                <text:p>660.31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646.4584">
                <text:p>646.4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632.354">
                <text:p>632.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618.0184">
                <text:p>618.0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603.4727">
                <text:p>603.47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588.7378">
                <text:p>588.73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573.835">
                <text:p>573.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558.7858">
                <text:p>558.7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543.6119">
                <text:p>543.6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528.3354">
                <text:p>528.33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512.9784">
                <text:p>512.9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497.5634">
                <text:p>497.56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482.1133">
                <text:p>482.1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466.651">
                <text:p>466.6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451.1999">
                <text:p>451.1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435.7836">
                <text:p>435.7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420.426">
                <text:p>420.4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405.1513">
                <text:p>405.15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389.9839">
                <text:p>389.98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374.9484">
                <text:p>374.94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360.0695">
                <text:p>360.06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345.3723">
                <text:p>345.3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330.8771">
                <text:p>330.87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2.283cm" svg:y="0.227cm" style:legend-expansion="custom" chartooo:width="4.505cm" chartooo:height="2.132cm" style:legend-expansion-aspect-ratio="2.11303939962477" chart:style-name="ch2"/>
        <chart:plot-area chart:style-name="ch3" table:cell-range-address="coupled3.A9:coupled3.A58 coupled3.H8:coupled3.H58" chart:data-source-has-labels="row" svg:x="1.208cm" svg:y="0.228cm" svg:width="16.001cm" svg:height="9.655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3.H9:coupled3.H58" chart:label-cell-address="coupled3.H8:coupled3.H8" chart:class="chart:scatter">
            <chart:domain table:cell-range-address="coupled3.A9:coupled3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power [W/m3]</text:p>
                <draw:g>
                  <svg:desc>coupled3.H8:coupled3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3.A9:coupled3.A58</svg:desc>
                </draw:g>
              </table:table-cell>
              <table:table-cell office:value-type="float" office:value="72377.56">
                <text:p>72377.56</text:p>
                <draw:g>
                  <svg:desc>coupled3.H9:coupled3.H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2275.59">
                <text:p>72275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2072.22">
                <text:p>72072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1768.58">
                <text:p>71768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1366.32">
                <text:p>71366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0867.63">
                <text:p>70867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0275.17">
                <text:p>70275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9592.04">
                <text:p>69592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68821.71">
                <text:p>68821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67968">
                <text:p>67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67035.02">
                <text:p>67035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66027.09">
                <text:p>66027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64948.67">
                <text:p>64948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63804.35">
                <text:p>63804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62598.74">
                <text:p>62598.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61336.42">
                <text:p>61336.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60021.9">
                <text:p>6002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58659.57">
                <text:p>58659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57253.64">
                <text:p>57253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55808.08">
                <text:p>55808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54326.63">
                <text:p>54326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2812.74">
                <text:p>52812.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51269.56">
                <text:p>51269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49699.89">
                <text:p>49699.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48106.22">
                <text:p>48106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46490.68">
                <text:p>46490.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44855.07">
                <text:p>44855.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43200.86">
                <text:p>43200.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41529.19">
                <text:p>41529.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39840.92">
                <text:p>39840.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38136.62">
                <text:p>38136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36416.6">
                <text:p>364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34680.99">
                <text:p>34680.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32929.72">
                <text:p>32929.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31162.57">
                <text:p>31162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29379.26">
                <text:p>29379.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27579.45">
                <text:p>27579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25762.79">
                <text:p>25762.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23929">
                <text:p>239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22077.92">
                <text:p>22077.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20209.51">
                <text:p>20209.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18323.99">
                <text:p>18323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6421.83">
                <text:p>16421.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4503.81">
                <text:p>14503.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12571.09">
                <text:p>12571.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10625.25">
                <text:p>10625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8668.336">
                <text:p>8668.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6702.875">
                <text:p>6702.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4731.939">
                <text:p>4731.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2759.164">
                <text:p>2759.1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83cm" svg:height="10.163cm" xlink:href=".." xlink:type="simple" chart:class="chart:scatter" chart:style-name="ch1">
        <chart:legend chart:legend-position="end" svg:x="11.295cm" svg:y="0.545cm" style:legend-expansion="custom" chartooo:width="5.166cm" chartooo:height="4.113cm" style:legend-expansion-aspect-ratio="1.25601750547046" chart:style-name="ch2"/>
        <chart:plot-area chart:style-name="ch3" table:cell-range-address="coupled4.A9:coupled4.A58 coupled4.E9:coupled4.F108" chart:data-source-has-labels="row" svg:x="2.03cm" svg:y="0.228cm" svg:width="15.182cm" svg:height="9.645cm">
          <chartooo:coordinate-region svg:x="2.942cm" svg:y="0.427cm" svg:width="13.99cm" svg:height="8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4.E9:coupled4.E58" loext:label-string="serpent_fast" chart:class="chart:scatter">
            <chart:domain table:cell-range-address="coupled4.A9:coupled4.A58"/>
            <chart:data-point chart:repeated="50"/>
          </chart:series>
          <chart:series chart:style-name="ch8" chart:values-cell-range-address="coupled4.F59:coupled4.F108" loext:label-string="almost_thermal" chart:class="chart:scatter">
            <chart:domain table:cell-range-address="coupled4.A59:coupled4.A108"/>
            <chart:data-point chart:repeated="50"/>
          </chart:series>
          <chart:series chart:style-name="ch9" chart:values-cell-range-address="coupled4.F9:coupled4.F58" loext:label-string="almost_fast" chart:class="chart:scatter">
            <chart:data-point chart:repeated="50"/>
          </chart:series>
          <chart:series chart:style-name="ch10" chart:values-cell-range-address="coupled4.E59:coupled4.E108" loext:label-string="serpent_thermal" chart:class="chart:scatter">
            <chart:domain table:cell-range-address="coupled4.A59:coupled4.A108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pent_fast</text:p>
              </table:table-cell>
              <table:table-cell office:value-type="string">
                <text:p>Column A</text:p>
              </table:table-cell>
              <table:table-cell office:value-type="string">
                <text:p>almost_thermal</text:p>
              </table:table-cell>
              <table:table-cell office:value-type="string">
                <text:p>almost_fast</text:p>
              </table:table-cell>
              <table:table-cell office:value-type="string">
                <text:p>Column A</text:p>
              </table:table-cell>
              <table:table-cell office:value-type="string">
                <text:p>serpent_therm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4.A9:coupled4.A58</svg:desc>
                </draw:g>
              </table:table-cell>
              <table:table-cell office:value-type="float" office:value="0.0132192181385648">
                <text:p>0.0132192181385648</text:p>
                <draw:g>
                  <svg:desc>coupled4.E9:coupled4.E58</svg:desc>
                </draw:g>
              </table:table-cell>
              <table:table-cell office:value-type="float" office:value="1">
                <text:p>1</text:p>
                <draw:g>
                  <svg:desc>coupled4.A59:coupled4.A108</svg:desc>
                </draw:g>
              </table:table-cell>
              <table:table-cell office:value-type="float" office:value="0.01845191">
                <text:p>0.01845191</text:p>
                <draw:g>
                  <svg:desc>coupled4.F59:coupled4.F108</svg:desc>
                </draw:g>
              </table:table-cell>
              <table:table-cell office:value-type="float" office:value="0.01341489">
                <text:p>0.01341489</text:p>
                <draw:g>
                  <svg:desc>coupled4.F9:coupled4.F58</svg:desc>
                </draw:g>
              </table:table-cell>
              <table:table-cell office:value-type="float" office:value="1">
                <text:p>1</text:p>
                <draw:g>
                  <svg:desc>coupled4.A59:coupled4.A108</svg:desc>
                </draw:g>
              </table:table-cell>
              <table:table-cell office:value-type="float" office:value="0.0187649602919256">
                <text:p>0.0187649602919256</text:p>
                <draw:g>
                  <svg:desc>coupled4.E59:coupled4.E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131011668797576">
                <text:p>0.0131011668797576</text:p>
              </table:table-cell>
              <table:table-cell office:value-type="float" office:value="3">
                <text:p>3</text:p>
              </table:table-cell>
              <table:table-cell office:value-type="float" office:value="0.01843167">
                <text:p>0.01843167</text:p>
              </table:table-cell>
              <table:table-cell office:value-type="float" office:value="0.01340017">
                <text:p>0.01340017</text:p>
              </table:table-cell>
              <table:table-cell office:value-type="float" office:value="3">
                <text:p>3</text:p>
              </table:table-cell>
              <table:table-cell office:value-type="float" office:value="0.0186189775034052">
                <text:p>0.0186189775034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3028707085579">
                <text:p>0.013028707085579</text:p>
              </table:table-cell>
              <table:table-cell office:value-type="float" office:value="5">
                <text:p>5</text:p>
              </table:table-cell>
              <table:table-cell office:value-type="float" office:value="0.01839122">
                <text:p>0.01839122</text:p>
              </table:table-cell>
              <table:table-cell office:value-type="float" office:value="0.01337076">
                <text:p>0.01337076</text:p>
              </table:table-cell>
              <table:table-cell office:value-type="float" office:value="5">
                <text:p>5</text:p>
              </table:table-cell>
              <table:table-cell office:value-type="float" office:value="0.0183294987335259">
                <text:p>0.0183294987335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129892425371455">
                <text:p>0.0129892425371455</text:p>
              </table:table-cell>
              <table:table-cell office:value-type="float" office:value="7">
                <text:p>7</text:p>
              </table:table-cell>
              <table:table-cell office:value-type="float" office:value="0.01833062">
                <text:p>0.01833062</text:p>
              </table:table-cell>
              <table:table-cell office:value-type="float" office:value="0.0133267">
                <text:p>0.0133267</text:p>
              </table:table-cell>
              <table:table-cell office:value-type="float" office:value="7">
                <text:p>7</text:p>
              </table:table-cell>
              <table:table-cell office:value-type="float" office:value="0.0183120910833949">
                <text:p>0.0183120910833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129600530212708">
                <text:p>0.0129600530212708</text:p>
              </table:table-cell>
              <table:table-cell office:value-type="float" office:value="9">
                <text:p>9</text:p>
              </table:table-cell>
              <table:table-cell office:value-type="float" office:value="0.01824998">
                <text:p>0.01824998</text:p>
              </table:table-cell>
              <table:table-cell office:value-type="float" office:value="0.01326806">
                <text:p>0.01326806</text:p>
              </table:table-cell>
              <table:table-cell office:value-type="float" office:value="9">
                <text:p>9</text:p>
              </table:table-cell>
              <table:table-cell office:value-type="float" office:value="0.0182782777571739">
                <text:p>0.0182782777571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128587069436383">
                <text:p>0.0128587069436383</text:p>
              </table:table-cell>
              <table:table-cell office:value-type="float" office:value="11">
                <text:p>11</text:p>
              </table:table-cell>
              <table:table-cell office:value-type="float" office:value="0.01814943">
                <text:p>0.01814943</text:p>
              </table:table-cell>
              <table:table-cell office:value-type="float" office:value="0.01319495">
                <text:p>0.01319495</text:p>
              </table:table-cell>
              <table:table-cell office:value-type="float" office:value="11">
                <text:p>11</text:p>
              </table:table-cell>
              <table:table-cell office:value-type="float" office:value="0.0181712827421044">
                <text:p>0.0181712827421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128498906347951">
                <text:p>0.0128498906347951</text:p>
              </table:table-cell>
              <table:table-cell office:value-type="float" office:value="13">
                <text:p>13</text:p>
              </table:table-cell>
              <table:table-cell office:value-type="float" office:value="0.01802915">
                <text:p>0.01802915</text:p>
              </table:table-cell>
              <table:table-cell office:value-type="float" office:value="0.01310749">
                <text:p>0.01310749</text:p>
              </table:table-cell>
              <table:table-cell office:value-type="float" office:value="13">
                <text:p>13</text:p>
              </table:table-cell>
              <table:table-cell office:value-type="float" office:value="0.0180991333372188">
                <text:p>0.0180991333372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127391528551673">
                <text:p>0.0127391528551673</text:p>
              </table:table-cell>
              <table:table-cell office:value-type="float" office:value="15">
                <text:p>15</text:p>
              </table:table-cell>
              <table:table-cell office:value-type="float" office:value="0.01788932">
                <text:p>0.01788932</text:p>
              </table:table-cell>
              <table:table-cell office:value-type="float" office:value="0.01300583">
                <text:p>0.01300583</text:p>
              </table:table-cell>
              <table:table-cell office:value-type="float" office:value="15">
                <text:p>15</text:p>
              </table:table-cell>
              <table:table-cell office:value-type="float" office:value="0.0179504901443147">
                <text:p>0.0179504901443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126594060893157">
                <text:p>0.0126594060893157</text:p>
              </table:table-cell>
              <table:table-cell office:value-type="float" office:value="17">
                <text:p>17</text:p>
              </table:table-cell>
              <table:table-cell office:value-type="float" office:value="0.01773019">
                <text:p>0.01773019</text:p>
              </table:table-cell>
              <table:table-cell office:value-type="float" office:value="0.01289012">
                <text:p>0.01289012</text:p>
              </table:table-cell>
              <table:table-cell office:value-type="float" office:value="17">
                <text:p>17</text:p>
              </table:table-cell>
              <table:table-cell office:value-type="float" office:value="0.0177662328997292">
                <text:p>0.0177662328997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125077595459372">
                <text:p>0.0125077595459372</text:p>
              </table:table-cell>
              <table:table-cell office:value-type="float" office:value="19">
                <text:p>19</text:p>
              </table:table-cell>
              <table:table-cell office:value-type="float" office:value="0.01755201">
                <text:p>0.01755201</text:p>
              </table:table-cell>
              <table:table-cell office:value-type="float" office:value="0.01276057">
                <text:p>0.01276057</text:p>
              </table:table-cell>
              <table:table-cell office:value-type="float" office:value="19">
                <text:p>19</text:p>
              </table:table-cell>
              <table:table-cell office:value-type="float" office:value="0.0175991990906721">
                <text:p>0.0175991990906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123819298692059">
                <text:p>0.0123819298692059</text:p>
              </table:table-cell>
              <table:table-cell office:value-type="float" office:value="21">
                <text:p>21</text:p>
              </table:table-cell>
              <table:table-cell office:value-type="float" office:value="0.01735509">
                <text:p>0.01735509</text:p>
              </table:table-cell>
              <table:table-cell office:value-type="float" office:value="0.01261739">
                <text:p>0.01261739</text:p>
              </table:table-cell>
              <table:table-cell office:value-type="float" office:value="21">
                <text:p>21</text:p>
              </table:table-cell>
              <table:table-cell office:value-type="float" office:value="0.0173707321989551">
                <text:p>0.0173707321989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122155826788571">
                <text:p>0.0122155826788571</text:p>
              </table:table-cell>
              <table:table-cell office:value-type="float" office:value="23">
                <text:p>23</text:p>
              </table:table-cell>
              <table:table-cell office:value-type="float" office:value="0.01713975">
                <text:p>0.01713975</text:p>
              </table:table-cell>
              <table:table-cell office:value-type="float" office:value="0.01246081">
                <text:p>0.01246081</text:p>
              </table:table-cell>
              <table:table-cell office:value-type="float" office:value="23">
                <text:p>23</text:p>
              </table:table-cell>
              <table:table-cell office:value-type="float" office:value="0.0171661154659627">
                <text:p>0.01716611546596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120651647000882">
                <text:p>0.0120651647000882</text:p>
              </table:table-cell>
              <table:table-cell office:value-type="float" office:value="25">
                <text:p>25</text:p>
              </table:table-cell>
              <table:table-cell office:value-type="float" office:value="0.01690634">
                <text:p>0.01690634</text:p>
              </table:table-cell>
              <table:table-cell office:value-type="float" office:value="0.01229111">
                <text:p>0.01229111</text:p>
              </table:table-cell>
              <table:table-cell office:value-type="float" office:value="25">
                <text:p>25</text:p>
              </table:table-cell>
              <table:table-cell office:value-type="float" office:value="0.0169971944976335">
                <text:p>0.0169971944976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118912227186147">
                <text:p>0.0118912227186147</text:p>
              </table:table-cell>
              <table:table-cell office:value-type="float" office:value="27">
                <text:p>27</text:p>
              </table:table-cell>
              <table:table-cell office:value-type="float" office:value="0.01665526">
                <text:p>0.01665526</text:p>
              </table:table-cell>
              <table:table-cell office:value-type="float" office:value="0.01210855">
                <text:p>0.01210855</text:p>
              </table:table-cell>
              <table:table-cell office:value-type="float" office:value="27">
                <text:p>27</text:p>
              </table:table-cell>
              <table:table-cell office:value-type="float" office:value="0.0167523699433423">
                <text:p>0.0167523699433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116923008621605">
                <text:p>0.0116923008621605</text:p>
              </table:table-cell>
              <table:table-cell office:value-type="float" office:value="29">
                <text:p>29</text:p>
              </table:table-cell>
              <table:table-cell office:value-type="float" office:value="0.01638692">
                <text:p>0.01638692</text:p>
              </table:table-cell>
              <table:table-cell office:value-type="float" office:value="0.01191344">
                <text:p>0.01191344</text:p>
              </table:table-cell>
              <table:table-cell office:value-type="float" office:value="29">
                <text:p>29</text:p>
              </table:table-cell>
              <table:table-cell office:value-type="float" office:value="0.0164855940980647">
                <text:p>0.0164855940980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114496882904833">
                <text:p>0.0114496882904833</text:p>
              </table:table-cell>
              <table:table-cell office:value-type="float" office:value="31">
                <text:p>31</text:p>
              </table:table-cell>
              <table:table-cell office:value-type="float" office:value="0.01610176">
                <text:p>0.01610176</text:p>
              </table:table-cell>
              <table:table-cell office:value-type="float" office:value="0.01170611">
                <text:p>0.01170611</text:p>
              </table:table-cell>
              <table:table-cell office:value-type="float" office:value="31">
                <text:p>31</text:p>
              </table:table-cell>
              <table:table-cell office:value-type="float" office:value="0.0161770629990518">
                <text:p>0.0161770629990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1127416497398">
                <text:p>0.01127416497398</text:p>
              </table:table-cell>
              <table:table-cell office:value-type="float" office:value="33">
                <text:p>33</text:p>
              </table:table-cell>
              <table:table-cell office:value-type="float" office:value="0.01580025">
                <text:p>0.01580025</text:p>
              </table:table-cell>
              <table:table-cell office:value-type="float" office:value="0.01148689">
                <text:p>0.01148689</text:p>
              </table:table-cell>
              <table:table-cell office:value-type="float" office:value="33">
                <text:p>33</text:p>
              </table:table-cell>
              <table:table-cell office:value-type="float" office:value="0.0158612266950436">
                <text:p>0.0158612266950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110553702850559">
                <text:p>0.0110553702850559</text:p>
              </table:table-cell>
              <table:table-cell office:value-type="float" office:value="35">
                <text:p>35</text:p>
              </table:table-cell>
              <table:table-cell office:value-type="float" office:value="0.0154829">
                <text:p>0.0154829</text:p>
              </table:table-cell>
              <table:table-cell office:value-type="float" office:value="0.01125614">
                <text:p>0.01125614</text:p>
              </table:table-cell>
              <table:table-cell office:value-type="float" office:value="35">
                <text:p>35</text:p>
              </table:table-cell>
              <table:table-cell office:value-type="float" office:value="0.0155706547227933">
                <text:p>0.0155706547227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108340337825921">
                <text:p>0.0108340337825921</text:p>
              </table:table-cell>
              <table:table-cell office:value-type="float" office:value="37">
                <text:p>37</text:p>
              </table:table-cell>
              <table:table-cell office:value-type="float" office:value="0.01515021">
                <text:p>0.01515021</text:p>
              </table:table-cell>
              <table:table-cell office:value-type="float" office:value="0.01101426">
                <text:p>0.01101426</text:p>
              </table:table-cell>
              <table:table-cell office:value-type="float" office:value="37">
                <text:p>37</text:p>
              </table:table-cell>
              <table:table-cell office:value-type="float" office:value="0.0152349810316857">
                <text:p>0.0152349810316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105792975529936">
                <text:p>0.0105792975529936</text:p>
              </table:table-cell>
              <table:table-cell office:value-type="float" office:value="39">
                <text:p>39</text:p>
              </table:table-cell>
              <table:table-cell office:value-type="float" office:value="0.01480273">
                <text:p>0.01480273</text:p>
              </table:table-cell>
              <table:table-cell office:value-type="float" office:value="0.01076162">
                <text:p>0.01076162</text:p>
              </table:table-cell>
              <table:table-cell office:value-type="float" office:value="39">
                <text:p>39</text:p>
              </table:table-cell>
              <table:table-cell office:value-type="float" office:value="0.0148749582823092">
                <text:p>0.0148749582823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103255365512381">
                <text:p>0.0103255365512381</text:p>
              </table:table-cell>
              <table:table-cell office:value-type="float" office:value="41">
                <text:p>41</text:p>
              </table:table-cell>
              <table:table-cell office:value-type="float" office:value="0.01444105">
                <text:p>0.01444105</text:p>
              </table:table-cell>
              <table:table-cell office:value-type="float" office:value="0.01049865">
                <text:p>0.01049865</text:p>
              </table:table-cell>
              <table:table-cell office:value-type="float" office:value="41">
                <text:p>41</text:p>
              </table:table-cell>
              <table:table-cell office:value-type="float" office:value="0.0145260647830674">
                <text:p>0.0145260647830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100578527768478">
                <text:p>0.0100578527768478</text:p>
              </table:table-cell>
              <table:table-cell office:value-type="float" office:value="43">
                <text:p>43</text:p>
              </table:table-cell>
              <table:table-cell office:value-type="float" office:value="0.01406573">
                <text:p>0.01406573</text:p>
              </table:table-cell>
              <table:table-cell office:value-type="float" office:value="0.01022578">
                <text:p>0.01022578</text:p>
              </table:table-cell>
              <table:table-cell office:value-type="float" office:value="43">
                <text:p>43</text:p>
              </table:table-cell>
              <table:table-cell office:value-type="float" office:value="0.0141587084986737">
                <text:p>0.0141587084986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980936015096114">
                <text:p>0.00980936015096114</text:p>
              </table:table-cell>
              <table:table-cell office:value-type="float" office:value="45">
                <text:p>45</text:p>
              </table:table-cell>
              <table:table-cell office:value-type="float" office:value="0.01367741">
                <text:p>0.01367741</text:p>
              </table:table-cell>
              <table:table-cell office:value-type="float" office:value="0.009943442">
                <text:p>0.009943442</text:p>
              </table:table-cell>
              <table:table-cell office:value-type="float" office:value="45">
                <text:p>45</text:p>
              </table:table-cell>
              <table:table-cell office:value-type="float" office:value="0.0137799138469377">
                <text:p>0.0137799138469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0954748746107552">
                <text:p>0.00954748746107552</text:p>
              </table:table-cell>
              <table:table-cell office:value-type="float" office:value="47">
                <text:p>47</text:p>
              </table:table-cell>
              <table:table-cell office:value-type="float" office:value="0.0132767">
                <text:p>0.0132767</text:p>
              </table:table-cell>
              <table:table-cell office:value-type="float" office:value="0.009652109">
                <text:p>0.009652109</text:p>
              </table:table-cell>
              <table:table-cell office:value-type="float" office:value="47">
                <text:p>47</text:p>
              </table:table-cell>
              <table:table-cell office:value-type="float" office:value="0.0133883852120037">
                <text:p>0.0133883852120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0924216149768203">
                <text:p>0.00924216149768203</text:p>
              </table:table-cell>
              <table:table-cell office:value-type="float" office:value="49">
                <text:p>49</text:p>
              </table:table-cell>
              <table:table-cell office:value-type="float" office:value="0.01286427">
                <text:p>0.01286427</text:p>
              </table:table-cell>
              <table:table-cell office:value-type="float" office:value="0.00935225">
                <text:p>0.00935225</text:p>
              </table:table-cell>
              <table:table-cell office:value-type="float" office:value="49">
                <text:p>49</text:p>
              </table:table-cell>
              <table:table-cell office:value-type="float" office:value="0.0129979239221412">
                <text:p>0.0129979239221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0898196331983934">
                <text:p>0.00898196331983934</text:p>
              </table:table-cell>
              <table:table-cell office:value-type="float" office:value="51">
                <text:p>51</text:p>
              </table:table-cell>
              <table:table-cell office:value-type="float" office:value="0.01244077">
                <text:p>0.01244077</text:p>
              </table:table-cell>
              <table:table-cell office:value-type="float" office:value="0.009044349">
                <text:p>0.009044349</text:p>
              </table:table-cell>
              <table:table-cell office:value-type="float" office:value="51">
                <text:p>51</text:p>
              </table:table-cell>
              <table:table-cell office:value-type="float" office:value="0.0125981263300316">
                <text:p>0.0125981263300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0867072556793277">
                <text:p>0.00867072556793277</text:p>
              </table:table-cell>
              <table:table-cell office:value-type="float" office:value="53">
                <text:p>53</text:p>
              </table:table-cell>
              <table:table-cell office:value-type="float" office:value="0.01200689">
                <text:p>0.01200689</text:p>
              </table:table-cell>
              <table:table-cell office:value-type="float" office:value="0.008728904">
                <text:p>0.008728904</text:p>
              </table:table-cell>
              <table:table-cell office:value-type="float" office:value="53">
                <text:p>53</text:p>
              </table:table-cell>
              <table:table-cell office:value-type="float" office:value="0.0121865792978478">
                <text:p>0.0121865792978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0835314533428724">
                <text:p>0.00835314533428724</text:p>
              </table:table-cell>
              <table:table-cell office:value-type="float" office:value="55">
                <text:p>55</text:p>
              </table:table-cell>
              <table:table-cell office:value-type="float" office:value="0.01156334">
                <text:p>0.01156334</text:p>
              </table:table-cell>
              <table:table-cell office:value-type="float" office:value="0.008406423">
                <text:p>0.008406423</text:p>
              </table:table-cell>
              <table:table-cell office:value-type="float" office:value="55">
                <text:p>55</text:p>
              </table:table-cell>
              <table:table-cell office:value-type="float" office:value="0.0117642680002719">
                <text:p>0.0117642680002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0803077467336336">
                <text:p>0.00803077467336336</text:p>
              </table:table-cell>
              <table:table-cell office:value-type="float" office:value="57">
                <text:p>57</text:p>
              </table:table-cell>
              <table:table-cell office:value-type="float" office:value="0.01111081">
                <text:p>0.01111081</text:p>
              </table:table-cell>
              <table:table-cell office:value-type="float" office:value="0.008077425">
                <text:p>0.008077425</text:p>
              </table:table-cell>
              <table:table-cell office:value-type="float" office:value="57">
                <text:p>57</text:p>
              </table:table-cell>
              <table:table-cell office:value-type="float" office:value="0.0113122219539667">
                <text:p>0.0113122219539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0769815182569691">
                <text:p>0.00769815182569691</text:p>
              </table:table-cell>
              <table:table-cell office:value-type="float" office:value="59">
                <text:p>59</text:p>
              </table:table-cell>
              <table:table-cell office:value-type="float" office:value="0.01065004">
                <text:p>0.01065004</text:p>
              </table:table-cell>
              <table:table-cell office:value-type="float" office:value="0.007742437">
                <text:p>0.007742437</text:p>
              </table:table-cell>
              <table:table-cell office:value-type="float" office:value="59">
                <text:p>59</text:p>
              </table:table-cell>
              <table:table-cell office:value-type="float" office:value="0.0108261316143016">
                <text:p>0.0108261316143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0737874473546508">
                <text:p>0.00737874473546508</text:p>
              </table:table-cell>
              <table:table-cell office:value-type="float" office:value="61">
                <text:p>61</text:p>
              </table:table-cell>
              <table:table-cell office:value-type="float" office:value="0.01018176">
                <text:p>0.01018176</text:p>
              </table:table-cell>
              <table:table-cell office:value-type="float" office:value="0.007401993">
                <text:p>0.007401993</text:p>
              </table:table-cell>
              <table:table-cell office:value-type="float" office:value="61">
                <text:p>61</text:p>
              </table:table-cell>
              <table:table-cell office:value-type="float" office:value="0.0103659796246826">
                <text:p>0.0103659796246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0703646299998601">
                <text:p>0.00703646299998601</text:p>
              </table:table-cell>
              <table:table-cell office:value-type="float" office:value="63">
                <text:p>63</text:p>
              </table:table-cell>
              <table:table-cell office:value-type="float" office:value="0.00970672">
                <text:p>0.00970672</text:p>
              </table:table-cell>
              <table:table-cell office:value-type="float" office:value="0.007056636">
                <text:p>0.007056636</text:p>
              </table:table-cell>
              <table:table-cell office:value-type="float" office:value="63">
                <text:p>63</text:p>
              </table:table-cell>
              <table:table-cell office:value-type="float" office:value="0.00985832841813956">
                <text:p>0.00985832841813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0669547420169016">
                <text:p>0.00669547420169016</text:p>
              </table:table-cell>
              <table:table-cell office:value-type="float" office:value="65">
                <text:p>65</text:p>
              </table:table-cell>
              <table:table-cell office:value-type="float" office:value="0.009225664">
                <text:p>0.009225664</text:p>
              </table:table-cell>
              <table:table-cell office:value-type="float" office:value="0.006706914">
                <text:p>0.006706914</text:p>
              </table:table-cell>
              <table:table-cell office:value-type="float" office:value="65">
                <text:p>65</text:p>
              </table:table-cell>
              <table:table-cell office:value-type="float" office:value="0.00939131439017631">
                <text:p>0.009391314390176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0634917686321157">
                <text:p>0.00634917686321157</text:p>
              </table:table-cell>
              <table:table-cell office:value-type="float" office:value="67">
                <text:p>67</text:p>
              </table:table-cell>
              <table:table-cell office:value-type="float" office:value="0.008739353">
                <text:p>0.008739353</text:p>
              </table:table-cell>
              <table:table-cell office:value-type="float" office:value="0.006353381">
                <text:p>0.006353381</text:p>
              </table:table-cell>
              <table:table-cell office:value-type="float" office:value="67">
                <text:p>67</text:p>
              </table:table-cell>
              <table:table-cell office:value-type="float" office:value="0.00890352800076099">
                <text:p>0.00890352800076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0598486840941091">
                <text:p>0.00598486840941091</text:p>
              </table:table-cell>
              <table:table-cell office:value-type="float" office:value="69">
                <text:p>69</text:p>
              </table:table-cell>
              <table:table-cell office:value-type="float" office:value="0.008248546">
                <text:p>0.008248546</text:p>
              </table:table-cell>
              <table:table-cell office:value-type="float" office:value="0.005996596">
                <text:p>0.005996596</text:p>
              </table:table-cell>
              <table:table-cell office:value-type="float" office:value="69">
                <text:p>69</text:p>
              </table:table-cell>
              <table:table-cell office:value-type="float" office:value="0.00839967235833486">
                <text:p>0.008399672358334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0563802413389034">
                <text:p>0.00563802413389034</text:p>
              </table:table-cell>
              <table:table-cell office:value-type="float" office:value="71">
                <text:p>71</text:p>
              </table:table-cell>
              <table:table-cell office:value-type="float" office:value="0.007754003">
                <text:p>0.007754003</text:p>
              </table:table-cell>
              <table:table-cell office:value-type="float" office:value="0.00563712">
                <text:p>0.00563712</text:p>
              </table:table-cell>
              <table:table-cell office:value-type="float" office:value="71">
                <text:p>71</text:p>
              </table:table-cell>
              <table:table-cell office:value-type="float" office:value="0.00790570132544228">
                <text:p>0.007905701325442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052955435061459">
                <text:p>0.0052955435061459</text:p>
              </table:table-cell>
              <table:table-cell office:value-type="float" office:value="73">
                <text:p>73</text:p>
              </table:table-cell>
              <table:table-cell office:value-type="float" office:value="0.007256481">
                <text:p>0.007256481</text:p>
              </table:table-cell>
              <table:table-cell office:value-type="float" office:value="0.005275521">
                <text:p>0.005275521</text:p>
              </table:table-cell>
              <table:table-cell office:value-type="float" office:value="73">
                <text:p>73</text:p>
              </table:table-cell>
              <table:table-cell office:value-type="float" office:value="0.00743190911894444">
                <text:p>0.00743190911894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0493179966048773">
                <text:p>0.00493179966048773</text:p>
              </table:table-cell>
              <table:table-cell office:value-type="float" office:value="75">
                <text:p>75</text:p>
              </table:table-cell>
              <table:table-cell office:value-type="float" office:value="0.006756724">
                <text:p>0.006756724</text:p>
              </table:table-cell>
              <table:table-cell office:value-type="float" office:value="0.004912368">
                <text:p>0.004912368</text:p>
              </table:table-cell>
              <table:table-cell office:value-type="float" office:value="75">
                <text:p>75</text:p>
              </table:table-cell>
              <table:table-cell office:value-type="float" office:value="0.00692564945548476">
                <text:p>0.00692564945548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0456687878049147">
                <text:p>0.00456687878049147</text:p>
              </table:table-cell>
              <table:table-cell office:value-type="float" office:value="77">
                <text:p>77</text:p>
              </table:table-cell>
              <table:table-cell office:value-type="float" office:value="0.006255454">
                <text:p>0.006255454</text:p>
              </table:table-cell>
              <table:table-cell office:value-type="float" office:value="0.004548236">
                <text:p>0.004548236</text:p>
              </table:table-cell>
              <table:table-cell office:value-type="float" office:value="77">
                <text:p>77</text:p>
              </table:table-cell>
              <table:table-cell office:value-type="float" office:value="0.00642985679596198">
                <text:p>0.006429856795961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421191470984791">
                <text:p>0.00421191470984791</text:p>
              </table:table-cell>
              <table:table-cell office:value-type="float" office:value="79">
                <text:p>79</text:p>
              </table:table-cell>
              <table:table-cell office:value-type="float" office:value="0.005753355">
                <text:p>0.005753355</text:p>
              </table:table-cell>
              <table:table-cell office:value-type="float" office:value="0.004183708">
                <text:p>0.004183708</text:p>
              </table:table-cell>
              <table:table-cell office:value-type="float" office:value="79">
                <text:p>79</text:p>
              </table:table-cell>
              <table:table-cell office:value-type="float" office:value="0.00593365559518473">
                <text:p>0.005933655595184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386036421540997">
                <text:p>0.00386036421540997</text:p>
              </table:table-cell>
              <table:table-cell office:value-type="float" office:value="81">
                <text:p>81</text:p>
              </table:table-cell>
              <table:table-cell office:value-type="float" office:value="0.005251047">
                <text:p>0.005251047</text:p>
              </table:table-cell>
              <table:table-cell office:value-type="float" office:value="0.00381938">
                <text:p>0.00381938</text:p>
              </table:table-cell>
              <table:table-cell office:value-type="float" office:value="81">
                <text:p>81</text:p>
              </table:table-cell>
              <table:table-cell office:value-type="float" office:value="0.00541599353087099">
                <text:p>0.005415993530870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350035922450827">
                <text:p>0.00350035922450827</text:p>
              </table:table-cell>
              <table:table-cell office:value-type="float" office:value="83">
                <text:p>83</text:p>
              </table:table-cell>
              <table:table-cell office:value-type="float" office:value="0.004749031">
                <text:p>0.004749031</text:p>
              </table:table-cell>
              <table:table-cell office:value-type="float" office:value="0.00345587">
                <text:p>0.00345587</text:p>
              </table:table-cell>
              <table:table-cell office:value-type="float" office:value="83">
                <text:p>83</text:p>
              </table:table-cell>
              <table:table-cell office:value-type="float" office:value="0.00488871761408359">
                <text:p>0.00488871761408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315200419385051">
                <text:p>0.00315200419385051</text:p>
              </table:table-cell>
              <table:table-cell office:value-type="float" office:value="85">
                <text:p>85</text:p>
              </table:table-cell>
              <table:table-cell office:value-type="float" office:value="0.004247616">
                <text:p>0.004247616</text:p>
              </table:table-cell>
              <table:table-cell office:value-type="float" office:value="0.003093834">
                <text:p>0.003093834</text:p>
              </table:table-cell>
              <table:table-cell office:value-type="float" office:value="85">
                <text:p>85</text:p>
              </table:table-cell>
              <table:table-cell office:value-type="float" office:value="0.00438925054079955">
                <text:p>0.004389250540799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280341262550117">
                <text:p>0.00280341262550117</text:p>
              </table:table-cell>
              <table:table-cell office:value-type="float" office:value="87">
                <text:p>87</text:p>
              </table:table-cell>
              <table:table-cell office:value-type="float" office:value="0.003746779">
                <text:p>0.003746779</text:p>
              </table:table-cell>
              <table:table-cell office:value-type="float" office:value="0.002733997">
                <text:p>0.002733997</text:p>
              </table:table-cell>
              <table:table-cell office:value-type="float" office:value="87">
                <text:p>87</text:p>
              </table:table-cell>
              <table:table-cell office:value-type="float" office:value="0.0039006155001706">
                <text:p>0.0039006155001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244149293590099">
                <text:p>0.00244149293590099</text:p>
              </table:table-cell>
              <table:table-cell office:value-type="float" office:value="89">
                <text:p>89</text:p>
              </table:table-cell>
              <table:table-cell office:value-type="float" office:value="0.003245928">
                <text:p>0.003245928</text:p>
              </table:table-cell>
              <table:table-cell office:value-type="float" office:value="0.002377208">
                <text:p>0.002377208</text:p>
              </table:table-cell>
              <table:table-cell office:value-type="float" office:value="89">
                <text:p>89</text:p>
              </table:table-cell>
              <table:table-cell office:value-type="float" office:value="0.00338894575262977">
                <text:p>0.003388945752629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209044419086271">
                <text:p>0.00209044419086271</text:p>
              </table:table-cell>
              <table:table-cell office:value-type="float" office:value="91">
                <text:p>91</text:p>
              </table:table-cell>
              <table:table-cell office:value-type="float" office:value="0.0027435">
                <text:p>0.0027435</text:p>
              </table:table-cell>
              <table:table-cell office:value-type="float" office:value="0.002024525">
                <text:p>0.002024525</text:p>
              </table:table-cell>
              <table:table-cell office:value-type="float" office:value="91">
                <text:p>91</text:p>
              </table:table-cell>
              <table:table-cell office:value-type="float" office:value="0.00286361762196075">
                <text:p>0.00286361762196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173590594283475">
                <text:p>0.00173590594283475</text:p>
              </table:table-cell>
              <table:table-cell office:value-type="float" office:value="93">
                <text:p>93</text:p>
              </table:table-cell>
              <table:table-cell office:value-type="float" office:value="0.002236263">
                <text:p>0.002236263</text:p>
              </table:table-cell>
              <table:table-cell office:value-type="float" office:value="0.001677374">
                <text:p>0.001677374</text:p>
              </table:table-cell>
              <table:table-cell office:value-type="float" office:value="93">
                <text:p>93</text:p>
              </table:table-cell>
              <table:table-cell office:value-type="float" office:value="0.0023261246593471">
                <text:p>0.00232612465934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138007571665573">
                <text:p>0.00138007571665573</text:p>
              </table:table-cell>
              <table:table-cell office:value-type="float" office:value="95">
                <text:p>95</text:p>
              </table:table-cell>
              <table:table-cell office:value-type="float" office:value="0.001718127">
                <text:p>0.001718127</text:p>
              </table:table-cell>
              <table:table-cell office:value-type="float" office:value="0.001337819">
                <text:p>0.001337819</text:p>
              </table:table-cell>
              <table:table-cell office:value-type="float" office:value="95">
                <text:p>95</text:p>
              </table:table-cell>
              <table:table-cell office:value-type="float" office:value="0.00177143775421007">
                <text:p>0.001771437754210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10218870442709">
                <text:p>0.0010218870442709</text:p>
              </table:table-cell>
              <table:table-cell office:value-type="float" office:value="97">
                <text:p>97</text:p>
              </table:table-cell>
              <table:table-cell office:value-type="float" office:value="0.001178084">
                <text:p>0.001178084</text:p>
              </table:table-cell>
              <table:table-cell office:value-type="float" office:value="0.001009023">
                <text:p>0.001009023</text:p>
              </table:table-cell>
              <table:table-cell office:value-type="float" office:value="97">
                <text:p>97</text:p>
              </table:table-cell>
              <table:table-cell office:value-type="float" office:value="0.00120089590131758">
                <text:p>0.001200895901317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0658719745003487">
                <text:p>0.000658719745003487</text:p>
              </table:table-cell>
              <table:table-cell office:value-type="float" office:value="99">
                <text:p>99</text:p>
              </table:table-cell>
              <table:table-cell office:value-type="float" office:value="0.0005966787">
                <text:p>0.0005966787</text:p>
              </table:table-cell>
              <table:table-cell office:value-type="float" office:value="0.0006960527">
                <text:p>0.0006960527</text:p>
              </table:table-cell>
              <table:table-cell office:value-type="float" office:value="99">
                <text:p>99</text:p>
              </table:table-cell>
              <table:table-cell office:value-type="float" office:value="0.000586676624395416">
                <text:p>0.0005866766243954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1.898cm" svg:y="0.995cm" style:legend-expansion="custom" chartooo:width="4.341cm" chartooo:height="2.626cm" style:legend-expansion-aspect-ratio="1.65308453922315" chart:style-name="ch2"/>
        <chart:plot-area chart:style-name="ch3" table:cell-range-address="coupled4.A9:coupled4.A58 coupled4.G8:coupled4.G58" chart:data-source-has-labels="row" svg:x="1.843cm" svg:y="0.228cm" svg:width="15.366cm" svg:height="9.655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4.G9:coupled4.G58" chart:label-cell-address="coupled4.G8:coupled4.G8" chart:class="chart:scatter">
            <chart:domain table:cell-range-address="coupled4.A9:coupled4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temp [C]</text:p>
                <draw:g>
                  <svg:desc>coupled4.G8:coupled4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4.A9:coupled4.A58</svg:desc>
                </draw:g>
              </table:table-cell>
              <table:table-cell office:value-type="float" office:value="26.85">
                <text:p>26.85</text:p>
                <draw:g>
                  <svg:desc>coupled4.G9:coupled4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26.85">
                <text:p>26.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